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93000004B00015E60FA61A7CF2.png" manifest:media-type="image/png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Arial, Helvetica, sans-serif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69" style:family="table">
      <style:table-properties style:width="80.01mm" table:align="margins"/>
    </style:style>
    <style:style style:name="Table69.A" style:family="table-column">
      <style:table-column-properties style:column-width="80.01mm" style:rel-column-width="65535*"/>
    </style:style>
    <style:style style:name="Table69.A1" style:family="table-cell">
      <style:table-cell-properties fo:padding="0.97mm" fo:border="0.05pt solid #000000"/>
    </style:style>
    <style:style style:name="Table70" style:family="table">
      <style:table-properties style:width="80.01mm" table:align="margins"/>
    </style:style>
    <style:style style:name="Table70.A" style:family="table-column">
      <style:table-column-properties style:column-width="80.01mm" style:rel-column-width="65535*"/>
    </style:style>
    <style:style style:name="Table70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80.01mm" style:rel-column-width="65535*"/>
    </style:style>
    <style:style style:name="Table17.A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74" style:family="table">
      <style:table-properties style:width="80.01mm" table:align="margins"/>
    </style:style>
    <style:style style:name="Table74.A" style:family="table-column">
      <style:table-column-properties style:column-width="80.01mm" style:rel-column-width="65535*"/>
    </style:style>
    <style:style style:name="Table74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0.01mm" table:align="margins"/>
    </style:style>
    <style:style style:name="Table71.A" style:family="table-column">
      <style:table-column-properties style:column-width="80.01mm" style:rel-column-width="65535*"/>
    </style:style>
    <style:style style:name="Table71.A1" style:family="table-cell">
      <style:table-cell-properties fo:padding="0.97mm" fo:border="0.05pt solid #000000"/>
    </style:style>
    <style:style style:name="Table73" style:family="table">
      <style:table-properties style:width="80.01mm" table:align="margins"/>
    </style:style>
    <style:style style:name="Table73.A" style:family="table-column">
      <style:table-column-properties style:column-width="40.01mm" style:rel-column-width="32767*"/>
    </style:style>
    <style:style style:name="Table73.B" style:family="table-column">
      <style:table-column-properties style:column-width="40.01mm" style:rel-column-width="3276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3.A2" style:family="table-cell">
      <style:table-cell-properties fo:padding="0.97mm" fo:border-left="0.05pt solid #000000" fo:border-right="none" fo:border-top="none" fo:border-bottom="0.05pt solid #000000"/>
    </style:style>
    <style:style style:name="Table7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1.2mm" style:rel-column-width="33749*"/>
    </style:style>
    <style:style style:name="Table12.B" style:family="table-column">
      <style:table-column-properties style:column-width="38.81mm" style:rel-column-width="31786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3" style:family="table-cell">
      <style:table-cell-properties fo:padding="0.97mm" fo:border-left="0.05pt solid #000000" fo:border-right="none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4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0.01mm" table:align="margins"/>
    </style:style>
    <style:style style:name="Table72.A" style:family="table-column">
      <style:table-column-properties style:column-width="11.34mm" style:rel-column-width="9289*"/>
    </style:style>
    <style:style style:name="Table72.B" style:family="table-column">
      <style:table-column-properties style:column-width="32.12mm" style:rel-column-width="26309*"/>
    </style:style>
    <style:style style:name="Table72.C" style:family="table-column">
      <style:table-column-properties style:column-width="36.55mm" style:rel-column-width="29937*"/>
    </style:style>
    <style:style style:name="Table7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C1" style:family="table-cell">
      <style:table-cell-properties fo:padding="0.97mm" fo:border="0.05pt solid #000000"/>
    </style:style>
    <style:style style:name="Table7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72.B2" style:family="table-cell">
      <style:table-cell-properties fo:padding="0.97mm" fo:border-left="0.05pt solid #000000" fo:border-right="none" fo:border-top="none" fo:border-bottom="0.05pt solid #000000"/>
    </style:style>
    <style:style style:name="Table7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3" style:family="table-cell">
      <style:table-cell-properties fo:padding="0.97mm" fo:border-left="0.05pt solid #000000" fo:border-right="none" fo:border-top="none" fo:border-bottom="0.05pt solid #000000"/>
    </style:style>
    <style:style style:name="Table72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4" style:family="table-cell">
      <style:table-cell-properties fo:padding="0.97mm" fo:border-left="0.05pt solid #000000" fo:border-right="none" fo:border-top="none" fo:border-bottom="0.05pt solid #000000"/>
    </style:style>
    <style:style style:name="Table72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7.78mm" style:rel-column-width="22755*"/>
    </style:style>
    <style:style style:name="Table32.B" style:family="table-column">
      <style:table-column-properties style:column-width="28.54mm" style:rel-column-width="23376*"/>
    </style:style>
    <style:style style:name="Table32.C" style:family="table-column">
      <style:table-column-properties style:column-width="23.69mm" style:rel-column-width="19404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2.A3" style:family="table-cell">
      <style:table-cell-properties fo:padding="0.97mm" fo:border-left="0.05pt solid #000000" fo:border-right="none" fo:border-top="none" fo:border-bottom="0.05pt solid #000000"/>
    </style:style>
    <style:style style:name="Table32.A4" style:family="table-cell">
      <style:table-cell-properties fo:padding="0.97mm" fo:border-left="0.05pt solid #000000" fo:border-right="none" fo:border-top="none" fo:border-bottom="0.05pt solid #000000"/>
    </style:style>
    <style:style style:name="Table32.A5" style:family="table-cell">
      <style:table-cell-properties fo:padding="0.97mm" fo:border-left="0.05pt solid #000000" fo:border-right="none" fo:border-top="none" fo:border-bottom="0.05pt solid #000000"/>
    </style:style>
    <style:style style:name="Table32.A6" style:family="table-cell">
      <style:table-cell-properties fo:padding="0.97mm" fo:border-left="0.05pt solid #000000" fo:border-right="none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B" style:family="table-column">
      <style:table-column-properties style:column-width="40.01mm" style:rel-column-width="32768*"/>
    </style:style>
    <style:style style:name="Table65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5.B1" style:family="table-cell">
      <style:table-cell-properties fo:padding="0.97mm" fo:border="0.05pt solid #000000"/>
    </style:style>
    <style:style style:name="Table65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0.01mm" table:align="margins"/>
    </style:style>
    <style:style style:name="Table66.A" style:family="table-column">
      <style:table-column-properties style:column-width="13.02mm" style:rel-column-width="10662*"/>
    </style:style>
    <style:style style:name="Table66.B" style:family="table-column">
      <style:table-column-properties style:column-width="3.81mm" style:rel-column-width="3120*"/>
    </style:style>
    <style:style style:name="Table66.C" style:family="table-column">
      <style:table-column-properties style:column-width="23.16mm" style:rel-column-width="18969*"/>
    </style:style>
    <style:style style:name="Table66.D" style:family="table-column">
      <style:table-column-properties style:column-width="9.72mm" style:rel-column-width="7960*"/>
    </style:style>
    <style:style style:name="Table66.E" style:family="table-column">
      <style:table-column-properties style:column-width="30.3mm" style:rel-column-width="24824*"/>
    </style:style>
    <style:style style:name="Table6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6.E1" style:family="table-cell">
      <style:table-cell-properties fo:padding="0.97mm" fo:border="0.05pt solid #000000"/>
    </style:style>
    <style:style style:name="Table66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6.B3" style:family="table-cell">
      <style:table-cell-properties fo:padding="0.97mm" fo:border-left="0.05pt solid #000000" fo:border-right="none" fo:border-top="none" fo:border-bottom="0.05pt solid #000000"/>
    </style:style>
    <style:style style:name="Table6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B4" style:family="table-cell">
      <style:table-cell-properties fo:padding="0.97mm" fo:border-left="0.05pt solid #000000" fo:border-right="none" fo:border-top="none" fo:border-bottom="0.05pt solid #000000"/>
    </style:style>
    <style:style style:name="Table6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97mm" fo:border="0.05pt solid #000000"/>
    </style:style>
    <style:style style:name="Table67" style:family="table">
      <style:table-properties style:width="80.01mm" table:align="margins"/>
    </style:style>
    <style:style style:name="Table67.A" style:family="table-column">
      <style:table-column-properties style:column-width="40.01mm" style:rel-column-width="32767*"/>
    </style:style>
    <style:style style:name="Table67.B" style:family="table-column">
      <style:table-column-properties style:column-width="40.01mm" style:rel-column-width="32768*"/>
    </style:style>
    <style:style style:name="Table6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none" fo:border-top="none" fo:border-bottom="0.05pt solid #000000"/>
    </style:style>
    <style:style style:name="Table6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6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79.82mm" table:align="left"/>
    </style:style>
    <style:style style:name="Table68.A" style:family="table-column">
      <style:table-column-properties style:column-width="36.39mm"/>
    </style:style>
    <style:style style:name="Table68.B" style:family="table-column">
      <style:table-column-properties style:column-width="43.43mm"/>
    </style:style>
    <style:style style:name="Table68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97mm" fo:border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12.12mm"/>
    </style:style>
    <style:style style:name="Table53.G" style:family="table-column">
      <style:table-column-properties style:column-width="4.2mm"/>
    </style:style>
    <style:style style:name="Table53.H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G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9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H12" style:family="table-cell">
      <style:table-cell-properties style:vertical-align="bottom" fo:padding="0.97mm" fo:border="0.05pt solid #000000"/>
    </style:style>
    <style:style style:name="Table63" style:family="table">
      <style:table-properties style:width="79.82mm" table:align="left"/>
    </style:style>
    <style:style style:name="Table63.A" style:family="table-column">
      <style:table-column-properties style:column-width="9.49mm"/>
    </style:style>
    <style:style style:name="Table63.B" style:family="table-column">
      <style:table-column-properties style:column-width="26.9mm"/>
    </style:style>
    <style:style style:name="Table63.C" style:family="table-column">
      <style:table-column-properties style:column-width="12.12mm"/>
    </style:style>
    <style:style style:name="Table63.D" style:family="table-column">
      <style:table-column-properties style:column-width="31.31mm"/>
    </style:style>
    <style:style style:name="Table63.A1" style:family="table-cell">
      <style:table-cell-properties style:vertical-align="bottom" fo:padding="0.97mm" fo:border="0.05pt solid #000000"/>
    </style:style>
    <style:style style:name="Table6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3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text-properties fo:language="zxx" fo:country="none" fo:font-weight="normal" officeooo:rsid="00a1642b" officeooo:paragraph-rsid="023863aa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8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style:font-size-asian="10pt" style:font-size-complex="10pt"/>
    </style:style>
    <style:style style:name="P33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4" style:family="paragraph" style:parent-style-name="Preformatted_20_Text">
      <style:text-properties officeooo:rsid="0022b967" officeooo:paragraph-rsid="00889025"/>
    </style:style>
    <style:style style:name="P35" style:family="paragraph" style:parent-style-name="Preformatted_20_Text">
      <style:text-properties officeooo:rsid="002496e2" officeooo:paragraph-rsid="00889025"/>
    </style:style>
    <style:style style:name="P36" style:family="paragraph" style:parent-style-name="Preformatted_20_Text">
      <style:text-properties officeooo:rsid="002757b1" officeooo:paragraph-rsid="00889025"/>
    </style:style>
    <style:style style:name="P37" style:family="paragraph" style:parent-style-name="Preformatted_20_Text">
      <style:text-properties officeooo:rsid="0028b28a" officeooo:paragraph-rsid="00889025"/>
    </style:style>
    <style:style style:name="P38" style:family="paragraph" style:parent-style-name="Preformatted_20_Text">
      <style:text-properties officeooo:paragraph-rsid="00889025"/>
    </style:style>
    <style:style style:name="P39" style:family="paragraph" style:parent-style-name="Preformatted_20_Text">
      <style:text-properties officeooo:paragraph-rsid="0089f687"/>
    </style:style>
    <style:style style:name="P40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1" style:family="paragraph" style:parent-style-name="Preformatted_20_Text">
      <style:text-properties officeooo:paragraph-rsid="005175dc"/>
    </style:style>
    <style:style style:name="P42" style:family="paragraph" style:parent-style-name="Preformatted_20_Text">
      <style:text-properties officeooo:rsid="001faf32" officeooo:paragraph-rsid="00a70531"/>
    </style:style>
    <style:style style:name="P43" style:family="paragraph" style:parent-style-name="Preformatted_20_Text">
      <style:text-properties fo:font-weight="bold" style:font-weight-asian="bold" style:font-weight-complex="bold"/>
    </style:style>
    <style:style style:name="P44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8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49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0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1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2" style:family="paragraph" style:parent-style-name="Preformatted_20_Text">
      <style:text-properties fo:font-weight="bold" officeooo:paragraph-rsid="01d05ca9" style:font-weight-asian="bold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1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5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6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7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78" style:family="paragraph" style:parent-style-name="Preformatted_20_Text">
      <style:text-properties fo:font-weight="bold" officeooo:paragraph-rsid="02126c10" style:font-weight-asian="bold" style:font-weight-complex="bold"/>
    </style:style>
    <style:style style:name="P79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80" style:family="paragraph" style:parent-style-name="Preformatted_20_Text">
      <style:text-properties fo:font-weight="bold" officeooo:rsid="021e1c62" officeooo:paragraph-rsid="02251b6e" style:font-weight-asian="bold" style:font-weight-complex="bold"/>
    </style:style>
    <style:style style:name="P81" style:family="paragraph" style:parent-style-name="Preformatted_20_Text">
      <style:text-properties fo:font-weight="bold" officeooo:paragraph-rsid="02251b6e" style:font-weight-asian="bold" style:font-weight-complex="bold"/>
    </style:style>
    <style:style style:name="P82" style:family="paragraph" style:parent-style-name="Preformatted_20_Text">
      <style:text-properties officeooo:paragraph-rsid="00c04310"/>
    </style:style>
    <style:style style:name="P83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84" style:family="paragraph" style:parent-style-name="Preformatted_20_Text">
      <style:text-properties officeooo:paragraph-rsid="00cdefb2"/>
    </style:style>
    <style:style style:name="P85" style:family="paragraph" style:parent-style-name="Preformatted_20_Text">
      <style:text-properties officeooo:paragraph-rsid="00d050c0"/>
    </style:style>
    <style:style style:name="P86" style:family="paragraph" style:parent-style-name="Preformatted_20_Text">
      <style:text-properties officeooo:paragraph-rsid="00d7ff43"/>
    </style:style>
    <style:style style:name="P87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88" style:family="paragraph" style:parent-style-name="Preformatted_20_Text">
      <style:text-properties officeooo:paragraph-rsid="00dce054"/>
    </style:style>
    <style:style style:name="P89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90" style:family="paragraph" style:parent-style-name="Preformatted_20_Text">
      <style:text-properties officeooo:rsid="00104606" officeooo:paragraph-rsid="01ff1e4c"/>
    </style:style>
    <style:style style:name="P91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92" style:family="paragraph" style:parent-style-name="Preformatted_20_Text">
      <style:text-properties officeooo:rsid="0009fa69" officeooo:paragraph-rsid="01ff1e4c"/>
    </style:style>
    <style:style style:name="P93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94" style:family="paragraph" style:parent-style-name="Preformatted_20_Text">
      <style:text-properties officeooo:rsid="00ee2877" officeooo:paragraph-rsid="01ff1e4c"/>
    </style:style>
    <style:style style:name="P95" style:family="paragraph" style:parent-style-name="Preformatted_20_Text">
      <style:text-properties officeooo:rsid="00e17379" officeooo:paragraph-rsid="01d4c38d"/>
    </style:style>
    <style:style style:name="P96" style:family="paragraph" style:parent-style-name="Preformatted_20_Text">
      <style:text-properties officeooo:paragraph-rsid="01120ce3"/>
    </style:style>
    <style:style style:name="P97" style:family="paragraph" style:parent-style-name="Preformatted_20_Text">
      <style:text-properties officeooo:rsid="0115c6af" officeooo:paragraph-rsid="0115c6af"/>
    </style:style>
    <style:style style:name="P98" style:family="paragraph" style:parent-style-name="Preformatted_20_Text">
      <style:text-properties style:text-scale="92%"/>
    </style:style>
    <style:style style:name="P99" style:family="paragraph" style:parent-style-name="Preformatted_20_Text">
      <style:text-properties officeooo:rsid="011cfa05" officeooo:paragraph-rsid="01c5f3fa"/>
    </style:style>
    <style:style style:name="P100" style:family="paragraph" style:parent-style-name="Preformatted_20_Text">
      <style:text-properties officeooo:rsid="011d430e" officeooo:paragraph-rsid="01c5f3fa"/>
    </style:style>
    <style:style style:name="P101" style:family="paragraph" style:parent-style-name="Preformatted_20_Text">
      <style:text-properties officeooo:rsid="011ece7d" officeooo:paragraph-rsid="01c5f3fa"/>
    </style:style>
    <style:style style:name="P102" style:family="paragraph" style:parent-style-name="Preformatted_20_Text">
      <style:text-properties officeooo:rsid="01230095" officeooo:paragraph-rsid="01230095"/>
    </style:style>
    <style:style style:name="P103" style:family="paragraph" style:parent-style-name="Preformatted_20_Text">
      <style:text-properties officeooo:rsid="0124e6a9"/>
    </style:style>
    <style:style style:name="P104" style:family="paragraph" style:parent-style-name="Preformatted_20_Text">
      <style:text-properties officeooo:rsid="0124e6a9" officeooo:paragraph-rsid="0124e6a9"/>
    </style:style>
    <style:style style:name="P105" style:family="paragraph" style:parent-style-name="Preformatted_20_Text">
      <style:text-properties officeooo:paragraph-rsid="01286586"/>
    </style:style>
    <style:style style:name="P106" style:family="paragraph" style:parent-style-name="Preformatted_20_Text">
      <style:text-properties officeooo:paragraph-rsid="012b2747"/>
    </style:style>
    <style:style style:name="P107" style:family="paragraph" style:parent-style-name="Preformatted_20_Text">
      <style:text-properties officeooo:paragraph-rsid="012cf6bf"/>
    </style:style>
    <style:style style:name="P108" style:family="paragraph" style:parent-style-name="Preformatted_20_Text">
      <style:text-properties officeooo:rsid="0119c23d" officeooo:paragraph-rsid="012f0456"/>
    </style:style>
    <style:style style:name="P109" style:family="paragraph" style:parent-style-name="Preformatted_20_Text">
      <style:text-properties officeooo:rsid="011a6bc3" officeooo:paragraph-rsid="011a6bc3"/>
    </style:style>
    <style:style style:name="P110" style:family="paragraph" style:parent-style-name="Preformatted_20_Text">
      <style:text-properties officeooo:rsid="011c03e1" officeooo:paragraph-rsid="011c03e1"/>
    </style:style>
    <style:style style:name="P111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12" style:family="paragraph" style:parent-style-name="Preformatted_20_Text">
      <style:text-properties officeooo:rsid="01385b5d" officeooo:paragraph-rsid="01ff1e4c"/>
    </style:style>
    <style:style style:name="P113" style:family="paragraph" style:parent-style-name="Preformatted_20_Text">
      <style:text-properties officeooo:paragraph-rsid="00ec8a4d"/>
    </style:style>
    <style:style style:name="P114" style:family="paragraph" style:parent-style-name="Preformatted_20_Text">
      <style:text-properties officeooo:rsid="01552f88" officeooo:paragraph-rsid="01585c4b"/>
    </style:style>
    <style:style style:name="P115" style:family="paragraph" style:parent-style-name="Preformatted_20_Text">
      <style:text-properties officeooo:rsid="015532c5" officeooo:paragraph-rsid="01585c4b"/>
    </style:style>
    <style:style style:name="P116" style:family="paragraph" style:parent-style-name="Preformatted_20_Text">
      <style:text-properties officeooo:paragraph-rsid="01585c4b"/>
    </style:style>
    <style:style style:name="P117" style:family="paragraph" style:parent-style-name="Preformatted_20_Text">
      <style:text-properties officeooo:paragraph-rsid="0135e462"/>
    </style:style>
    <style:style style:name="P118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19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20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21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2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23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24" style:family="paragraph" style:parent-style-name="Preformatted_20_Text">
      <style:text-properties fo:font-size="6pt" officeooo:paragraph-rsid="02251b6e" style:font-size-asian="10pt" style:font-size-complex="10pt"/>
    </style:style>
    <style:style style:name="P125" style:family="paragraph" style:parent-style-name="Preformatted_20_Text">
      <style:text-properties fo:font-size="6pt" officeooo:rsid="0225b242" officeooo:paragraph-rsid="0225b242" style:font-size-asian="10pt" style:font-size-complex="10pt"/>
    </style:style>
    <style:style style:name="P126" style:family="paragraph" style:parent-style-name="Preformatted_20_Text">
      <style:text-properties fo:font-size="6pt" officeooo:rsid="0226c172" officeooo:paragraph-rsid="0226c172" style:font-size-asian="10pt" style:font-size-complex="10pt"/>
    </style:style>
    <style:style style:name="P127" style:family="paragraph" style:parent-style-name="Preformatted_20_Text">
      <style:text-properties fo:font-size="6pt" officeooo:rsid="022a0dd1" officeooo:paragraph-rsid="022a0dd1" style:font-size-asian="10pt" style:font-size-complex="10pt"/>
    </style:style>
    <style:style style:name="P128" style:family="paragraph" style:parent-style-name="Preformatted_20_Text">
      <style:text-properties officeooo:paragraph-rsid="017a3de5"/>
    </style:style>
    <style:style style:name="P129" style:family="paragraph" style:parent-style-name="Preformatted_20_Text">
      <style:text-properties officeooo:rsid="01807b67" officeooo:paragraph-rsid="01807b67"/>
    </style:style>
    <style:style style:name="P130" style:family="paragraph" style:parent-style-name="Preformatted_20_Text">
      <style:text-properties officeooo:rsid="0184c16d" officeooo:paragraph-rsid="0184c16d"/>
    </style:style>
    <style:style style:name="P131" style:family="paragraph" style:parent-style-name="Preformatted_20_Text">
      <style:text-properties officeooo:rsid="00255fc8" officeooo:paragraph-rsid="0186c29a"/>
    </style:style>
    <style:style style:name="P132" style:family="paragraph" style:parent-style-name="Preformatted_20_Text">
      <style:text-properties officeooo:rsid="018ed058" officeooo:paragraph-rsid="018ed058"/>
    </style:style>
    <style:style style:name="P133" style:family="paragraph" style:parent-style-name="Preformatted_20_Text">
      <style:text-properties officeooo:rsid="018fb1f2" officeooo:paragraph-rsid="018fb1f2"/>
    </style:style>
    <style:style style:name="P134" style:family="paragraph" style:parent-style-name="Preformatted_20_Text">
      <style:text-properties officeooo:rsid="018fda70" officeooo:paragraph-rsid="018fda70"/>
    </style:style>
    <style:style style:name="P135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36" style:family="paragraph" style:parent-style-name="Preformatted_20_Text">
      <style:text-properties officeooo:rsid="017f46c3" officeooo:paragraph-rsid="017f46c3"/>
    </style:style>
    <style:style style:name="P137" style:family="paragraph" style:parent-style-name="Preformatted_20_Text">
      <style:text-properties officeooo:rsid="019a634d" officeooo:paragraph-rsid="019a634d"/>
    </style:style>
    <style:style style:name="P138" style:family="paragraph" style:parent-style-name="Preformatted_20_Text">
      <style:text-properties officeooo:rsid="019c09fc" officeooo:paragraph-rsid="019c09fc"/>
    </style:style>
    <style:style style:name="P139" style:family="paragraph" style:parent-style-name="Preformatted_20_Text">
      <style:text-properties officeooo:rsid="01966614" officeooo:paragraph-rsid="01ad8985"/>
    </style:style>
    <style:style style:name="P140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41" style:family="paragraph" style:parent-style-name="Preformatted_20_Text">
      <style:text-properties officeooo:rsid="01b07bfc" officeooo:paragraph-rsid="01ff1e4c"/>
    </style:style>
    <style:style style:name="P142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43" style:family="paragraph" style:parent-style-name="Preformatted_20_Text">
      <style:text-properties officeooo:rsid="01b18be2" officeooo:paragraph-rsid="01ff1e4c"/>
    </style:style>
    <style:style style:name="P144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45" style:family="paragraph" style:parent-style-name="Preformatted_20_Text">
      <style:text-properties officeooo:rsid="01b58143" officeooo:paragraph-rsid="01ff1e4c"/>
    </style:style>
    <style:style style:name="P146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47" style:family="paragraph" style:parent-style-name="Preformatted_20_Text">
      <style:text-properties officeooo:rsid="01b904c2" officeooo:paragraph-rsid="01ff1e4c"/>
    </style:style>
    <style:style style:name="P148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49" style:family="paragraph" style:parent-style-name="Preformatted_20_Text">
      <style:text-properties officeooo:rsid="01bce5df" officeooo:paragraph-rsid="01ff1e4c"/>
    </style:style>
    <style:style style:name="P150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51" style:family="paragraph" style:parent-style-name="Preformatted_20_Text">
      <style:text-properties officeooo:rsid="01bcff5d" officeooo:paragraph-rsid="01ff1e4c"/>
    </style:style>
    <style:style style:name="P152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53" style:family="paragraph" style:parent-style-name="Preformatted_20_Text">
      <style:text-properties officeooo:rsid="01bed0a6" officeooo:paragraph-rsid="01ff1e4c"/>
    </style:style>
    <style:style style:name="P154" style:family="paragraph" style:parent-style-name="Preformatted_20_Text">
      <style:text-properties fo:font-weight="normal" style:font-weight-asian="normal" style:font-weight-complex="normal"/>
    </style:style>
    <style:style style:name="P155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56" style:family="paragraph" style:parent-style-name="Preformatted_20_Text">
      <style:text-properties fo:font-weight="normal" officeooo:rsid="022345f5" officeooo:paragraph-rsid="02251b6e" style:font-weight-asian="normal" style:font-weight-complex="normal"/>
    </style:style>
    <style:style style:name="P157" style:family="paragraph" style:parent-style-name="Preformatted_20_Text">
      <style:text-properties officeooo:rsid="012172dd" officeooo:paragraph-rsid="01c5f3fa"/>
    </style:style>
    <style:style style:name="P158" style:family="paragraph" style:parent-style-name="Preformatted_20_Text">
      <style:text-properties officeooo:rsid="01ca9e5f" officeooo:paragraph-rsid="01ca9e5f"/>
    </style:style>
    <style:style style:name="P159" style:family="paragraph" style:parent-style-name="Preformatted_20_Text">
      <style:text-properties officeooo:rsid="01d05ca9" officeooo:paragraph-rsid="01d05ca9"/>
    </style:style>
    <style:style style:name="P160" style:family="paragraph" style:parent-style-name="Preformatted_20_Text">
      <style:text-properties officeooo:rsid="0145e69a" officeooo:paragraph-rsid="01d05ca9"/>
    </style:style>
    <style:style style:name="P161" style:family="paragraph" style:parent-style-name="Preformatted_20_Text">
      <style:text-properties officeooo:rsid="01549e58" officeooo:paragraph-rsid="01d05ca9"/>
    </style:style>
    <style:style style:name="P162" style:family="paragraph" style:parent-style-name="Preformatted_20_Text">
      <style:text-properties officeooo:paragraph-rsid="01d05ca9"/>
    </style:style>
    <style:style style:name="P163" style:family="paragraph" style:parent-style-name="Preformatted_20_Text">
      <style:text-properties officeooo:rsid="01c7d474" officeooo:paragraph-rsid="01d05ca9"/>
    </style:style>
    <style:style style:name="P164" style:family="paragraph" style:parent-style-name="Preformatted_20_Text">
      <style:text-properties officeooo:paragraph-rsid="01d4c38d"/>
    </style:style>
    <style:style style:name="P165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66" style:family="paragraph" style:parent-style-name="Preformatted_20_Text">
      <style:text-properties officeooo:rsid="01d93040" officeooo:paragraph-rsid="01ff1e4c"/>
    </style:style>
    <style:style style:name="P167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68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69" style:family="paragraph" style:parent-style-name="Preformatted_20_Text">
      <style:text-properties officeooo:rsid="01de5a8c" officeooo:paragraph-rsid="01ff1e4c"/>
    </style:style>
    <style:style style:name="P170" style:family="paragraph" style:parent-style-name="Preformatted_20_Text">
      <style:text-properties officeooo:rsid="01e5b0a1" officeooo:paragraph-rsid="01e5b0a1"/>
    </style:style>
    <style:style style:name="P171" style:family="paragraph" style:parent-style-name="Preformatted_20_Text">
      <style:text-properties officeooo:paragraph-rsid="01e5b0a1"/>
    </style:style>
    <style:style style:name="P172" style:family="paragraph" style:parent-style-name="Preformatted_20_Text">
      <style:text-properties officeooo:paragraph-rsid="00b50e79"/>
    </style:style>
    <style:style style:name="P173" style:family="paragraph" style:parent-style-name="Preformatted_20_Text">
      <style:text-properties officeooo:paragraph-rsid="01ff1e4c"/>
    </style:style>
    <style:style style:name="P174" style:family="paragraph" style:parent-style-name="Preformatted_20_Text">
      <style:text-properties officeooo:rsid="02162f91" officeooo:paragraph-rsid="02162f91"/>
    </style:style>
    <style:style style:name="P175" style:family="paragraph" style:parent-style-name="Preformatted_20_Text">
      <style:text-properties officeooo:paragraph-rsid="0217a204"/>
    </style:style>
    <style:style style:name="P176" style:family="paragraph" style:parent-style-name="Preformatted_20_Text">
      <style:text-properties officeooo:rsid="021e1c62" officeooo:paragraph-rsid="02251b6e"/>
    </style:style>
    <style:style style:name="P177" style:family="paragraph" style:parent-style-name="Preformatted_20_Text">
      <style:text-properties officeooo:paragraph-rsid="02251b6e"/>
    </style:style>
    <style:style style:name="P178" style:family="paragraph" style:parent-style-name="Preformatted_20_Text">
      <style:text-properties officeooo:paragraph-rsid="02259c10"/>
    </style:style>
    <style:style style:name="P179" style:family="paragraph" style:parent-style-name="Preformatted_20_Text">
      <style:text-properties officeooo:rsid="022c3295" officeooo:paragraph-rsid="022c3295"/>
    </style:style>
    <style:style style:name="P180" style:family="paragraph" style:parent-style-name="Preformatted_20_Text">
      <style:text-properties officeooo:rsid="022fadd8" officeooo:paragraph-rsid="022fadd8"/>
    </style:style>
    <style:style style:name="P181" style:family="paragraph" style:parent-style-name="Preformatted_20_Text">
      <style:text-properties officeooo:rsid="0230b8e0" officeooo:paragraph-rsid="0230b8e0"/>
    </style:style>
    <style:style style:name="P182" style:family="paragraph" style:parent-style-name="Preformatted_20_Text">
      <style:paragraph-properties fo:text-align="end" style:justify-single-word="false"/>
      <style:text-properties officeooo:rsid="0230b8e0" officeooo:paragraph-rsid="0230b8e0"/>
    </style:style>
    <style:style style:name="P183" style:family="paragraph" style:parent-style-name="Preformatted_20_Text">
      <style:paragraph-properties fo:text-align="center" style:justify-single-word="false"/>
      <style:text-properties officeooo:rsid="01064434" officeooo:paragraph-rsid="01064434"/>
    </style:style>
    <style:style style:name="P184" style:family="paragraph" style:parent-style-name="Preformatted_20_Text">
      <style:paragraph-properties fo:text-align="center" style:justify-single-word="false"/>
      <style:text-properties officeooo:rsid="02344f26" officeooo:paragraph-rsid="02344f26"/>
    </style:style>
    <style:style style:name="P185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86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87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88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89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90" style:family="paragraph" style:parent-style-name="Text_20_body">
      <style:text-properties fo:language="zxx" fo:country="none" fo:font-weight="normal" officeooo:rsid="023863aa" officeooo:paragraph-rsid="023863aa" style:language-asian="zxx" style:country-asian="none" style:font-weight-asian="normal" style:language-complex="zxx" style:country-complex="none" style:font-weight-complex="normal"/>
    </style:style>
    <style:style style:name="P191" style:family="paragraph" style:parent-style-name="Text_20_body">
      <style:text-properties officeooo:paragraph-rsid="00889025"/>
    </style:style>
    <style:style style:name="P192" style:family="paragraph" style:parent-style-name="Text_20_body">
      <style:text-properties fo:font-weight="normal" officeooo:paragraph-rsid="00c4501e" style:font-weight-asian="normal" style:font-weight-complex="normal"/>
    </style:style>
    <style:style style:name="P193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94" style:family="paragraph" style:parent-style-name="Text_20_body">
      <style:text-properties officeooo:paragraph-rsid="00c61787"/>
    </style:style>
    <style:style style:name="P195" style:family="paragraph" style:parent-style-name="Text_20_body">
      <style:text-properties officeooo:paragraph-rsid="00dce054"/>
    </style:style>
    <style:style style:name="P196" style:family="paragraph" style:parent-style-name="Text_20_body">
      <style:text-properties fo:language="en" fo:country="US" officeooo:rsid="0014d6fc" officeooo:paragraph-rsid="00fa3cda"/>
    </style:style>
    <style:style style:name="P197" style:family="paragraph" style:parent-style-name="Text_20_body">
      <style:text-properties officeooo:paragraph-rsid="00fa3cda"/>
    </style:style>
    <style:style style:name="P198" style:family="paragraph" style:parent-style-name="Text_20_body">
      <style:text-properties officeooo:paragraph-rsid="013dec3e"/>
    </style:style>
    <style:style style:name="P199" style:family="paragraph" style:parent-style-name="Text_20_body">
      <style:text-properties officeooo:rsid="014056e5" officeooo:paragraph-rsid="01585c4b"/>
    </style:style>
    <style:style style:name="P200" style:family="paragraph" style:parent-style-name="Text_20_body">
      <style:text-properties officeooo:paragraph-rsid="0192b761"/>
    </style:style>
    <style:style style:name="P201" style:family="paragraph" style:parent-style-name="Text_20_body">
      <style:text-properties officeooo:paragraph-rsid="02356dfe"/>
    </style:style>
    <style:style style:name="P202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203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204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205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20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07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208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209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210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211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12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213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14" style:family="paragraph" style:parent-style-name="Standard">
      <style:text-properties officeooo:paragraph-rsid="00889025"/>
    </style:style>
    <style:style style:name="P215" style:family="paragraph" style:parent-style-name="Standard">
      <style:text-properties officeooo:paragraph-rsid="00c0ea5a"/>
    </style:style>
    <style:style style:name="P216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17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18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19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20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21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22" style:family="paragraph" style:parent-style-name="Standard">
      <style:text-properties fo:font-weight="bold" officeooo:paragraph-rsid="01ff1e4c" style:font-weight-asian="bold" style:font-weight-complex="bold"/>
    </style:style>
    <style:style style:name="P223" style:family="paragraph" style:parent-style-name="Standard">
      <style:text-properties officeooo:paragraph-rsid="00d7ff43"/>
    </style:style>
    <style:style style:name="P224" style:family="paragraph" style:parent-style-name="Standard">
      <style:text-properties fo:font-size="10pt"/>
    </style:style>
    <style:style style:name="P225" style:family="paragraph" style:parent-style-name="Standard">
      <style:text-properties officeooo:paragraph-rsid="01120ce3"/>
    </style:style>
    <style:style style:name="P226" style:family="paragraph" style:parent-style-name="Standard">
      <style:text-properties officeooo:paragraph-rsid="0113f9bf"/>
    </style:style>
    <style:style style:name="P227" style:family="paragraph" style:parent-style-name="Standard">
      <style:paragraph-properties fo:text-align="end" style:justify-single-word="false"/>
    </style:style>
    <style:style style:name="P228" style:family="paragraph" style:parent-style-name="Standard">
      <style:paragraph-properties fo:text-align="end" style:justify-single-word="false"/>
      <style:text-properties officeooo:paragraph-rsid="01164d25"/>
    </style:style>
    <style:style style:name="P229" style:family="paragraph" style:parent-style-name="Standard">
      <style:paragraph-properties fo:text-align="end" style:justify-single-word="false"/>
      <style:text-properties officeooo:paragraph-rsid="012a3349"/>
    </style:style>
    <style:style style:name="P230" style:family="paragraph" style:parent-style-name="Standard">
      <style:paragraph-properties fo:text-align="end" style:justify-single-word="false"/>
      <style:text-properties officeooo:paragraph-rsid="012b2747"/>
    </style:style>
    <style:style style:name="P231" style:family="paragraph" style:parent-style-name="Standard">
      <style:paragraph-properties fo:text-align="end" style:justify-single-word="false"/>
      <style:text-properties officeooo:paragraph-rsid="012f0456"/>
    </style:style>
    <style:style style:name="P232" style:family="paragraph" style:parent-style-name="Standard">
      <style:paragraph-properties fo:text-align="end" style:justify-single-word="false"/>
      <style:text-properties officeooo:paragraph-rsid="012f2993"/>
    </style:style>
    <style:style style:name="P233" style:family="paragraph" style:parent-style-name="Standard">
      <style:paragraph-properties fo:text-align="end" style:justify-single-word="false"/>
      <style:text-properties officeooo:paragraph-rsid="012ff093"/>
    </style:style>
    <style:style style:name="P234" style:family="paragraph" style:parent-style-name="Standard">
      <style:paragraph-properties fo:text-align="end" style:justify-single-word="false"/>
      <style:text-properties officeooo:paragraph-rsid="01c5f3fa"/>
    </style:style>
    <style:style style:name="P235" style:family="paragraph" style:parent-style-name="Standard">
      <style:text-properties style:text-scale="98%"/>
    </style:style>
    <style:style style:name="P236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37" style:family="paragraph" style:parent-style-name="Standard">
      <style:text-properties officeooo:paragraph-rsid="012cf6bf"/>
    </style:style>
    <style:style style:name="P238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39" style:family="paragraph" style:parent-style-name="Standard">
      <style:text-properties officeooo:paragraph-rsid="01585c4b"/>
    </style:style>
    <style:style style:name="P240" style:family="paragraph" style:parent-style-name="Standard">
      <style:paragraph-properties fo:text-align="start" style:justify-single-word="false"/>
      <style:text-properties officeooo:paragraph-rsid="00b50e79"/>
    </style:style>
    <style:style style:name="P241" style:family="paragraph" style:parent-style-name="Standard">
      <style:text-properties officeooo:paragraph-rsid="017a3de5"/>
    </style:style>
    <style:style style:name="P242" style:family="paragraph" style:parent-style-name="Standard">
      <style:text-properties officeooo:rsid="017d48af" officeooo:paragraph-rsid="017d48af"/>
    </style:style>
    <style:style style:name="P243" style:family="paragraph" style:parent-style-name="Standard">
      <style:text-properties officeooo:rsid="0184c16d" officeooo:paragraph-rsid="0184c16d"/>
    </style:style>
    <style:style style:name="P244" style:family="paragraph" style:parent-style-name="Standard">
      <style:text-properties officeooo:paragraph-rsid="01892e19"/>
    </style:style>
    <style:style style:name="P245" style:family="paragraph" style:parent-style-name="Standard">
      <style:text-properties officeooo:rsid="018fda70" officeooo:paragraph-rsid="018fda70"/>
    </style:style>
    <style:style style:name="P246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47" style:family="paragraph" style:parent-style-name="Standard">
      <style:paragraph-properties fo:text-align="center" style:justify-single-word="false"/>
    </style:style>
    <style:style style:name="P248" style:family="paragraph" style:parent-style-name="Standard">
      <style:paragraph-properties fo:text-align="center" style:justify-single-word="false"/>
      <style:text-properties officeooo:paragraph-rsid="01ad8985"/>
    </style:style>
    <style:style style:name="P249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50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51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52" style:family="paragraph" style:parent-style-name="Standard">
      <style:text-properties officeooo:paragraph-rsid="01c204ce"/>
    </style:style>
    <style:style style:name="P253" style:family="paragraph" style:parent-style-name="Standard">
      <style:text-properties officeooo:paragraph-rsid="01c5f3fa"/>
    </style:style>
    <style:style style:name="P254" style:family="paragraph" style:parent-style-name="Standard">
      <style:text-properties officeooo:paragraph-rsid="01c8e434"/>
    </style:style>
    <style:style style:name="P255" style:family="paragraph" style:parent-style-name="Standard">
      <style:text-properties officeooo:paragraph-rsid="01ca4b7a"/>
    </style:style>
    <style:style style:name="P256" style:family="paragraph" style:parent-style-name="Standard">
      <style:text-properties officeooo:paragraph-rsid="01ca9e5f"/>
    </style:style>
    <style:style style:name="P257" style:family="paragraph" style:parent-style-name="Standard">
      <style:text-properties officeooo:rsid="01ca9e5f" officeooo:paragraph-rsid="01ca9e5f"/>
    </style:style>
    <style:style style:name="P258" style:family="paragraph" style:parent-style-name="Standard">
      <style:text-properties officeooo:rsid="0145e69a" officeooo:paragraph-rsid="01d05ca9"/>
    </style:style>
    <style:style style:name="P259" style:family="paragraph" style:parent-style-name="Standard">
      <style:text-properties officeooo:rsid="0153c599" officeooo:paragraph-rsid="01d05ca9"/>
    </style:style>
    <style:style style:name="P260" style:family="paragraph" style:parent-style-name="Standard">
      <style:text-properties officeooo:rsid="01549e58" officeooo:paragraph-rsid="01d05ca9"/>
    </style:style>
    <style:style style:name="P261" style:family="paragraph" style:parent-style-name="Standard">
      <style:text-properties officeooo:rsid="014056e5" officeooo:paragraph-rsid="01d05ca9"/>
    </style:style>
    <style:style style:name="P262" style:family="paragraph" style:parent-style-name="Standard">
      <style:text-properties officeooo:rsid="01db7adf" officeooo:paragraph-rsid="01db7adf"/>
    </style:style>
    <style:style style:name="P263" style:family="paragraph" style:parent-style-name="Standard">
      <style:text-properties officeooo:rsid="01db7adf" officeooo:paragraph-rsid="01db7adf" style:text-scale="96%"/>
    </style:style>
    <style:style style:name="P264" style:family="paragraph" style:parent-style-name="Standard">
      <style:text-properties officeooo:rsid="02059e6e" officeooo:paragraph-rsid="02126c10"/>
    </style:style>
    <style:style style:name="P265" style:family="paragraph" style:parent-style-name="Standard">
      <style:text-properties officeooo:rsid="02117036" officeooo:paragraph-rsid="02126c10"/>
    </style:style>
    <style:style style:name="P266" style:family="paragraph" style:parent-style-name="Standard">
      <style:text-properties officeooo:paragraph-rsid="02126c10"/>
    </style:style>
    <style:style style:name="P267" style:family="paragraph" style:parent-style-name="Standard">
      <style:text-properties officeooo:rsid="02162f91" officeooo:paragraph-rsid="02162f91"/>
    </style:style>
    <style:style style:name="P268" style:family="paragraph" style:parent-style-name="Standard">
      <style:text-properties officeooo:paragraph-rsid="02251b6e"/>
    </style:style>
    <style:style style:name="P269" style:family="paragraph" style:parent-style-name="Standard">
      <style:text-properties officeooo:rsid="022c3295" officeooo:paragraph-rsid="022c3295"/>
    </style:style>
    <style:style style:name="P270" style:family="paragraph" style:parent-style-name="Standard">
      <style:text-properties officeooo:rsid="022fadd8" officeooo:paragraph-rsid="022fadd8"/>
    </style:style>
    <style:style style:name="P271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72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73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74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75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76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77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78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79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80" style:family="paragraph" style:parent-style-name="Table_20_Contents">
      <style:text-properties officeooo:rsid="00104606" officeooo:paragraph-rsid="01ff1e4c"/>
    </style:style>
    <style:style style:name="P281" style:family="paragraph" style:parent-style-name="Table_20_Contents">
      <style:text-properties officeooo:rsid="0105e006" officeooo:paragraph-rsid="0105e006"/>
    </style:style>
    <style:style style:name="P282" style:family="paragraph" style:parent-style-name="Table_20_Contents">
      <style:text-properties officeooo:rsid="01064434" officeooo:paragraph-rsid="01064434"/>
    </style:style>
    <style:style style:name="P283" style:family="paragraph" style:parent-style-name="Table_20_Contents">
      <style:text-properties officeooo:paragraph-rsid="0115c6af"/>
    </style:style>
    <style:style style:name="P284" style:family="paragraph" style:parent-style-name="Table_20_Contents">
      <style:text-properties officeooo:paragraph-rsid="01164d25"/>
    </style:style>
    <style:style style:name="P285" style:family="paragraph" style:parent-style-name="Table_20_Contents">
      <style:text-properties officeooo:paragraph-rsid="01230095" style:text-scale="96%"/>
    </style:style>
    <style:style style:name="P286" style:family="paragraph" style:parent-style-name="Table_20_Contents">
      <style:text-properties officeooo:rsid="01230095" officeooo:paragraph-rsid="01230095" style:text-scale="96%"/>
    </style:style>
    <style:style style:name="P287" style:family="paragraph" style:parent-style-name="Table_20_Contents">
      <style:text-properties officeooo:rsid="01230095" officeooo:paragraph-rsid="013156f2" style:text-scale="96%"/>
    </style:style>
    <style:style style:name="P288" style:family="paragraph" style:parent-style-name="Table_20_Contents">
      <style:text-properties officeooo:paragraph-rsid="01c5f3fa" style:text-scale="96%"/>
    </style:style>
    <style:style style:name="P289" style:family="paragraph" style:parent-style-name="Table_20_Contents">
      <style:text-properties officeooo:paragraph-rsid="01230095"/>
    </style:style>
    <style:style style:name="P290" style:family="paragraph" style:parent-style-name="Table_20_Contents">
      <style:text-properties officeooo:rsid="0124e6a9" officeooo:paragraph-rsid="0124e6a9"/>
    </style:style>
    <style:style style:name="P291" style:family="paragraph" style:parent-style-name="Table_20_Contents">
      <style:text-properties officeooo:rsid="01385b5d" officeooo:paragraph-rsid="01ff1e4c"/>
    </style:style>
    <style:style style:name="P292" style:family="paragraph" style:parent-style-name="Table_20_Contents">
      <style:text-properties officeooo:rsid="015bdad7" officeooo:paragraph-rsid="01d4c38d"/>
    </style:style>
    <style:style style:name="P293" style:family="paragraph" style:parent-style-name="Table_20_Contents">
      <style:text-properties officeooo:rsid="015ce9d4" officeooo:paragraph-rsid="01d4c38d"/>
    </style:style>
    <style:style style:name="P294" style:family="paragraph" style:parent-style-name="Table_20_Contents">
      <style:text-properties officeooo:rsid="015f62d9" officeooo:paragraph-rsid="01d4c38d"/>
    </style:style>
    <style:style style:name="P295" style:family="paragraph" style:parent-style-name="Table_20_Contents">
      <style:text-properties officeooo:rsid="015ffb97" officeooo:paragraph-rsid="01d4c38d"/>
    </style:style>
    <style:style style:name="P296" style:family="paragraph" style:parent-style-name="Table_20_Contents">
      <style:text-properties officeooo:rsid="0160c970" officeooo:paragraph-rsid="01d4c38d"/>
    </style:style>
    <style:style style:name="P297" style:family="paragraph" style:parent-style-name="Table_20_Contents">
      <style:text-properties officeooo:rsid="01619ef1" officeooo:paragraph-rsid="01d4c38d"/>
    </style:style>
    <style:style style:name="P298" style:family="paragraph" style:parent-style-name="Table_20_Contents">
      <style:text-properties officeooo:rsid="0171d416" officeooo:paragraph-rsid="02251b6e"/>
    </style:style>
    <style:style style:name="P299" style:family="paragraph" style:parent-style-name="Table_20_Contents">
      <style:text-properties officeooo:rsid="018b0ee1" officeooo:paragraph-rsid="018b0ee1"/>
    </style:style>
    <style:style style:name="P300" style:family="paragraph" style:parent-style-name="Table_20_Contents">
      <style:text-properties officeooo:rsid="018ce7ad" officeooo:paragraph-rsid="018ce7ad"/>
    </style:style>
    <style:style style:name="P301" style:family="paragraph" style:parent-style-name="Table_20_Contents">
      <style:text-properties officeooo:rsid="018fda70" officeooo:paragraph-rsid="018fda70"/>
    </style:style>
    <style:style style:name="P302" style:family="paragraph" style:parent-style-name="Table_20_Contents">
      <style:text-properties officeooo:rsid="019365ad" officeooo:paragraph-rsid="019365ad"/>
    </style:style>
    <style:style style:name="P303" style:family="paragraph" style:parent-style-name="Table_20_Contents">
      <style:text-properties officeooo:rsid="01a2ba05" officeooo:paragraph-rsid="01a2ba05"/>
    </style:style>
    <style:style style:name="P304" style:family="paragraph" style:parent-style-name="Table_20_Contents">
      <style:text-properties officeooo:rsid="01a687d9" officeooo:paragraph-rsid="01a687d9"/>
    </style:style>
    <style:style style:name="P305" style:family="paragraph" style:parent-style-name="Table_20_Contents">
      <style:text-properties officeooo:rsid="01a69c0c" officeooo:paragraph-rsid="01a69c0c"/>
    </style:style>
    <style:style style:name="P306" style:family="paragraph" style:parent-style-name="Table_20_Contents">
      <style:text-properties officeooo:rsid="01b07bfc" officeooo:paragraph-rsid="01ff1e4c"/>
    </style:style>
    <style:style style:name="P307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308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309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310" style:family="paragraph" style:parent-style-name="Table_20_Contents">
      <style:text-properties fo:font-weight="bold" officeooo:paragraph-rsid="01ff1e4c" style:font-weight-asian="bold" style:font-weight-complex="bold"/>
    </style:style>
    <style:style style:name="P311" style:family="paragraph" style:parent-style-name="Table_20_Contents">
      <style:text-properties officeooo:rsid="01b18be2" officeooo:paragraph-rsid="01ff1e4c"/>
    </style:style>
    <style:style style:name="P312" style:family="paragraph" style:parent-style-name="Table_20_Contents">
      <style:text-properties officeooo:rsid="0010d7b8" officeooo:paragraph-rsid="01ff1e4c"/>
    </style:style>
    <style:style style:name="P313" style:family="paragraph" style:parent-style-name="Table_20_Contents">
      <style:text-properties officeooo:rsid="00ee2877" officeooo:paragraph-rsid="01ff1e4c"/>
    </style:style>
    <style:style style:name="P314" style:family="paragraph" style:parent-style-name="Table_20_Contents">
      <style:text-properties officeooo:rsid="01bcff5d" officeooo:paragraph-rsid="01ff1e4c"/>
    </style:style>
    <style:style style:name="P315" style:family="paragraph" style:parent-style-name="Table_20_Contents">
      <style:text-properties officeooo:rsid="01bed0a6" officeooo:paragraph-rsid="01ff1e4c"/>
    </style:style>
    <style:style style:name="P316" style:family="paragraph" style:parent-style-name="Table_20_Contents">
      <style:text-properties officeooo:rsid="019f5da1" officeooo:paragraph-rsid="019e67a8"/>
    </style:style>
    <style:style style:name="P317" style:family="paragraph" style:parent-style-name="Table_20_Contents">
      <style:text-properties officeooo:paragraph-rsid="01c5f3fa"/>
    </style:style>
    <style:style style:name="P318" style:family="paragraph" style:parent-style-name="Table_20_Contents">
      <style:text-properties officeooo:rsid="00e6c0bf" officeooo:paragraph-rsid="01d05ca9"/>
    </style:style>
    <style:style style:name="P319" style:family="paragraph" style:parent-style-name="Table_20_Contents">
      <style:text-properties officeooo:rsid="0142bdb5" officeooo:paragraph-rsid="01d05ca9"/>
    </style:style>
    <style:style style:name="P320" style:family="paragraph" style:parent-style-name="Table_20_Contents">
      <style:text-properties officeooo:rsid="01d2dac1" officeooo:paragraph-rsid="01d2dac1"/>
    </style:style>
    <style:style style:name="P321" style:family="paragraph" style:parent-style-name="Table_20_Contents">
      <style:text-properties officeooo:rsid="01d93040" officeooo:paragraph-rsid="01ff1e4c"/>
    </style:style>
    <style:style style:name="P322" style:family="paragraph" style:parent-style-name="Table_20_Contents">
      <style:text-properties officeooo:rsid="01d93040" officeooo:paragraph-rsid="02251b6e"/>
    </style:style>
    <style:style style:name="P323" style:family="paragraph" style:parent-style-name="Table_20_Contents">
      <style:text-properties officeooo:rsid="01e5b0a1" officeooo:paragraph-rsid="01e5b0a1"/>
    </style:style>
    <style:style style:name="P324" style:family="paragraph" style:parent-style-name="Table_20_Contents">
      <style:text-properties officeooo:rsid="01e672de" officeooo:paragraph-rsid="01e672de"/>
    </style:style>
    <style:style style:name="P325" style:family="paragraph" style:parent-style-name="Table_20_Contents">
      <style:text-properties officeooo:rsid="01a5320b" officeooo:paragraph-rsid="01a5320b"/>
    </style:style>
    <style:style style:name="P326" style:family="paragraph" style:parent-style-name="Table_20_Contents">
      <style:text-properties officeooo:rsid="01e7211e" officeooo:paragraph-rsid="01e7211e"/>
    </style:style>
    <style:style style:name="P327" style:family="paragraph" style:parent-style-name="Table_20_Contents">
      <style:text-properties officeooo:rsid="01e804d7" officeooo:paragraph-rsid="01e804d7"/>
    </style:style>
    <style:style style:name="P328" style:family="paragraph" style:parent-style-name="Table_20_Contents">
      <style:text-properties officeooo:rsid="01ac6df2" officeooo:paragraph-rsid="01ac6df2"/>
    </style:style>
    <style:style style:name="P329" style:family="paragraph" style:parent-style-name="Table_20_Contents">
      <style:text-properties officeooo:rsid="01a14c3e" officeooo:paragraph-rsid="01a14c3e"/>
    </style:style>
    <style:style style:name="P330" style:family="paragraph" style:parent-style-name="Table_20_Contents">
      <style:text-properties officeooo:rsid="01a5aeba" officeooo:paragraph-rsid="01a5aeba"/>
    </style:style>
    <style:style style:name="P331" style:family="paragraph" style:parent-style-name="Table_20_Contents">
      <style:text-properties officeooo:rsid="01aa0f42" officeooo:paragraph-rsid="01aa0f42"/>
    </style:style>
    <style:style style:name="P332" style:family="paragraph" style:parent-style-name="Table_20_Contents">
      <style:text-properties officeooo:rsid="01e909d6" officeooo:paragraph-rsid="01e909d6"/>
    </style:style>
    <style:style style:name="P333" style:family="paragraph" style:parent-style-name="Table_20_Contents">
      <style:text-properties officeooo:rsid="01e957f7" officeooo:paragraph-rsid="01e957f7"/>
    </style:style>
    <style:style style:name="P334" style:family="paragraph" style:parent-style-name="Table_20_Contents">
      <style:text-properties officeooo:rsid="01f2f6b5" officeooo:paragraph-rsid="01f2f6b5"/>
    </style:style>
    <style:style style:name="P335" style:family="paragraph" style:parent-style-name="Table_20_Contents">
      <style:text-properties officeooo:rsid="01f7982c" officeooo:paragraph-rsid="02126c10"/>
    </style:style>
    <style:style style:name="P336" style:family="paragraph" style:parent-style-name="Table_20_Contents">
      <style:text-properties officeooo:rsid="01a4aba1" officeooo:paragraph-rsid="01a4aba1"/>
    </style:style>
    <style:style style:name="P337" style:family="paragraph" style:parent-style-name="Table_20_Contents">
      <style:text-properties officeooo:rsid="01f9338e" officeooo:paragraph-rsid="01f9338e"/>
    </style:style>
    <style:style style:name="P338" style:family="paragraph" style:parent-style-name="Table_20_Contents">
      <style:text-properties officeooo:rsid="01fa502e" officeooo:paragraph-rsid="01fa502e"/>
    </style:style>
    <style:style style:name="P339" style:family="paragraph" style:parent-style-name="Table_20_Contents">
      <style:text-properties officeooo:rsid="01fb82a0" officeooo:paragraph-rsid="01fb82a0"/>
    </style:style>
    <style:style style:name="P340" style:family="paragraph" style:parent-style-name="Table_20_Contents">
      <style:text-properties officeooo:rsid="0202cfee" officeooo:paragraph-rsid="02126c10"/>
    </style:style>
    <style:style style:name="P341" style:family="paragraph" style:parent-style-name="Table_20_Contents">
      <style:text-properties officeooo:rsid="02059e6e" officeooo:paragraph-rsid="02126c10"/>
    </style:style>
    <style:style style:name="P342" style:family="paragraph" style:parent-style-name="Table_20_Contents">
      <style:text-properties officeooo:rsid="0209b7b7" officeooo:paragraph-rsid="0209b7b7"/>
    </style:style>
    <style:style style:name="P343" style:family="paragraph" style:parent-style-name="Table_20_Contents">
      <style:text-properties officeooo:rsid="020ae718" officeooo:paragraph-rsid="020ae718"/>
    </style:style>
    <style:style style:name="P344" style:family="paragraph" style:parent-style-name="Table_20_Contents">
      <style:text-properties officeooo:rsid="020ae718" officeooo:paragraph-rsid="020c281e"/>
    </style:style>
    <style:style style:name="P345" style:family="paragraph" style:parent-style-name="Table_20_Contents">
      <style:text-properties officeooo:rsid="020db55a" officeooo:paragraph-rsid="02126c10"/>
    </style:style>
    <style:style style:name="P346" style:family="paragraph" style:parent-style-name="Table_20_Contents">
      <style:text-properties officeooo:rsid="02344f26" officeooo:paragraph-rsid="02344f26"/>
    </style:style>
    <style:style style:name="P347" style:family="paragraph" style:parent-style-name="Title">
      <style:text-properties style:font-name="Courier 10 Pitch" fo:font-size="70pt" style:font-size-asian="28pt" style:font-size-complex="28pt"/>
    </style:style>
    <style:style style:name="P348" style:family="paragraph" style:parent-style-name="List_20_Contents">
      <style:paragraph-properties fo:text-align="end" style:justify-single-word="false"/>
      <style:text-properties officeooo:paragraph-rsid="01c5f3fa"/>
    </style:style>
    <style:style style:name="P349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50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51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5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53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54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55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56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57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58" style:family="paragraph" style:parent-style-name="Heading_20_1" style:list-style-name="">
      <style:text-properties officeooo:paragraph-rsid="01d05ca9"/>
    </style:style>
    <style:style style:name="P359" style:family="paragraph" style:parent-style-name="Heading_20_1" style:list-style-name="">
      <style:text-properties officeooo:paragraph-rsid="00dce054"/>
    </style:style>
    <style:style style:name="P360" style:family="paragraph" style:parent-style-name="Heading_20_1">
      <style:text-properties officeooo:paragraph-rsid="01d05ca9"/>
    </style:style>
    <style:style style:name="P361" style:family="paragraph" style:parent-style-name="Heading_20_1">
      <style:text-properties officeooo:rsid="01c8e434" officeooo:paragraph-rsid="01c8e434"/>
    </style:style>
    <style:style style:name="P362" style:family="paragraph" style:parent-style-name="Heading_20_1">
      <style:text-properties officeooo:paragraph-rsid="013dec3e"/>
    </style:style>
    <style:style style:name="P363" style:family="paragraph" style:parent-style-name="Heading_20_1">
      <style:text-properties officeooo:paragraph-rsid="00fa3cda"/>
    </style:style>
    <style:style style:name="P364" style:family="paragraph" style:parent-style-name="Heading_20_1">
      <style:text-properties officeooo:rsid="0171d416" officeooo:paragraph-rsid="02251b6e"/>
    </style:style>
    <style:style style:name="P365" style:family="paragraph" style:parent-style-name="Heading_20_1">
      <style:paragraph-properties fo:break-before="page"/>
    </style:style>
    <style:style style:name="P366" style:family="paragraph" style:parent-style-name="Heading_20_1">
      <style:paragraph-properties fo:break-before="page"/>
      <style:text-properties officeooo:paragraph-rsid="01d05ca9"/>
    </style:style>
    <style:style style:name="P367" style:family="paragraph" style:parent-style-name="Heading_20_1">
      <style:paragraph-properties fo:break-before="page"/>
      <style:text-properties officeooo:paragraph-rsid="00dce054"/>
    </style:style>
    <style:style style:name="P368" style:family="paragraph" style:parent-style-name="Heading_20_1">
      <style:paragraph-properties fo:break-before="page"/>
      <style:text-properties officeooo:paragraph-rsid="02251b6e"/>
    </style:style>
    <style:style style:name="P369" style:family="paragraph" style:parent-style-name="Heading_20_1">
      <style:paragraph-properties fo:break-before="column"/>
    </style:style>
    <style:style style:name="P370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71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72" style:family="paragraph" style:parent-style-name="Heading_20_2" style:list-style-name="">
      <style:text-properties officeooo:rsid="02162f91" officeooo:paragraph-rsid="02162f91"/>
    </style:style>
    <style:style style:name="P373" style:family="paragraph" style:parent-style-name="Heading_20_2" style:list-style-name="">
      <style:text-properties officeooo:rsid="00ff7fee" officeooo:paragraph-rsid="01d05ca9"/>
    </style:style>
    <style:style style:name="P374" style:family="paragraph" style:parent-style-name="Heading_20_2">
      <style:text-properties officeooo:paragraph-rsid="01d1e078"/>
    </style:style>
    <style:style style:name="P375" style:family="paragraph" style:parent-style-name="Heading_20_2">
      <style:text-properties officeooo:rsid="022c3295" officeooo:paragraph-rsid="022c3295"/>
    </style:style>
    <style:style style:name="P376" style:family="paragraph" style:parent-style-name="Heading_20_2">
      <style:text-properties officeooo:rsid="014056e5" officeooo:paragraph-rsid="01585c4b"/>
    </style:style>
    <style:style style:name="P377" style:family="paragraph" style:parent-style-name="Heading_20_2">
      <style:text-properties officeooo:paragraph-rsid="01fd4b28"/>
    </style:style>
    <style:style style:name="P378" style:family="paragraph" style:parent-style-name="Heading_20_2">
      <style:text-properties officeooo:paragraph-rsid="0105e006"/>
    </style:style>
    <style:style style:name="P379" style:family="paragraph" style:parent-style-name="Heading_20_2">
      <style:text-properties officeooo:paragraph-rsid="0134757e"/>
    </style:style>
    <style:style style:name="P380" style:family="paragraph" style:parent-style-name="Heading_20_2">
      <style:text-properties officeooo:paragraph-rsid="015bdad7"/>
    </style:style>
    <style:style style:name="P381" style:family="paragraph" style:parent-style-name="Heading_20_2">
      <style:text-properties officeooo:paragraph-rsid="01d4c38d"/>
    </style:style>
    <style:style style:name="P382" style:family="paragraph" style:parent-style-name="Heading_20_2">
      <style:paragraph-properties fo:break-before="column"/>
    </style:style>
    <style:style style:name="P383" style:family="paragraph" style:parent-style-name="Heading_20_2">
      <style:paragraph-properties fo:break-before="column"/>
      <style:text-properties officeooo:paragraph-rsid="01ff1e4c"/>
    </style:style>
    <style:style style:name="P384" style:family="paragraph" style:parent-style-name="Heading_20_2">
      <style:paragraph-properties fo:break-before="page"/>
      <style:text-properties officeooo:rsid="0171d416" officeooo:paragraph-rsid="02126c10"/>
    </style:style>
    <style:style style:name="P385" style:family="paragraph" style:parent-style-name="Heading_20_3">
      <style:text-properties officeooo:paragraph-rsid="01d05ca9"/>
    </style:style>
    <style:style style:name="P386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87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88" style:family="paragraph" style:parent-style-name="Heading_20_3">
      <style:text-properties officeooo:rsid="01d78410" officeooo:paragraph-rsid="01d78410"/>
    </style:style>
    <style:style style:name="P389" style:family="paragraph" style:parent-style-name="Heading_20_3">
      <style:text-properties officeooo:paragraph-rsid="0217a204"/>
    </style:style>
    <style:style style:name="P390" style:family="paragraph" style:parent-style-name="Heading_20_3">
      <style:text-properties officeooo:rsid="00f23b3f" officeooo:paragraph-rsid="00f23b3f"/>
    </style:style>
    <style:style style:name="P391" style:family="paragraph" style:parent-style-name="Heading_20_3">
      <style:text-properties officeooo:paragraph-rsid="01fd4b28"/>
    </style:style>
    <style:style style:name="P392" style:family="paragraph" style:parent-style-name="Heading_20_3">
      <style:text-properties officeooo:rsid="02356dfe" officeooo:paragraph-rsid="02356dfe"/>
    </style:style>
    <style:style style:name="P393" style:family="paragraph" style:parent-style-name="Heading_20_3">
      <style:text-properties officeooo:paragraph-rsid="02251b6e"/>
    </style:style>
    <style:style style:name="P394" style:family="paragraph" style:parent-style-name="Heading_20_3">
      <style:text-properties officeooo:paragraph-rsid="0135e462"/>
    </style:style>
    <style:style style:name="P395" style:family="paragraph" style:parent-style-name="Heading_20_3">
      <style:text-properties officeooo:rsid="01f7982c" officeooo:paragraph-rsid="02126c10"/>
    </style:style>
    <style:style style:name="P396" style:family="paragraph" style:parent-style-name="Heading_20_3">
      <style:text-properties officeooo:rsid="01f7982c" officeooo:paragraph-rsid="01fa502e"/>
    </style:style>
    <style:style style:name="P397" style:family="paragraph" style:parent-style-name="Heading_20_3">
      <style:text-properties officeooo:rsid="0202cfee" officeooo:paragraph-rsid="02126c10"/>
    </style:style>
    <style:style style:name="P398" style:family="paragraph" style:parent-style-name="Heading_20_3">
      <style:text-properties officeooo:paragraph-rsid="02126c10"/>
    </style:style>
    <style:style style:name="P399" style:family="paragraph" style:parent-style-name="Heading_20_3">
      <style:text-properties officeooo:rsid="01ffef43" officeooo:paragraph-rsid="02251b6e"/>
    </style:style>
    <style:style style:name="P400" style:family="paragraph" style:parent-style-name="Heading_20_3">
      <style:text-properties officeooo:rsid="020c8c39" officeooo:paragraph-rsid="02251b6e"/>
    </style:style>
    <style:style style:name="P401" style:family="paragraph" style:parent-style-name="Heading_20_3">
      <style:paragraph-properties fo:break-before="column"/>
      <style:text-properties officeooo:rsid="020c8c39" officeooo:paragraph-rsid="02126c10"/>
    </style:style>
    <style:style style:name="P402" style:family="paragraph" style:parent-style-name="Heading_20_4">
      <style:text-properties officeooo:paragraph-rsid="019385bb"/>
    </style:style>
    <style:style style:name="P403" style:family="paragraph" style:parent-style-name="Heading_20_4">
      <style:text-properties officeooo:rsid="0193e58c" officeooo:paragraph-rsid="0193e58c"/>
    </style:style>
    <style:style style:name="P404" style:family="paragraph" style:parent-style-name="Heading_20_4">
      <style:text-properties officeooo:paragraph-rsid="00dcd366"/>
    </style:style>
    <style:style style:name="P405" style:family="paragraph" style:parent-style-name="Heading_20_4">
      <style:text-properties officeooo:rsid="0171d416" officeooo:paragraph-rsid="02251b6e"/>
    </style:style>
    <style:style style:name="P406" style:family="paragraph" style:parent-style-name="Heading_20_4">
      <style:paragraph-properties fo:break-before="column"/>
      <style:text-properties officeooo:rsid="0171d416" officeooo:paragraph-rsid="02251b6e"/>
    </style:style>
    <style:style style:name="P407" style:family="paragraph" style:parent-style-name="Standard" style:list-style-name="">
      <style:text-properties officeooo:paragraph-rsid="02126c10"/>
    </style:style>
    <style:style style:name="P408" style:family="paragraph" style:parent-style-name="Preformatted_20_Text">
      <style:text-properties fo:font-weight="bold" officeooo:paragraph-rsid="023b1acd" style:font-weight-asian="bold" style:font-weight-complex="bold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fo:font-weight="bold" officeooo:rsid="023863aa" style:font-weight-asian="bold" style:font-weight-complex="bold"/>
    </style:style>
    <style:style style:name="T27" style:family="text">
      <style:text-properties fo:font-size="10pt" style:text-scale="98%"/>
    </style:style>
    <style:style style:name="T28" style:family="text">
      <style:text-properties style:font-name="Liberation Mono" fo:font-size="10pt"/>
    </style:style>
    <style:style style:name="T2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2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font-weight="bold" style:font-weight-asian="bold" style:font-weight-complex="bold"/>
    </style:style>
    <style:style style:name="T34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5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8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3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4" style:family="text">
      <style:text-properties style:font-name="Liberation Mono" fo:font-size="10pt" style:font-size-asian="10pt" style:font-size-complex="10pt"/>
    </style:style>
    <style:style style:name="T45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6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7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8" style:family="text">
      <style:text-properties style:font-name="Liberation Mono" fo:font-size="12pt" style:font-size-asian="10pt" style:font-size-complex="10pt" style:text-scale="95%"/>
    </style:style>
    <style:style style:name="T49" style:family="text">
      <style:text-properties fo:font-weight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 style:text-scale="96%"/>
    </style:style>
    <style:style style:name="T52" style:family="text">
      <style:text-properties fo:font-weight="bold" officeooo:rsid="0133d30e" style:font-weight-asian="bold" style:font-weight-complex="bold"/>
    </style:style>
    <style:style style:name="T53" style:family="text">
      <style:text-properties fo:font-weight="bold" officeooo:rsid="017f414b" style:font-weight-asian="bold" style:font-weight-complex="bold"/>
    </style:style>
    <style:style style:name="T54" style:family="text">
      <style:text-properties fo:font-weight="bold" officeooo:rsid="01c0b49c" style:font-weight-asian="bold" style:font-weight-complex="bold"/>
    </style:style>
    <style:style style:name="T55" style:family="text">
      <style:text-properties fo:font-weight="bold" officeooo:rsid="01d05ca9" style:font-weight-asian="bold" style:font-weight-complex="bold"/>
    </style:style>
    <style:style style:name="T56" style:family="text">
      <style:text-properties fo:font-weight="bold" officeooo:rsid="01e7211e" style:font-weight-asian="bold" style:font-weight-complex="bold"/>
    </style:style>
    <style:style style:name="T57" style:family="text">
      <style:text-properties fo:font-weight="bold" officeooo:rsid="01aa16b0" style:font-weight-asian="bold" style:font-weight-complex="bold"/>
    </style:style>
    <style:style style:name="T58" style:family="text">
      <style:text-properties fo:font-weight="bold" officeooo:rsid="02006feb" style:font-weight-asian="bold" style:font-weight-complex="bold"/>
    </style:style>
    <style:style style:name="T59" style:family="text">
      <style:text-properties fo:font-weight="bold" officeooo:rsid="01ffef43" style:font-weight-asian="bold" style:font-weight-complex="bold"/>
    </style:style>
    <style:style style:name="T60" style:family="text">
      <style:text-properties fo:font-weight="bold" fo:background-color="#000000" loext:char-shading-value="0" style:font-weight-asian="bold" style:font-weight-complex="bold"/>
    </style:style>
    <style:style style:name="T61" style:family="text">
      <style:text-properties officeooo:rsid="00389af9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89af9" style:font-weight-asian="normal" style:font-weight-complex="normal"/>
    </style:style>
    <style:style style:name="T64" style:family="text">
      <style:text-properties fo:font-weight="normal" officeooo:rsid="006f653e" style:font-weight-asian="normal" style:font-weight-complex="normal"/>
    </style:style>
    <style:style style:name="T65" style:family="text">
      <style:text-properties fo:font-weight="normal" officeooo:rsid="003b20f0" style:font-weight-asian="normal" style:font-weight-complex="normal"/>
    </style:style>
    <style:style style:name="T66" style:family="text">
      <style:text-properties fo:font-weight="normal" officeooo:rsid="00ac076c" style:font-weight-asian="normal" style:font-weight-complex="normal"/>
    </style:style>
    <style:style style:name="T67" style:family="text">
      <style:text-properties fo:font-weight="normal" officeooo:rsid="0166b561" style:font-weight-asian="normal" style:font-weight-complex="normal"/>
    </style:style>
    <style:style style:name="T68" style:family="text">
      <style:text-properties officeooo:rsid="003986a6"/>
    </style:style>
    <style:style style:name="T69" style:family="text">
      <style:text-properties style:font-name="Liberation Serif"/>
    </style:style>
    <style:style style:name="T70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1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2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3" style:family="text">
      <style:text-properties style:font-name="Liberation Serif" fo:font-size="10pt" officeooo:rsid="014274a8" style:font-size-asian="10pt" style:font-size-complex="10pt"/>
    </style:style>
    <style:style style:name="T74" style:family="text">
      <style:text-properties style:font-name="Liberation Serif" fo:font-weight="bold" style:font-weight-asian="bold" style:font-weight-complex="bold"/>
    </style:style>
    <style:style style:name="T75" style:family="text">
      <style:text-properties style:font-name="Liberation Serif" officeooo:rsid="009d69b1"/>
    </style:style>
    <style:style style:name="T76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7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8" style:family="text">
      <style:text-properties style:font-name="Liberation Serif" fo:font-size="12pt" style:font-size-asian="10pt" style:font-size-complex="10pt"/>
    </style:style>
    <style:style style:name="T79" style:family="text">
      <style:text-properties style:font-name="Liberation Serif" fo:font-size="12pt" style:font-size-asian="10pt" style:font-size-complex="10pt" style:text-scale="96%"/>
    </style:style>
    <style:style style:name="T80" style:family="text">
      <style:text-properties style:font-name="Liberation Serif" fo:font-size="12pt" officeooo:rsid="00cf59bd" style:font-size-asian="10pt" style:font-size-complex="10pt"/>
    </style:style>
    <style:style style:name="T81" style:family="text">
      <style:text-properties style:font-name="Liberation Serif" fo:font-size="12pt" officeooo:rsid="00ac076c" style:font-size-asian="10pt" style:font-size-complex="10pt"/>
    </style:style>
    <style:style style:name="T82" style:family="text">
      <style:text-properties style:font-name="Liberation Serif" fo:font-size="12pt" officeooo:rsid="00d31dae" style:font-size-asian="10pt" style:font-size-complex="10pt"/>
    </style:style>
    <style:style style:name="T83" style:family="text">
      <style:text-properties style:font-name="Liberation Serif" fo:font-size="12pt" officeooo:rsid="01825a45" style:font-size-asian="10pt" style:font-size-complex="10pt"/>
    </style:style>
    <style:style style:name="T84" style:family="text">
      <style:text-properties style:font-name="Liberation Serif" fo:font-size="12pt" officeooo:rsid="01844843" style:font-size-asian="10pt" style:font-size-complex="10pt"/>
    </style:style>
    <style:style style:name="T85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6" style:family="text">
      <style:text-properties style:font-name="Liberation Serif" fo:font-size="12pt" officeooo:rsid="01c5f3fa" style:font-size-asian="12pt" style:font-size-complex="12pt"/>
    </style:style>
    <style:style style:name="T87" style:family="text">
      <style:text-properties style:font-name="Liberation Serif" style:text-scale="95%"/>
    </style:style>
    <style:style style:name="T88" style:family="text">
      <style:text-properties style:font-name="Liberation Serif" officeooo:rsid="00a9aa07" style:text-scale="95%"/>
    </style:style>
    <style:style style:name="T89" style:family="text">
      <style:text-properties style:font-name="Liberation Serif" officeooo:rsid="01e5b0a1"/>
    </style:style>
    <style:style style:name="T90" style:family="text">
      <style:text-properties officeooo:rsid="00489d25"/>
    </style:style>
    <style:style style:name="T91" style:family="text">
      <style:text-properties fo:font-style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133d30e" style:font-style-asian="italic" style:font-style-complex="italic"/>
    </style:style>
    <style:style style:name="T94" style:family="text">
      <style:text-properties officeooo:rsid="005581f4"/>
    </style:style>
    <style:style style:name="T95" style:family="text">
      <style:text-properties officeooo:rsid="005f1101"/>
    </style:style>
    <style:style style:name="T96" style:family="text">
      <style:text-properties fo:color="#000000" fo:font-weight="bold"/>
    </style:style>
    <style:style style:name="T97" style:family="text">
      <style:text-properties style:font-name="monospace"/>
    </style:style>
    <style:style style:name="T98" style:family="text">
      <style:text-properties style:font-name="monospace" officeooo:rsid="005f1101"/>
    </style:style>
    <style:style style:name="T99" style:family="text">
      <style:text-properties officeooo:rsid="00602682"/>
    </style:style>
    <style:style style:name="T100" style:family="text">
      <style:text-properties officeooo:rsid="00636fae"/>
    </style:style>
    <style:style style:name="T101" style:family="text">
      <style:text-properties officeooo:rsid="00647ed4"/>
    </style:style>
    <style:style style:name="T102" style:family="text">
      <style:text-properties officeooo:rsid="006f653e"/>
    </style:style>
    <style:style style:name="T103" style:family="text">
      <style:text-properties fo:language="zxx" fo:country="none" style:language-asian="zxx" style:country-asian="none" style:language-complex="zxx" style:country-complex="none"/>
    </style:style>
    <style:style style:name="T104" style:family="text">
      <style:text-properties fo:language="zxx" fo:country="none" officeooo:rsid="0033870c" style:language-asian="zxx" style:country-asian="none" style:language-complex="zxx" style:country-complex="none"/>
    </style:style>
    <style:style style:name="T105" style:family="text">
      <style:text-properties fo:language="zxx" fo:country="none" officeooo:rsid="001d9157" style:language-asian="zxx" style:country-asian="none" style:language-complex="zxx" style:country-complex="none"/>
    </style:style>
    <style:style style:name="T106" style:family="text">
      <style:text-properties fo:language="zxx" fo:country="none" officeooo:rsid="001fbd9c" style:language-asian="zxx" style:country-asian="none" style:language-complex="zxx" style:country-complex="none"/>
    </style:style>
    <style:style style:name="T107" style:family="text">
      <style:text-properties fo:language="zxx" fo:country="none" officeooo:rsid="003b20f0" style:language-asian="zxx" style:country-asian="none" style:language-complex="zxx" style:country-complex="none"/>
    </style:style>
    <style:style style:name="T108" style:family="text">
      <style:text-properties fo:language="zxx" fo:country="none" officeooo:rsid="002bb4ef" style:language-asian="zxx" style:country-asian="none" style:language-complex="zxx" style:country-complex="none"/>
    </style:style>
    <style:style style:name="T109" style:family="text">
      <style:text-properties fo:language="zxx" fo:country="none" officeooo:rsid="002d3ccc" style:language-asian="zxx" style:country-asian="none" style:language-complex="zxx" style:country-complex="none"/>
    </style:style>
    <style:style style:name="T110" style:family="text">
      <style:text-properties fo:language="zxx" fo:country="none" officeooo:rsid="00819b96" style:language-asian="zxx" style:country-asian="none" style:language-complex="zxx" style:country-complex="none"/>
    </style:style>
    <style:style style:name="T111" style:family="text">
      <style:text-properties fo:language="zxx" fo:country="none" style:language-asian="zxx" style:country-asian="none" style:language-complex="zxx" style:country-complex="none" style:text-scale="97%"/>
    </style:style>
    <style:style style:name="T112" style:family="text">
      <style:text-properties fo:language="zxx" fo:country="none" style:language-asian="zxx" style:country-asian="none" style:language-complex="zxx" style:country-complex="none" style:text-scale="98%"/>
    </style:style>
    <style:style style:name="T113" style:family="text">
      <style:text-properties fo:language="zxx" fo:country="none" officeooo:rsid="009f4498" style:language-asian="zxx" style:country-asian="none" style:language-complex="zxx" style:country-complex="none"/>
    </style:style>
    <style:style style:name="T114" style:family="text">
      <style:text-properties fo:language="zxx" fo:country="none" officeooo:rsid="006f653e" style:language-asian="zxx" style:country-asian="none" style:language-complex="zxx" style:country-complex="none"/>
    </style:style>
    <style:style style:name="T115" style:family="text">
      <style:text-properties fo:language="zxx" fo:country="none" officeooo:rsid="00c3a387" style:language-asian="zxx" style:country-asian="none" style:language-complex="zxx" style:country-complex="none"/>
    </style:style>
    <style:style style:name="T116" style:family="text">
      <style:text-properties fo:language="zxx" fo:country="none" officeooo:rsid="00c4501e" style:language-asian="zxx" style:country-asian="none" style:language-complex="zxx" style:country-complex="none"/>
    </style:style>
    <style:style style:name="T117" style:family="text">
      <style:text-properties fo:language="zxx" fo:country="none" officeooo:rsid="00c9bdb2" style:language-asian="zxx" style:country-asian="none" style:language-complex="zxx" style:country-complex="none"/>
    </style:style>
    <style:style style:name="T118" style:family="text">
      <style:text-properties fo:language="zxx" fo:country="none" officeooo:rsid="0104cc98" style:language-asian="zxx" style:country-asian="none" style:language-complex="zxx" style:country-complex="none"/>
    </style:style>
    <style:style style:name="T119" style:family="text">
      <style:text-properties fo:language="zxx" fo:country="none" style:language-asian="zxx" style:country-asian="none" style:language-complex="zxx" style:country-complex="none" style:text-scale="96%"/>
    </style:style>
    <style:style style:name="T120" style:family="text">
      <style:text-properties fo:language="zxx" fo:country="none" officeooo:rsid="013ab4f4" style:language-asian="zxx" style:country-asian="none" style:language-complex="zxx" style:country-complex="none"/>
    </style:style>
    <style:style style:name="T121" style:family="text">
      <style:text-properties fo:language="zxx" fo:country="none" officeooo:rsid="00889025" style:language-asian="zxx" style:country-asian="none" style:language-complex="zxx" style:country-complex="none"/>
    </style:style>
    <style:style style:name="T122" style:family="text">
      <style:text-properties fo:language="zxx" fo:country="none" officeooo:rsid="013dec3e" style:language-asian="zxx" style:country-asian="none" style:language-complex="zxx" style:country-complex="none"/>
    </style:style>
    <style:style style:name="T123" style:family="text">
      <style:text-properties fo:language="zxx" fo:country="none" officeooo:rsid="00189797" style:language-asian="zxx" style:country-asian="none" style:language-complex="zxx" style:country-complex="none"/>
    </style:style>
    <style:style style:name="T124" style:family="text">
      <style:text-properties fo:language="zxx" fo:country="none" officeooo:rsid="01762db4" style:language-asian="zxx" style:country-asian="none" style:language-complex="zxx" style:country-complex="none"/>
    </style:style>
    <style:style style:name="T125" style:family="text">
      <style:text-properties fo:language="zxx" fo:country="none" officeooo:rsid="0186c29a" style:language-asian="zxx" style:country-asian="none" style:language-complex="zxx" style:country-complex="none"/>
    </style:style>
    <style:style style:name="T126" style:family="text">
      <style:text-properties fo:language="zxx" fo:country="none" officeooo:rsid="00946df3" style:language-asian="zxx" style:country-asian="none" style:language-complex="zxx" style:country-complex="none"/>
    </style:style>
    <style:style style:name="T127" style:family="text">
      <style:text-properties fo:language="zxx" fo:country="none" officeooo:rsid="008ed4d2" style:language-asian="zxx" style:country-asian="none" style:language-complex="zxx" style:country-complex="none"/>
    </style:style>
    <style:style style:name="T128" style:family="text">
      <style:text-properties fo:language="zxx" fo:country="none" officeooo:rsid="01c8e434" style:language-asian="zxx" style:country-asian="none" style:language-complex="zxx" style:country-complex="none"/>
    </style:style>
    <style:style style:name="T129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3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3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4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5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6" style:family="text">
      <style:text-properties fo:language="zxx" fo:country="none" fo:font-weight="bold" style:language-asian="zxx" style:country-asian="none" style:language-complex="zxx" style:country-complex="none"/>
    </style:style>
    <style:style style:name="T137" style:family="text">
      <style:text-properties fo:language="zxx" fo:country="none" fo:font-style="italic" style:language-asian="zxx" style:country-asian="none" style:language-complex="zxx" style:country-complex="none"/>
    </style:style>
    <style:style style:name="T138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9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40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1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2" style:family="text">
      <style:text-properties officeooo:rsid="00701ae9"/>
    </style:style>
    <style:style style:name="T143" style:family="text">
      <style:text-properties style:font-name-asian="NSimSun" style:font-name-complex="Liberation Mono"/>
    </style:style>
    <style:style style:name="T144" style:family="text">
      <style:text-properties officeooo:rsid="00369f7a" style:font-name-asian="NSimSun" style:font-name-complex="Liberation Mono"/>
    </style:style>
    <style:style style:name="T145" style:family="text">
      <style:text-properties officeooo:rsid="00b94b22" style:font-name-asian="NSimSun" style:font-name-complex="Liberation Mono"/>
    </style:style>
    <style:style style:name="T146" style:family="text">
      <style:text-properties officeooo:rsid="01ef8ffb" style:font-name-asian="NSimSun" style:font-name-complex="Liberation Mono"/>
    </style:style>
    <style:style style:name="T147" style:family="text">
      <style:text-properties officeooo:rsid="003b20f0"/>
    </style:style>
    <style:style style:name="T148" style:family="text">
      <style:text-properties style:text-scale="98%"/>
    </style:style>
    <style:style style:name="T149" style:family="text">
      <style:text-properties officeooo:rsid="01230095" style:text-scale="98%"/>
    </style:style>
    <style:style style:name="T150" style:family="text">
      <style:text-properties officeooo:rsid="0119c23d" style:text-scale="98%"/>
    </style:style>
    <style:style style:name="T151" style:family="text">
      <style:text-properties officeooo:rsid="012f2993" style:text-scale="98%"/>
    </style:style>
    <style:style style:name="T152" style:family="text">
      <style:text-properties officeooo:rsid="012ff093" style:text-scale="98%"/>
    </style:style>
    <style:style style:name="T153" style:family="text">
      <style:text-properties officeooo:rsid="013156f2" style:text-scale="98%"/>
    </style:style>
    <style:style style:name="T154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5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6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57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8" style:family="text">
      <style:text-properties officeooo:rsid="008ed4d2"/>
    </style:style>
    <style:style style:name="T159" style:family="text">
      <style:text-properties officeooo:rsid="0091a3b5"/>
    </style:style>
    <style:style style:name="T160" style:family="text">
      <style:text-properties officeooo:rsid="009a1201"/>
    </style:style>
    <style:style style:name="T161" style:family="text">
      <style:text-properties officeooo:rsid="009baf15"/>
    </style:style>
    <style:style style:name="T162" style:family="text">
      <style:text-properties officeooo:rsid="009f4498"/>
    </style:style>
    <style:style style:name="T163" style:family="text">
      <style:text-properties fo:font-size="6pt" style:font-size-asian="10pt" style:font-size-complex="10pt"/>
    </style:style>
    <style:style style:name="T164" style:family="text">
      <style:text-properties fo:font-size="6pt" officeooo:rsid="0173a8dd" style:font-size-asian="10pt" style:font-size-complex="10pt"/>
    </style:style>
    <style:style style:name="T165" style:family="text">
      <style:text-properties officeooo:rsid="00a70531"/>
    </style:style>
    <style:style style:name="T166" style:family="text">
      <style:text-properties officeooo:rsid="00ac076c"/>
    </style:style>
    <style:style style:name="T167" style:family="text">
      <style:text-properties officeooo:rsid="00ad27e1"/>
    </style:style>
    <style:style style:name="T168" style:family="text">
      <style:text-properties officeooo:rsid="00baef6e"/>
    </style:style>
    <style:style style:name="T169" style:family="text">
      <style:text-properties officeooo:rsid="00c04310"/>
    </style:style>
    <style:style style:name="T170" style:family="text">
      <style:text-properties officeooo:rsid="00c20a31"/>
    </style:style>
    <style:style style:name="T171" style:family="text">
      <style:text-properties officeooo:rsid="00c3deb3"/>
    </style:style>
    <style:style style:name="T172" style:family="text">
      <style:text-properties officeooo:rsid="00c4501e"/>
    </style:style>
    <style:style style:name="T173" style:family="text">
      <style:text-properties style:text-scale="96%"/>
    </style:style>
    <style:style style:name="T174" style:family="text">
      <style:text-properties officeooo:rsid="00d31dae"/>
    </style:style>
    <style:style style:name="T175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6" style:family="text">
      <style:text-properties officeooo:rsid="00da39da"/>
    </style:style>
    <style:style style:name="T177" style:family="text">
      <style:text-properties officeooo:rsid="00dcd366"/>
    </style:style>
    <style:style style:name="T178" style:family="text">
      <style:text-properties officeooo:rsid="00e17379"/>
    </style:style>
    <style:style style:name="T179" style:family="text">
      <style:text-properties officeooo:rsid="00e6c0bf"/>
    </style:style>
    <style:style style:name="T180" style:family="text">
      <style:text-properties officeooo:rsid="0009fa69"/>
    </style:style>
    <style:style style:name="T181" style:family="text">
      <style:text-properties officeooo:rsid="00f1541a"/>
    </style:style>
    <style:style style:name="T182" style:family="text">
      <style:text-properties officeooo:rsid="00f3d51e"/>
    </style:style>
    <style:style style:name="T183" style:family="text">
      <style:text-properties officeooo:rsid="00f5d83f"/>
    </style:style>
    <style:style style:name="T184" style:family="text">
      <style:text-properties officeooo:rsid="00f81a30"/>
    </style:style>
    <style:style style:name="T185" style:family="text">
      <style:text-properties officeooo:rsid="00ff7fee"/>
    </style:style>
    <style:style style:name="T186" style:family="text">
      <style:text-properties officeooo:rsid="01001712"/>
    </style:style>
    <style:style style:name="T187" style:family="text">
      <style:text-properties officeooo:rsid="0105e006"/>
    </style:style>
    <style:style style:name="T188" style:family="text">
      <style:text-properties officeooo:rsid="0107eacd"/>
    </style:style>
    <style:style style:name="T189" style:family="text">
      <style:text-properties officeooo:rsid="01087700"/>
    </style:style>
    <style:style style:name="T190" style:family="text">
      <style:text-properties officeooo:rsid="010d25b7"/>
    </style:style>
    <style:style style:name="T191" style:family="text">
      <style:text-properties officeooo:rsid="0113f9bf"/>
    </style:style>
    <style:style style:name="T192" style:family="text">
      <style:text-properties officeooo:rsid="011411e9"/>
    </style:style>
    <style:style style:name="T193" style:family="text">
      <style:text-properties officeooo:rsid="0114ac00"/>
    </style:style>
    <style:style style:name="T194" style:family="text">
      <style:text-properties officeooo:rsid="0115c6af"/>
    </style:style>
    <style:style style:name="T195" style:family="text">
      <style:text-properties officeooo:rsid="01164d25"/>
    </style:style>
    <style:style style:name="T196" style:family="text">
      <style:text-properties officeooo:rsid="011a6bc3"/>
    </style:style>
    <style:style style:name="T197" style:family="text">
      <style:text-properties officeooo:rsid="011d430e"/>
    </style:style>
    <style:style style:name="T198" style:family="text">
      <style:text-properties officeooo:rsid="012172dd"/>
    </style:style>
    <style:style style:name="T199" style:family="text">
      <style:text-properties officeooo:rsid="01230095"/>
    </style:style>
    <style:style style:name="T200" style:family="text">
      <style:text-properties officeooo:rsid="01286586"/>
    </style:style>
    <style:style style:name="T201" style:family="text">
      <style:text-properties officeooo:rsid="012a3349"/>
    </style:style>
    <style:style style:name="T202" style:family="text">
      <style:text-properties officeooo:rsid="012b2747"/>
    </style:style>
    <style:style style:name="T203" style:family="text">
      <style:text-properties officeooo:rsid="012e4428"/>
    </style:style>
    <style:style style:name="T204" style:family="text">
      <style:text-properties officeooo:rsid="012ea5f8"/>
    </style:style>
    <style:style style:name="T205" style:family="text">
      <style:text-properties officeooo:rsid="012ff093"/>
    </style:style>
    <style:style style:name="T206" style:family="text">
      <style:text-properties style:text-underline-style="solid" style:text-underline-type="double" style:text-underline-width="auto" style:text-underline-color="font-color"/>
    </style:style>
    <style:style style:name="T207" style:family="text">
      <style:text-properties officeooo:rsid="0134757e"/>
    </style:style>
    <style:style style:name="T208" style:family="text">
      <style:text-properties officeooo:rsid="0135e462"/>
    </style:style>
    <style:style style:name="T209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10" style:family="text">
      <style:text-properties officeooo:rsid="013eca18"/>
    </style:style>
    <style:style style:name="T211" style:family="text">
      <style:text-properties officeooo:rsid="0140f8af"/>
    </style:style>
    <style:style style:name="T212" style:family="text">
      <style:text-properties officeooo:rsid="014274a8"/>
    </style:style>
    <style:style style:name="T213" style:family="text">
      <style:text-properties officeooo:rsid="0144296b"/>
    </style:style>
    <style:style style:name="T214" style:family="text">
      <style:text-properties officeooo:rsid="01476a30"/>
    </style:style>
    <style:style style:name="T215" style:family="text">
      <style:text-properties officeooo:rsid="014c7d34"/>
    </style:style>
    <style:style style:name="T216" style:family="text">
      <style:text-properties officeooo:rsid="014ea5b0"/>
    </style:style>
    <style:style style:name="T217" style:family="text">
      <style:text-properties officeooo:rsid="0153c599"/>
    </style:style>
    <style:style style:name="T218" style:family="text">
      <style:text-properties officeooo:rsid="01556696"/>
    </style:style>
    <style:style style:name="T219" style:family="text">
      <style:text-properties officeooo:rsid="015bdad7"/>
    </style:style>
    <style:style style:name="T220" style:family="text">
      <style:text-properties officeooo:rsid="016346ab"/>
    </style:style>
    <style:style style:name="T221" style:family="text">
      <style:text-properties officeooo:rsid="0166b561"/>
    </style:style>
    <style:style style:name="T222" style:family="text">
      <style:text-properties officeooo:rsid="016a5a1e"/>
    </style:style>
    <style:style style:name="T223" style:family="text">
      <style:text-properties officeooo:rsid="016cbd37"/>
    </style:style>
    <style:style style:name="T224" style:family="text">
      <style:text-properties officeooo:rsid="0173a8dd"/>
    </style:style>
    <style:style style:name="T225" style:family="text">
      <style:text-properties officeooo:rsid="0178c7ea"/>
    </style:style>
    <style:style style:name="T226" style:family="text">
      <style:text-properties officeooo:rsid="017f414b"/>
    </style:style>
    <style:style style:name="T227" style:family="text">
      <style:text-properties officeooo:rsid="017f46c3"/>
    </style:style>
    <style:style style:name="T228" style:family="text">
      <style:text-properties officeooo:rsid="01892e19"/>
    </style:style>
    <style:style style:name="T229" style:family="text">
      <style:text-properties officeooo:rsid="018ed058"/>
    </style:style>
    <style:style style:name="T230" style:family="text">
      <style:text-properties officeooo:rsid="019385bb"/>
    </style:style>
    <style:style style:name="T231" style:family="text">
      <style:text-properties officeooo:rsid="0193e58c"/>
    </style:style>
    <style:style style:name="T232" style:family="text">
      <style:text-properties officeooo:rsid="01997cd4"/>
    </style:style>
    <style:style style:name="T233" style:family="text">
      <style:text-properties officeooo:rsid="01a3e81b"/>
    </style:style>
    <style:style style:name="T234" style:family="text">
      <style:text-properties officeooo:rsid="01aa16b0"/>
    </style:style>
    <style:style style:name="T235" style:family="text">
      <style:text-properties officeooo:rsid="01ab79ac"/>
    </style:style>
    <style:style style:name="T236" style:family="text">
      <style:text-properties officeooo:rsid="01ad8985"/>
    </style:style>
    <style:style style:name="T237" style:family="text">
      <style:text-properties officeooo:rsid="01b32a1f"/>
    </style:style>
    <style:style style:name="T238" style:family="text">
      <style:text-properties officeooo:rsid="01b45530"/>
    </style:style>
    <style:style style:name="T239" style:family="text">
      <style:text-properties officeooo:rsid="01b58143"/>
    </style:style>
    <style:style style:name="T240" style:family="text">
      <style:text-properties officeooo:rsid="01bce5df"/>
    </style:style>
    <style:style style:name="T241" style:family="text">
      <style:text-properties officeooo:rsid="01c7d474"/>
    </style:style>
    <style:style style:name="T242" style:family="text">
      <style:text-properties officeooo:rsid="01ca9e5f"/>
    </style:style>
    <style:style style:name="T243" style:family="text">
      <style:text-properties officeooo:rsid="01cd268b"/>
    </style:style>
    <style:style style:name="T244" style:family="text">
      <style:text-properties officeooo:rsid="01d05ca9"/>
    </style:style>
    <style:style style:name="T245" style:family="text">
      <style:text-properties officeooo:rsid="01d1e078"/>
    </style:style>
    <style:style style:name="T246" style:family="text">
      <style:text-properties officeooo:rsid="01d78410"/>
    </style:style>
    <style:style style:name="T247" style:family="text">
      <style:text-properties officeooo:rsid="01db7adf"/>
    </style:style>
    <style:style style:name="T248" style:family="text">
      <style:text-properties officeooo:rsid="01dfd211"/>
    </style:style>
    <style:style style:name="T249" style:family="text">
      <style:text-properties officeooo:rsid="01e34199"/>
    </style:style>
    <style:style style:name="T250" style:family="text">
      <style:text-properties officeooo:rsid="01e5b0a1"/>
    </style:style>
    <style:style style:name="T251" style:family="text">
      <style:text-properties fo:font-size="11pt" officeooo:rsid="01e5b0a1" style:font-size-asian="11pt" style:font-size-complex="11pt"/>
    </style:style>
    <style:style style:name="T252" style:family="text">
      <style:text-properties officeooo:rsid="01e672de"/>
    </style:style>
    <style:style style:name="T253" style:family="text">
      <style:text-properties officeooo:rsid="01e7211e"/>
    </style:style>
    <style:style style:name="T254" style:family="text">
      <style:text-properties officeooo:rsid="01f47989"/>
    </style:style>
    <style:style style:name="T255" style:family="text">
      <style:text-properties officeooo:rsid="01fa502e"/>
    </style:style>
    <style:style style:name="T256" style:family="text">
      <style:text-properties officeooo:rsid="01fd4b28"/>
    </style:style>
    <style:style style:name="T257" style:family="text">
      <style:text-properties officeooo:rsid="01ffef43"/>
    </style:style>
    <style:style style:name="T258" style:family="text">
      <style:text-properties officeooo:rsid="0202cfee"/>
    </style:style>
    <style:style style:name="T259" style:family="text">
      <style:text-properties officeooo:rsid="02106943"/>
    </style:style>
    <style:style style:name="T260" style:family="text">
      <style:text-properties officeooo:rsid="02117036"/>
    </style:style>
    <style:style style:name="T261" style:family="text">
      <style:text-properties officeooo:rsid="0214994b"/>
    </style:style>
    <style:style style:name="T262" style:family="text">
      <style:text-properties officeooo:rsid="02172dda"/>
    </style:style>
    <style:style style:name="T263" style:family="text">
      <style:text-properties officeooo:rsid="0217a204"/>
    </style:style>
    <style:style style:name="T264" style:family="text">
      <style:text-properties officeooo:rsid="021aa997"/>
    </style:style>
    <style:style style:name="T265" style:family="text">
      <style:text-properties officeooo:rsid="0222c0f0"/>
    </style:style>
    <style:style style:name="T266" style:family="text">
      <style:text-properties officeooo:rsid="022345f5"/>
    </style:style>
    <style:style style:name="T267" style:family="text">
      <style:text-properties officeooo:rsid="022e388b"/>
    </style:style>
    <style:style style:name="T268" style:family="text">
      <style:text-properties officeooo:rsid="02344f26"/>
    </style:style>
    <style:style style:name="T269" style:family="text">
      <style:text-properties style:font-name="Liberation Serif1" style:font-name-asian="Liberation Serif1" style:font-name-complex="Liberation Serif1"/>
    </style:style>
    <style:style style:name="T270" style:family="text">
      <style:text-properties officeooo:rsid="0236bb43"/>
    </style:style>
    <style:style style:name="T271" style:family="text">
      <style:text-properties officeooo:rsid="023863aa"/>
    </style:style>
    <style:style style:name="T272" style:family="text">
      <style:text-properties officeooo:rsid="023b1ac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47">Terminal</text:p>
              <text:p text:style-name="P27"><text:span text:style-name="T143"><text:s/></text:span><text:span text:style-name="T144">glossary </text:span><text:span text:style-name="T145">0.</text:span><text:span text:style-name="T146">6</text:span></text:p>
            </table:table-cell>
            <table:table-cell table:style-name="Table4.B1" office:value-type="string">
              <text:p text:style-name="P271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52"><text:a xlink:type="simple" xlink:href="#__RefHeading___Toc653_1005567325" text:style-name="Index_20_Link" text:visited-style-name="Index_20_Link">New terminal<text:tab/>1</text:a></text:p>
            <text:p text:style-name="P352"><text:a xlink:type="simple" xlink:href="#__RefHeading___Toc24326_1983577219" text:style-name="Index_20_Link" text:visited-style-name="Index_20_Link">quick tricks<text:tab/>1</text:a></text:p>
            <text:p text:style-name="P350"><text:a xlink:type="simple" xlink:href="#__RefHeading___Toc4184_2220584875" text:style-name="Index_20_Link" text:visited-style-name="Index_20_Link">terminal history<text:tab/>1</text:a></text:p>
            <text:p text:style-name="P350"><text:a xlink:type="simple" xlink:href="#__RefHeading___Toc11632_2453026979" text:style-name="Index_20_Link" text:visited-style-name="Index_20_Link">clear screen<text:tab/>1</text:a></text:p>
            <text:p text:style-name="P350"><text:a xlink:type="simple" xlink:href="#__RefHeading___Toc11881_1362329892" text:style-name="Index_20_Link" text:visited-style-name="Index_20_Link">!! (repeat)<text:tab/>2</text:a></text:p>
            <text:p text:style-name="P350"><text:a xlink:type="simple" xlink:href="#__RefHeading___Toc11883_1362329892" text:style-name="Index_20_Link" text:visited-style-name="Index_20_Link">combine commnds<text:tab/>2</text:a></text:p>
            <text:p text:style-name="P350"><text:a xlink:type="simple" xlink:href="#__RefHeading___Toc24312_1983577219" text:style-name="Index_20_Link" text:visited-style-name="Index_20_Link">multi-line<text:tab/>2</text:a></text:p>
            <text:p text:style-name="P350"><text:a xlink:type="simple" xlink:href="#__RefHeading___Toc3913_1766262121" text:style-name="Index_20_Link" text:visited-style-name="Index_20_Link">math<text:tab/>2</text:a></text:p>
            <text:p text:style-name="P350"><text:a xlink:type="simple" xlink:href="#__RefHeading___Toc24328_1983577219" text:style-name="Index_20_Link" text:visited-style-name="Index_20_Link">locate<text:tab/>2</text:a></text:p>
            <text:p text:style-name="P350"><text:a xlink:type="simple" xlink:href="#__RefHeading___Toc24314_1983577219" text:style-name="Index_20_Link" text:visited-style-name="Index_20_Link">inline ruby<text:tab/>2</text:a></text:p>
            <text:p text:style-name="P352"><text:a xlink:type="simple" xlink:href="#__RefHeading___Toc3165_268976311" text:style-name="Index_20_Link" text:visited-style-name="Index_20_Link">Navigation<text:tab/>2</text:a></text:p>
            <text:p text:style-name="P350"><text:a xlink:type="simple" xlink:href="#__RefHeading___Toc3169_1590653438" text:style-name="Index_20_Link" text:visited-style-name="Index_20_Link">list<text:tab/>2</text:a></text:p>
            <text:p text:style-name="P350"><text:a xlink:type="simple" xlink:href="#__RefHeading___Toc3167_268976311" text:style-name="Index_20_Link" text:visited-style-name="Index_20_Link">find<text:tab/>2</text:a></text:p>
            <text:p text:style-name="P350"><text:a xlink:type="simple" xlink:href="#__RefHeading___Toc24330_1983577219" text:style-name="Index_20_Link" text:visited-style-name="Index_20_Link">tree<text:tab/>2</text:a></text:p>
            <text:p text:style-name="P352"><text:a xlink:type="simple" xlink:href="#__RefHeading___Toc11528_3461777943" text:style-name="Index_20_Link" text:visited-style-name="Index_20_Link">Directories<text:tab/>2</text:a></text:p>
            <text:p text:style-name="P350"><text:a xlink:type="simple" xlink:href="#__RefHeading___Toc11530_3461777943" text:style-name="Index_20_Link" text:visited-style-name="Index_20_Link">working dir<text:tab/>2</text:a></text:p>
            <text:p text:style-name="P350"><text:a xlink:type="simple" xlink:href="#__RefHeading___Toc11885_1362329892" text:style-name="Index_20_Link" text:visited-style-name="Index_20_Link">new directory<text:tab/>2</text:a></text:p>
            <text:p text:style-name="P350"><text:a xlink:type="simple" xlink:href="#__RefHeading___Toc3171_1590653438" text:style-name="Index_20_Link" text:visited-style-name="Index_20_Link">change directory<text:tab/>2</text:a></text:p>
            <text:p text:style-name="P350"><text:a xlink:type="simple" xlink:href="#__RefHeading___Toc11136_952624381" text:style-name="Index_20_Link" text:visited-style-name="Index_20_Link">open directory<text:tab/>2</text:a></text:p>
            <text:p text:style-name="P350"><text:a xlink:type="simple" xlink:href="#__RefHeading___Toc2029_451784513" text:style-name="Index_20_Link" text:visited-style-name="Index_20_Link">bash<text:tab/>2</text:a></text:p>
            <text:p text:style-name="P352"><text:a xlink:type="simple" xlink:href="#__RefHeading___Toc11706_1086886642" text:style-name="Index_20_Link" text:visited-style-name="Index_20_Link">files<text:tab/>3</text:a></text:p>
            <text:p text:style-name="P350"><text:a xlink:type="simple" xlink:href="#__RefHeading___Toc2608_1379477827" text:style-name="Index_20_Link" text:visited-style-name="Index_20_Link">create a new file<text:tab/>3</text:a></text:p>
            <text:p text:style-name="P350"><text:a xlink:type="simple" xlink:href="#__RefHeading___Toc2610_1379477827" text:style-name="Index_20_Link" text:visited-style-name="Index_20_Link">Copy<text:tab/>3</text:a></text:p>
            <text:p text:style-name="P350"><text:a xlink:type="simple" xlink:href="#__RefHeading___Toc3179_1590653438" text:style-name="Index_20_Link" text:visited-style-name="Index_20_Link">Move<text:tab/>3</text:a></text:p>
            <text:p text:style-name="P350"><text:a xlink:type="simple" xlink:href="#__RefHeading___Toc3181_1590653438" text:style-name="Index_20_Link" text:visited-style-name="Index_20_Link">Rename<text:tab/>3</text:a></text:p>
            <text:p text:style-name="P350"><text:a xlink:type="simple" xlink:href="#__RefHeading___Toc3183_1590653438" text:style-name="Index_20_Link" text:visited-style-name="Index_20_Link">Delete<text:tab/>3</text:a></text:p>
            <text:p text:style-name="P351"><text:a xlink:type="simple" xlink:href="#__RefHeading___Toc20017_205490006" text:style-name="Index_20_Link" text:visited-style-name="Index_20_Link">file contents<text:tab/>3</text:a></text:p>
            <text:p text:style-name="P353"><text:a xlink:type="simple" xlink:href="#__RefHeading___Toc11889_1362329892" text:style-name="Index_20_Link" text:visited-style-name="Index_20_Link">less<text:tab/>3</text:a></text:p>
            <text:p text:style-name="P350"><text:a xlink:type="simple" xlink:href="#__RefHeading___Toc11891_1362329892" text:style-name="Index_20_Link" text:visited-style-name="Index_20_Link">difference<text:tab/>3</text:a></text:p>
            <text:p text:style-name="P350"><text:a xlink:type="simple" xlink:href="#__RefHeading___Toc11893_1362329892" text:style-name="Index_20_Link" text:visited-style-name="Index_20_Link">word count<text:tab/>3</text:a></text:p>
            <text:p text:style-name="P351"><text:a xlink:type="simple" xlink:href="#__RefHeading___Toc4774_1108654811" text:style-name="Index_20_Link" text:visited-style-name="Index_20_Link">Symlink<text:tab/>3</text:a></text:p>
            <text:p text:style-name="P351"><text:a xlink:type="simple" xlink:href="#__RefHeading___Toc24332_1983577219" text:style-name="Index_20_Link" text:visited-style-name="Index_20_Link">Make executables<text:tab/>3</text:a></text:p>
            <text:p text:style-name="P351"><text:a xlink:type="simple" xlink:href="#__RefHeading___Toc11138_952624381" text:style-name="Index_20_Link" text:visited-style-name="Index_20_Link">editing files<text:tab/>4</text:a></text:p>
            <text:p text:style-name="P350"><text:a xlink:type="simple" xlink:href="#__RefHeading___Toc3187_1590653438" text:style-name="Index_20_Link" text:visited-style-name="Index_20_Link">Redirection<text:tab/>4</text:a></text:p>
            <text:p text:style-name="P353"><text:a xlink:type="simple" xlink:href="#__RefHeading___Toc3189_1590653438" text:style-name="Index_20_Link" text:visited-style-name="Index_20_Link">Appending<text:tab/>4</text:a></text:p>
            <text:p text:style-name="P353"><text:a xlink:type="simple" xlink:href="#__RefHeading___Toc3191_1590653438" text:style-name="Index_20_Link" text:visited-style-name="Index_20_Link">Piping<text:tab/>4</text:a></text:p>
            <text:p text:style-name="P353"><text:a xlink:type="simple" xlink:href="#__RefHeading___Toc3193_1590653438" text:style-name="Index_20_Link" text:visited-style-name="Index_20_Link">Sorting<text:tab/>4</text:a></text:p>
            <text:p text:style-name="P353"><text:a xlink:type="simple" xlink:href="#__RefHeading___Toc3195_1590653438" text:style-name="Index_20_Link" text:visited-style-name="Index_20_Link">Unique<text:tab/>4</text:a></text:p>
            <text:p text:style-name="P352"><text:a xlink:type="simple" xlink:href="#__RefHeading___Toc7548_3431889803" text:style-name="Index_20_Link" text:visited-style-name="Index_20_Link">CURL (download)<text:tab/>4</text:a></text:p>
            <text:p text:style-name="P352"><text:a xlink:type="simple" xlink:href="#__RefHeading___Toc11536_3461777943" text:style-name="Index_20_Link" text:visited-style-name="Index_20_Link">GREP<text:tab/>4</text:a></text:p>
            <text:p text:style-name="P353"><text:a xlink:type="simple" xlink:href="#__RefHeading___Toc11895_1362329892" text:style-name="Index_20_Link" text:visited-style-name="Index_20_Link">or<text:tab/>4</text:a></text:p>
            <text:p text:style-name="P352"><text:a xlink:type="simple" xlink:href="#__RefHeading___Toc5624_428051376" text:style-name="Index_20_Link" text:visited-style-name="Index_20_Link">stdin<text:tab/>4</text:a></text:p>
            <text:p text:style-name="P353"><text:a xlink:type="simple" xlink:href="#__RefHeading___Toc2214_1677407077" text:style-name="Index_20_Link" text:visited-style-name="Index_20_Link">stream editor<text:tab/>4</text:a></text:p>
            <text:p text:style-name="P352"><text:a xlink:type="simple" xlink:href="#__RefHeading___Toc10155_72527309" text:style-name="Index_20_Link" text:visited-style-name="Index_20_Link">Apps<text:tab/>5</text:a></text:p>
            <text:p text:style-name="P350"><text:a xlink:type="simple" xlink:href="#__RefHeading___Toc3662_382694965" text:style-name="Index_20_Link" text:visited-style-name="Index_20_Link">terminal names<text:tab/>5</text:a></text:p>
            <text:p text:style-name="P350"><text:a xlink:type="simple" xlink:href="#__RefHeading___Toc10157_72527309" text:style-name="Index_20_Link" text:visited-style-name="Index_20_Link">List app paths<text:tab/>5</text:a></text:p>
            <text:p text:style-name="P351"><text:a xlink:type="simple" xlink:href="#__RefHeading___Toc708_828875736" text:style-name="Index_20_Link" text:visited-style-name="Index_20_Link">Install apps<text:tab/>5</text:a></text:p>
            <text:p text:style-name="P350"><text:a xlink:type="simple" xlink:href="#__RefHeading___Toc17369_585173678" text:style-name="Index_20_Link" text:visited-style-name="Index_20_Link">multi-install<text:tab/>5</text:a></text:p>
            <text:p text:style-name="P350"><text:a xlink:type="simple" xlink:href="#__RefHeading___Toc1022_1285522627" text:style-name="Index_20_Link" text:visited-style-name="Index_20_Link">uninstall apps<text:tab/>5</text:a></text:p>
            <text:p text:style-name="P350"><text:a xlink:type="simple" xlink:href="#__RefHeading___Toc2127_37273550" text:style-name="Index_20_Link" text:visited-style-name="Index_20_Link">reinstall apps<text:tab/>5</text:a></text:p>
            <text:p text:style-name="P351"><text:a xlink:type="simple" xlink:href="#__RefHeading___Toc17371_585173678" text:style-name="Index_20_Link" text:visited-style-name="Index_20_Link">apt<text:tab/>5</text:a></text:p>
            <text:p text:style-name="P351"><text:a xlink:type="simple" xlink:href="#__RefHeading___Toc11634_2453026979" text:style-name="Index_20_Link" text:visited-style-name="Index_20_Link">ppas<text:tab/>5</text:a></text:p>
            <text:p text:style-name="P350"><text:a xlink:type="simple" xlink:href="#__RefHeading___Toc24342_1983577219" text:style-name="Index_20_Link" text:visited-style-name="Index_20_Link">list<text:tab/>5</text:a></text:p>
            <text:p text:style-name="P350"><text:a xlink:type="simple" xlink:href="#__RefHeading___Toc11636_2453026979" text:style-name="Index_20_Link" text:visited-style-name="Index_20_Link">add ppa clever-way<text:tab/>5</text:a></text:p>
            <text:p text:style-name="P350"><text:a xlink:type="simple" xlink:href="#__RefHeading___Toc1024_1285522627" text:style-name="Index_20_Link" text:visited-style-name="Index_20_Link">remove ppas<text:tab/>5</text:a></text:p>
            <text:p text:style-name="P350"><text:a xlink:type="simple" xlink:href="#__RefHeading___Toc11708_1086886642" text:style-name="Index_20_Link" text:visited-style-name="Index_20_Link">install .sh scripts<text:tab/>5</text:a></text:p>
            <text:p text:style-name="P351"><text:a xlink:type="simple" xlink:href="#__RefHeading___Toc869_553901057" text:style-name="Index_20_Link" text:visited-style-name="Index_20_Link">Install updates<text:tab/>5</text:a></text:p>
            <text:p text:style-name="P351"><text:a xlink:type="simple" xlink:href="#__RefHeading___Toc1026_1285522627" text:style-name="Index_20_Link" text:visited-style-name="Index_20_Link">fixing repos<text:tab/>5</text:a></text:p>
            <text:p text:style-name="P350"><text:a xlink:type="simple" xlink:href="#__RefHeading___Toc4776_1108654811" text:style-name="Index_20_Link" text:visited-style-name="Index_20_Link">add keys to repos<text:tab/>5</text:a></text:p>
            <text:p text:style-name="P352"><text:a xlink:type="simple" xlink:href="#__RefHeading___Toc2218_1677407077" text:style-name="Index_20_Link" text:visited-style-name="Index_20_Link">System<text:tab/>6</text:a></text:p>
            <text:p text:style-name="P351"><text:a xlink:type="simple" xlink:href="#__RefHeading___Toc2220_1677407077" text:style-name="Index_20_Link" text:visited-style-name="Index_20_Link">disks<text:tab/>6</text:a></text:p>
            <text:p text:style-name="P351"><text:a xlink:type="simple" xlink:href="#__RefHeading___Toc3171_268976311" text:style-name="Index_20_Link" text:visited-style-name="Index_20_Link">disk usage<text:tab/>6</text:a></text:p>
            <text:p text:style-name="P350"><text:a xlink:type="simple" xlink:href="#__RefHeading___Toc1020_1285522627" text:style-name="Index_20_Link" text:visited-style-name="Index_20_Link">scandisk<text:tab/>6</text:a></text:p>
            <text:p text:style-name="P350"><text:a xlink:type="simple" xlink:href="#__RefHeading___Toc5570_428051376" text:style-name="Index_20_Link" text:visited-style-name="Index_20_Link">mounting<text:tab/>6</text:a></text:p>
            <text:p text:style-name="P351"><text:a xlink:type="simple" xlink:href="#__RefHeading___Toc3690_382694965" text:style-name="Index_20_Link" text:visited-style-name="Index_20_Link">Manual (help)<text:tab/>6</text:a></text:p>
            <text:p text:style-name="P351"><text:a xlink:type="simple" xlink:href="#__RefHeading___Toc2077_451784513" text:style-name="Index_20_Link" text:visited-style-name="Index_20_Link">power-off<text:tab/>6</text:a></text:p>
            <text:p text:style-name="P351"><text:a xlink:type="simple" xlink:href="#__RefHeading___Toc4778_1108654811" text:style-name="Index_20_Link" text:visited-style-name="Index_20_Link">screen<text:tab/>6</text:a></text:p>
            <text:p text:style-name="P350"><text:a xlink:type="simple" xlink:href="#__RefHeading___Toc4780_1108654811" text:style-name="Index_20_Link" text:visited-style-name="Index_20_Link">kde set res<text:tab/>6</text:a></text:p>
            <text:p text:style-name="P351"><text:a xlink:type="simple" xlink:href="#__RefHeading___Toc2008_451784513" text:style-name="Index_20_Link" text:visited-style-name="Index_20_Link">processes<text:tab/>6</text:a></text:p>
            <text:p text:style-name="P350"><text:a xlink:type="simple" xlink:href="#__RefHeading___Toc2010_451784513" text:style-name="Index_20_Link" text:visited-style-name="Index_20_Link">top<text:tab/>6</text:a></text:p>
            <text:p text:style-name="P350"><text:a xlink:type="simple" xlink:href="#__RefHeading___Toc2012_451784513" text:style-name="Index_20_Link" text:visited-style-name="Index_20_Link">ps<text:tab/>6</text:a></text:p>
            <text:p text:style-name="P350"><text:a xlink:type="simple" xlink:href="#__RefHeading___Toc2198_1677407077" text:style-name="Index_20_Link" text:visited-style-name="Index_20_Link">jobs<text:tab/>6</text:a></text:p>
            <text:p text:style-name="P350"><text:a xlink:type="simple" xlink:href="#__RefHeading___Toc2014_451784513" text:style-name="Index_20_Link" text:visited-style-name="Index_20_Link">pgrep<text:tab/>6</text:a></text:p>
            <text:p text:style-name="P350"><text:a xlink:type="simple" xlink:href="#__RefHeading___Toc2016_451784513" text:style-name="Index_20_Link" text:visited-style-name="Index_20_Link">kill<text:tab/>6</text:a></text:p>
            <text:p text:style-name="P350"><text:a xlink:type="simple" xlink:href="#__RefHeading___Toc2018_451784513" text:style-name="Index_20_Link" text:visited-style-name="Index_20_Link">pkill &amp; killall<text:tab/>6</text:a></text:p>
            <text:p text:style-name="P350"><text:a xlink:type="simple" xlink:href="#__RefHeading___Toc2200_1677407077" text:style-name="Index_20_Link" text:visited-style-name="Index_20_Link">disown<text:tab/>6</text:a></text:p>
            <text:p text:style-name="P352"><text:a xlink:type="simple" xlink:href="#__RefHeading___Toc809_1365304481" text:style-name="Index_20_Link" text:visited-style-name="Index_20_Link">Archives<text:tab/>7</text:a></text:p>
            <text:p text:style-name="P350"><text:a xlink:type="simple" xlink:href="#__RefHeading___Toc811_1365304481" text:style-name="Index_20_Link" text:visited-style-name="Index_20_Link">TAR<text:tab/>7</text:a></text:p>
            <text:p text:style-name="P350"><text:a xlink:type="simple" xlink:href="#__RefHeading___Toc871_553901057" text:style-name="Index_20_Link" text:visited-style-name="Index_20_Link">Zip<text:tab/>7</text:a></text:p>
            <text:p text:style-name="P352"><text:a xlink:type="simple" xlink:href="#__RefHeading___Toc19564_1519029302" text:style-name="Index_20_Link" text:visited-style-name="Index_20_Link">Personalize keyboard layout<text:tab/>7</text:a></text:p>
            <text:p text:style-name="P352"><text:a xlink:type="simple" xlink:href="#__RefHeading___Toc5626_428051376" text:style-name="Index_20_Link" text:visited-style-name="Index_20_Link">specific apps<text:tab/>8</text:a></text:p>
            <text:p text:style-name="P351"><text:a xlink:type="simple" xlink:href="#__RefHeading___Toc44535_1435368569" text:style-name="Index_20_Link" text:visited-style-name="Index_20_Link">Bash<text:tab/>8</text:a></text:p>
            <text:p text:style-name="P351"><text:a xlink:type="simple" xlink:href="#__RefHeading___Toc2935_3392871848" text:style-name="Index_20_Link" text:visited-style-name="Index_20_Link">Libre Office<text:tab/>8</text:a></text:p>
            <text:p text:style-name="P350"><text:a xlink:type="simple" xlink:href="#__RefHeading___Toc2937_3392871848" text:style-name="Index_20_Link" text:visited-style-name="Index_20_Link">white icons:<text:tab/>8</text:a></text:p>
            <text:p text:style-name="P351"><text:a xlink:type="simple" xlink:href="#__RefHeading___Toc10904_151467102" text:style-name="Index_20_Link" text:visited-style-name="Index_20_Link">Terminator<text:tab/>8</text:a></text:p>
            <text:p text:style-name="P351"><text:a xlink:type="simple" xlink:href="#__RefHeading___Toc17373_585173678" text:style-name="Index_20_Link" text:visited-style-name="Index_20_Link">Clementine<text:tab/>8</text:a></text:p>
            <text:p text:style-name="P351"><text:a xlink:type="simple" xlink:href="#__RefHeading___Toc4782_1108654811" text:style-name="Index_20_Link" text:visited-style-name="Index_20_Link">Sublime Text<text:tab/>8</text:a></text:p>
            <text:p text:style-name="P351"><text:a xlink:type="simple" xlink:href="#__RefHeading___Toc4784_1108654811" text:style-name="Index_20_Link" text:visited-style-name="Index_20_Link">Vim<text:tab/>9</text:a></text:p>
            <text:p text:style-name="P350"><text:a xlink:type="simple" xlink:href="#__RefHeading___Toc4786_1108654811" text:style-name="Index_20_Link" text:visited-style-name="Index_20_Link">split<text:tab/>9</text:a></text:p>
            <text:p text:style-name="P350"><text:a xlink:type="simple" xlink:href="#__RefHeading___Toc4788_1108654811" text:style-name="Index_20_Link" text:visited-style-name="Index_20_Link">tabs<text:tab/>9</text:a></text:p>
            <text:p text:style-name="P350"><text:a xlink:type="simple" xlink:href="#__RefHeading___Toc4790_1108654811" text:style-name="Index_20_Link" text:visited-style-name="Index_20_Link">folding<text:tab/>9</text:a></text:p>
            <text:p text:style-name="P350"><text:a xlink:type="simple" xlink:href="#__RefHeading___Toc4792_1108654811" text:style-name="Index_20_Link" text:visited-style-name="Index_20_Link">insert<text:tab/>9</text:a></text:p>
            <text:p text:style-name="P350"><text:a xlink:type="simple" xlink:href="#__RefHeading___Toc4794_1108654811" text:style-name="Index_20_Link" text:visited-style-name="Index_20_Link">:settings<text:tab/>10</text:a></text:p>
            <text:p text:style-name="P353"><text:a xlink:type="simple" xlink:href="#__RefHeading___Toc11640_2453026979" text:style-name="Index_20_Link" text:visited-style-name="Index_20_Link">packgs installed<text:tab/>10</text:a></text:p>
            <text:p text:style-name="P352"><text:a xlink:type="simple" xlink:href="#__RefHeading___Toc4796_1108654811" text:style-name="Index_20_Link" text:visited-style-name="Index_20_Link">personalize bash<text:tab/>10</text:a></text:p>
            <text:p text:style-name="P350"><text:a xlink:type="simple" xlink:href="#__RefHeading___Toc2002_451784513" text:style-name="Index_20_Link" text:visited-style-name="Index_20_Link">autocompletion<text:tab/>10</text:a></text:p>
            <text:p text:style-name="P350"><text:a xlink:type="simple" xlink:href="#__RefHeading___Toc2004_451784513" text:style-name="Index_20_Link" text:visited-style-name="Index_20_Link">colors meaning<text:tab/>10</text:a></text:p>
            <text:p text:style-name="P350"><text:a xlink:type="simple" xlink:href="#__RefHeading___Toc11638_2453026979" text:style-name="Index_20_Link" text:visited-style-name="Index_20_Link">pvo PS1<text:tab/>10</text:a></text:p>
            <text:p text:style-name="P351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354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9"><text:span text:style-name="T177">g</text:span>nome-terminal</text:p>
            </table:table-cell>
            <table:table-cell table:style-name="Table25.B1" office:value-type="string">
              <text:p text:style-name="P273">ctrl+<text:span text:style-name="T184">alt</text:span>+t</text:p>
            </table:table-cell>
          </table:table-row>
        </table:table>
        <text:h text:style-name="P358" text:outline-level="1"><text:span text:style-name="Source_20_Text"/></text:h>
        <text:h text:style-name="P358" text:outline-level="1"><text:span text:style-name="Source_20_Text"/></text:h>
        <text:h text:style-name="P366" text:outline-level="1"><text:bookmark-start text:name="__RefHeading___Toc24326_1983577219"/><text:span text:style-name="Source_20_Text"><text:span text:style-name="T244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75">$ <text:span text:style-name="T50">history</text:span> | grep .odt</text:p>
            </table:table-cell>
            <table:table-cell table:style-name="Table50.B1" office:value-type="string">
              <text:p text:style-name="P31"><text:span text:style-name="Source_20_Text"><text:span text:style-name="T216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5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6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4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27"> ls</text:span></text:p>
              <text:p text:style-name="P136">$ <text:span text:style-name="T50">!! -l</text:span></text:p>
            </table:table-cell>
            <table:table-cell table:style-name="Table44.A1" office:value-type="string">
              <text:p text:style-name="P139"><text:span text:style-name="T62">$</text:span><text:span text:style-name="T50"> sudo !!</text:span></text:p>
            </table:table-cell>
            <table:table-cell table:style-name="Table44.C1" office:value-type="string">
              <text:p text:style-name="P248"><text:span text:style-name="Source_20_Text"><text:span text:style-name="T69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2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50">;</text:span> cd uoo</text:p>
            </table:table-cell>
          </table:table-row>
          <table:table-row>
            <table:table-cell table:style-name="Table52.A2" office:value-type="string">
              <text:p text:style-name="P137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4"> echo \ </text:span><text:span text:style-name="T50">⏎</text:span><text:span text:style-name="T55"> </text:span></text:p>
              <text:p text:style-name="P159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62"><text:span text:style-name="T241">$ echo </text:span><text:span text:style-name="T50">$((expression))</text:span></text:p>
            </table:table-cell>
          </table:table-row>
          <table:table-row>
            <table:table-cell table:style-name="Table59.A2" office:value-type="string">
              <text:p text:style-name="P163">$ echo<text:span text:style-name="T50">$((12/4))</text:span> <text:s text:c="9"/># returns 3</text:p>
              <text:p text:style-name="P163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60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58"><text:span text:style-name="T29">-c</text:span><text:span text:style-name="T214"> </text:span></text:p>
            </table:table-cell>
            <table:table-cell table:style-name="Table27.B4" office:value-type="string">
              <text:p text:style-name="P258">how many times a <text:span text:style-name="T62">search</text:span> is matched</text:p>
            </table:table-cell>
          </table:table-row>
          <table:table-row>
            <table:table-cell table:style-name="Table27.A2" office:value-type="string">
              <text:p text:style-name="P162">-n<text:span text:style-name="T217"> 9</text:span></text:p>
            </table:table-cell>
            <table:table-cell table:style-name="Table27.B4" office:value-type="string">
              <text:p text:style-name="P259">limits results number</text:p>
            </table:table-cell>
          </table:table-row>
          <table:table-row>
            <table:table-cell table:style-name="Table27.A2" office:value-type="string">
              <text:p text:style-name="P161">-i</text:p>
            </table:table-cell>
            <table:table-cell table:style-name="Table27.B4" office:value-type="string">
              <text:p text:style-name="P260">case insenstitive</text:p>
            </table:table-cell>
          </table:table-row>
        </table:table>
        <text:p text:style-name="P261">since <text:span text:style-name="T30">locate</text:span> reads a database file, the results may be outdated and not completely true. To mitigate this issue, you can update your file paths database <text:span text:style-name="T215">with</text:span> <text:span text:style-name="T30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62">$<text:span text:style-name="T244"> ruby -e "10.times{ puts 'uoo' }"</text:span></text:p>
            </table:table-cell>
          </table:table-row>
        </table:table>
        <text:h text:style-name="P355" text:outline-level="1"/>
        <text:h text:style-name="P370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3"> -al</text:span><text:tab/><text:span text:style-name="T78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03"><text:span text:style-name="Source_20_Text"><text:span text:style-name="T38">-a</text:span></text:span><text:span text:style-name="T38"> </text:span><text:span text:style-name="T103">lists </text:span><text:span text:style-name="T130">all contents</text:span><text:span text:style-name="T103">, including </text:span><text:span text:style-name="T130">hidden</text:span><text:span text:style-name="T103"> files and directories </text:span></text:p>
            </table:table-cell>
            <table:table-cell table:style-name="Table1.B1" table:number-rows-spanned="2" office:value-type="string">
              <text:p text:style-name="P202"><text:span text:style-name="Source_20_Text"><text:span text:style-name="T38">-l</text:span></text:span><text:span text:style-name="T35"> </text:span><text:span text:style-name="T103">lists all </text:span><text:span text:style-name="T129">contents of a </text:span><text:span text:style-name="T103">directory in </text:span><text:span text:style-name="T132">long format</text:span><text:span text:style-name="T112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8">-t</text:span></text:span><text:span text:style-name="T35"> </text:span><text:span text:style-name="T131">order</text:span><text:span text:style-name="T111"> files and directories by </text:span><text:span text:style-name="T131">the time </text:span><text:span text:style-name="T111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28"><text:span text:style-name="T50">ls</text:span> ~/Downloads | <text:span text:style-name="T50">grep</text:span> '\.csv'</text:p>
              <text:p text:style-name="P241"><text:span text:style-name="T170">Extensions<text:tab/></text:span>only .<text:span text:style-name="T158">csv files</text:span></text:p>
            </table:table-cell>
            <table:table-cell table:style-name="Table6.B1" office:value-type="string">
              <text:p text:style-name="P43">-r</text:p>
              <text:p text:style-name="P235">reverse<text:span text:style-name="T229">d</text:span></text:p>
            </table:table-cell>
          </table:table-row>
          <table:table-row>
            <table:table-cell table:style-name="Table6.A2" office:value-type="string">
              <text:p text:style-name="P129"><text:span text:style-name="T50">-h</text:span> <text:span text:style-name="T85">h</text:span><text:span text:style-name="T78">uman-readable</text:span><text:span text:style-name="T83"> (</text:span><text:span text:style-name="T84">byte-count</text:span><text:span text:style-name="T83">)</text:span></text:p>
            </table:table-cell>
            <table:table-cell table:style-name="Table6.B2" office:value-type="string">
              <text:p text:style-name="P43"/>
            </table:table-cell>
          </table:table-row>
          <table:table-row>
            <table:table-cell table:style-name="Table6.A2" office:value-type="string">
              <text:p text:style-name="P132"><text:span text:style-name="T50">-S</text:span> <text:span text:style-name="T78">size</text:span></text:p>
            </table:table-cell>
            <table:table-cell table:style-name="Table6.B2" office:value-type="string">
              <text:p text:style-name="P43"/>
            </table:table-cell>
          </table:table-row>
        </table:table>
        <text:p text:style-name="P242">list all files beginning with "R" <text:span text:style-name="T37">$ ls </text:span><text:span text:style-name="T40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16"><text:span text:style-name="T218">$ </text:span><text:span text:style-name="T50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15"><text:span text:style-name="T218">$ </text:span><text:span text:style-name="T50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14">-amin</text:p>
            </table:table-cell>
            <table:table-cell table:style-name="Table35.B3" office:value-type="string">
              <text:p text:style-name="P239">last accessed n minutes ago</text:p>
            </table:table-cell>
          </table:table-row>
          <table:table-row>
            <table:table-cell table:style-name="Table35.A3" office:value-type="string">
              <text:p text:style-name="P114">-atime</text:p>
            </table:table-cell>
            <table:table-cell table:style-name="Table35.B4" office:value-type="string">
              <text:p text:style-name="P239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38">$ grep -r uoo ~/Desktop/text_files</text:p>
            </table:table-cell>
            <table:covered-table-cell/>
          </table:table-row>
        </table:table>
        <text:h text:style-name="P385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2">-a</text:p>
            </table:table-cell>
            <table:table-cell table:style-name="Table36.B1" office:value-type="string">
              <text:p text:style-name="P318">all files</text:p>
            </table:table-cell>
            <table:table-cell table:style-name="Table36.A1" office:value-type="string">
              <text:p text:style-name="P52">-<text:span text:style-name="T179">d</text:span></text:p>
            </table:table-cell>
            <table:table-cell table:style-name="Table36.B1" table:number-columns-spanned="3" office:value-type="string">
              <text:p text:style-name="P318">only dirs</text:p>
            </table:table-cell>
            <table:covered-table-cell/>
            <table:covered-table-cell/>
            <table:table-cell table:style-name="Table36.A1" office:value-type="string">
              <text:p text:style-name="P52">-c</text:p>
            </table:table-cell>
            <table:table-cell table:style-name="Table36.H1" office:value-type="string">
              <text:p text:style-name="P318">colors</text:p>
            </table:table-cell>
          </table:table-row>
          <table:table-row>
            <table:table-cell table:style-name="Table36.A2" office:value-type="string">
              <text:p text:style-name="P51">-<text:span text:style-name="T213">d</text:span>u</text:p>
            </table:table-cell>
            <table:table-cell table:style-name="Table36.B2" table:number-columns-spanned="3" office:value-type="string">
              <text:p text:style-name="P319">report size</text:p>
            </table:table-cell>
            <table:covered-table-cell/>
            <table:covered-table-cell/>
            <table:table-cell table:style-name="Table36.A2" office:value-type="string">
              <text:p text:style-name="P51">-h</text:p>
            </table:table-cell>
            <table:table-cell table:style-name="Table36.F2" table:number-columns-spanned="3" office:value-type="string">
              <text:p text:style-name="P319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0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60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9">working di</text:span></text:span><text:span text:style-name="Source_20_Text"><text:span text:style-name="T122">r</text:span></text:span><text:span text:style-name="Source_20_Text"><text:span text:style-name="T121"><text:tab/></text:span></text:span><text:bookmark-end text:name="__RefHeading___Toc11530_3461777943"/></text:h>
            </table:table-cell>
            <table:table-cell table:style-name="Table30.B1" office:value-type="string">
              <text:p text:style-name="P349"><text:span text:style-name="Source_20_Text"><text:span text:style-name="T122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3">$</text:span></text:span><text:span text:style-name="Source_20_Text"><text:span text:style-name="T118"> </text:span></text:span><text:span text:style-name="Source_20_Text"><text:span text:style-name="T103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76">-p</text:p>
            </table:table-cell>
            <table:table-cell table:style-name="Table51.B1" office:value-type="string">
              <text:p text:style-name="P276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3">$ cd 2015<text:tab/>$ cd .. to go </text:span></text:span><text:span text:style-name="Source_20_Text"><text:span text:style-name="T104">up</text:span></text:span></text:p>
        <text:p text:style-name="P4"><text:span text:style-name="Source_20_Text"><text:span text:style-name="T104">$ </text:span></text:span><text:span text:style-name="Source_20_Text"><text:span text:style-name="T103">cd ../../action/</text:span></text:span></text:p>
        <text:p text:style-name="P206">cd to path incl<text:span text:style-name="T210">uded</text:span> home dir </text:p>
        <text:p text:style-name="P5"><text:span text:style-name="Source_20_Text"><text:span text:style-name="T104">$ cd ~/workspace/</text:span></text:span></text:p>
        <text:h text:style-name="P386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90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1">w</text:span>hich bash</text:p>
        <text:p text:style-name="Preformatted_20_Text"><text:span text:style-name="Source_20_Text"><text:span text:style-name="T76">to </text:span></text:span><text:span text:style-name="Source_20_Text"><text:span text:style-name="T77">find where the interpreter is </text:span></text:span><text:span text:style-name="Source_20_Text"><text:span text:style-name="T36">(/bin/bash)</text:span></text:span></text:p>
        <text:h text:style-name="P356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30">touch</text:span></text:span><text:span text:style-name="Source_20_Text"><text:span text:style-name="T103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9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13"><text:span text:style-name="Source_20_Text"><text:span text:style-name="T123">cp </text:span></text:span><text:span text:style-name="Source_20_Text"><text:span text:style-name="T105">1</text:span></text:span><text:span text:style-name="Source_20_Text"><text:span text:style-name="T123">.txt </text:span></text:span><text:span text:style-name="Source_20_Text"><text:span text:style-name="T105">2</text:span></text:span><text:span text:style-name="Source_20_Text"><text:span text:style-name="T123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5">to</text:span><text:span text:style-name="T103"> copy the contents of </text:span><text:span text:style-name="T105">1</text:span><text:span text:style-name="Strong_20_Emphasis"><text:span text:style-name="T103">.txt</text:span></text:span><text:span text:style-name="T103"> into </text:span><text:span text:style-name="T105">2</text:span><text:span text:style-name="Strong_20_Emphasis"><text:span text:style-name="T103">.txt</text:span></text:span><text:span text:style-name="T103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50">cp -a</text:span></text:span><text:span text:style-name="Source_20_Text"> /source/</text:span><text:span text:style-name="Source_20_Text"><text:span text:style-name="T50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50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8">sy</text:span>ntax that <text:span text:style-name="T50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90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3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8"><text:span text:style-name="Source_20_Text"><text:span text:style-name="T103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5">path</text:span></text:span><text:span text:style-name="Source_20_Text">/</text:span></text:p>
            </table:table-cell>
          </table:table-row>
        </table:table>
        <text:p text:style-name="Standard"><text:span text:style-name="T171">[</text:span><text:span text:style-name="T28">list of source files</text:span><text:span text:style-name="T171">]</text:span> as the first args, <text:s/><text:span text:style-name="T171">[</text:span><text:span text:style-name="T28">destination dir</text:span><text:span text:style-name="T171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92"><text:span text:style-name="T42">$ </text:span><text:span text:style-name="Source_20_Text"><text:span text:style-name="T41">mv</text:span></text:span><text:span text:style-name="T45"> </text:span><text:span text:style-name="T106">with </text:span><text:span text:style-name="T103">the old file as the </text:span><text:span text:style-name="T116">1st</text:span><text:span text:style-name="T103"> arg and the new file as the </text:span><text:span text:style-name="T116">2nd</text:span><text:span text:style-name="T103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9"><text:span text:style-name="T139">$ </text:span><text:span text:style-name="T50">mv</text:span> stacklike.rb 04-stacklike.rb</text:p>
            </table:table-cell>
          </table:table-row>
        </table:table>
        <text:p text:style-name="P194"><text:span text:style-name="T39">$ </text:span><text:span text:style-name="T38">rename</text:span><text:span text:style-name="T103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50">rename</text:span> test.txt hope.txt</text:p>
              <text:p text:style-name="P20"><text:span text:style-name="T50">rename</text:span> c:\computer\test.txt hope.txt</text:p>
            </table:table-cell>
          </table:table-row>
        </table:table>
        <text:p text:style-name="P187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3"><text:span text:style-name="T50">rename</text:span> <text:span text:style-name="T50">"</text:span><text:span text:style-name="T172">uno</text:span> <text:span text:style-name="T172">due</text:span>.txt<text:span text:style-name="T50">" "</text:span><text:span text:style-name="T172">tre</text:span> <text:span text:style-name="T172">quattro</text:span>.txt<text:span text:style-name="T50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2"><text:span text:style-name="Source_20_Text"><text:span text:style-name="T117">$ </text:span></text:span><text:span text:style-name="Source_20_Text"><text:span text:style-name="T103">rm -r </text:span></text:span><text:span text:style-name="Source_20_Text"><text:span text:style-name="T107">culo</text:span></text:span></text:p>
            </table:table-cell>
            <table:table-cell table:style-name="Table14.B1" office:value-type="string">
              <text:p text:style-name="P207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68">culo</text:span>/</text:p>
            </table:table-cell>
            <table:table-cell table:style-name="Table14.B2" office:value-type="string">
              <text:p text:style-name="P207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5">&lt;directory&gt; $</text:span></text:span><text:span text:style-name="Source_20_Text"><text:span text:style-name="T147"> rm -rf </text:span></text:span><text:span text:style-name="Source_20_Text"><text:span text:style-name="T65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3">stands for "</text:span><text:span text:style-name="T130">recursive</text:span><text:span text:style-name="T103">" </text:span><text:soft-page-break/><text:span text:style-name="T103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3">stands for</text:span><text:span text:style-name="T61"> </text:span><text:soft-page-break/><text:span text:style-name="T61">“force”</text:span><text:span text:style-name="T63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214"><text:span text:style-name="T103">will delete </text:span><text:span text:style-name="Source_20_Text"><text:span text:style-name="T15">/controllers</text:span></text:span><text:span text:style-name="T103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25"><text:span text:style-name="Source_20_Text"><text:span text:style-name="T14">cat</text:span></text:span><text:span text:style-name="T119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225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96"><text:span text:style-name="Source_20_Text"><text:span text:style-name="T78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1">$ </text:span></text:span><text:span text:style-name="Teletype"><text:span text:style-name="T50">file</text:span></text:span><text:span text:style-name="Teletype"><text:span text:style-name="T191"> hello.txt</text:span></text:span></text:p>
            </table:table-cell>
            <table:table-cell table:style-name="Table20.A2" office:value-type="string">
              <text:p text:style-name="P226">classify a file's <text:span text:style-name="T192">data</text:span></text:p>
            </table:table-cell>
          </table:table-row>
          <table:table-row>
            <table:table-cell table:style-name="Table20.A4" office:value-type="string">
              <text:p text:style-name="P130">$ <text:span text:style-name="T50">head</text:span> poems.txt</text:p>
            </table:table-cell>
            <table:table-cell table:style-name="Table20.A2" office:value-type="string">
              <text:p text:style-name="P243">just the beginning</text:p>
            </table:table-cell>
          </table:table-row>
          <table:table-row>
            <table:table-cell table:style-name="Table20.A4" office:value-type="string">
              <text:p text:style-name="P130">$ <text:span text:style-name="T50">tail</text:span> swear<text:span text:style-name="T230">s</text:span>.txt</text:p>
            </table:table-cell>
            <table:table-cell table:style-name="Table20.A2" office:value-type="string">
              <text:p text:style-name="P243">just the end</text:p>
            </table:table-cell>
          </table:table-row>
        </table:table>
        <text:h text:style-name="P402" text:outline-level="4"><text:bookmark-start text:name="__RefHeading___Toc11889_1362329892"/><text:span text:style-name="Source_20_Text"><text:span text:style-name="T230">less</text:span></text:span><text:bookmark-end text:name="__RefHeading___Toc11889_1362329892"/></text:h>
        <text:p text:style-name="P244"><text:span text:style-name="Source_20_Text"><text:span text:style-name="T7">$ </text:span></text:span><text:span text:style-name="Source_20_Text"><text:span text:style-name="T8">less</text:span></text:span><text:span text:style-name="T228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8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77">n</text:p>
            </table:table-cell>
            <table:table-cell table:style-name="Table47.A1" office:value-type="string">
              <text:p text:style-name="P299">next match</text:p>
            </table:table-cell>
            <table:table-cell table:style-name="Table47.A1" office:value-type="string">
              <text:p text:style-name="P277">N</text:p>
            </table:table-cell>
            <table:table-cell table:style-name="Table47.D1" office:value-type="string">
              <text:p text:style-name="P299">previous match</text:p>
            </table:table-cell>
          </table:table-row>
          <table:table-row>
            <table:table-cell table:style-name="Table47.A2" office:value-type="string">
              <text:p text:style-name="P278">1G</text:p>
            </table:table-cell>
            <table:table-cell table:style-name="Table47.A2" office:value-type="string">
              <text:p text:style-name="P300">beginning</text:p>
            </table:table-cell>
            <table:table-cell table:style-name="Table47.A2" office:value-type="string">
              <text:p text:style-name="P278">G</text:p>
            </table:table-cell>
            <table:table-cell table:style-name="Table47.D2" office:value-type="string">
              <text:p text:style-name="P300">end</text:p>
            </table:table-cell>
          </table:table-row>
          <table:table-row>
            <table:table-cell table:style-name="Table47.A2" office:value-type="string">
              <text:p text:style-name="P279">9G</text:p>
            </table:table-cell>
            <table:table-cell table:style-name="Table47.A2" office:value-type="string">
              <text:p text:style-name="P302">line 9</text:p>
            </table:table-cell>
            <table:table-cell table:style-name="Table47.A2" office:value-type="string">
              <text:p text:style-name="P278"/>
            </table:table-cell>
            <table:table-cell table:style-name="Table47.D2" office:value-type="string">
              <text:p text:style-name="P300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6"> </text:span><text:span text:style-name="T53">diff</text:span><text:span text:style-name="T226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50">wc</text:span> sonnets.txt</text:p>
            </table:table-cell>
          </table:table-row>
        </table:table>
        <text:h text:style-name="P372" text:outline-level="2"><text:bookmark-start text:name="__RefHeading___Toc4774_1108654811"/>Symlink<text:bookmark-end text:name="__RefHeading___Toc4774_1108654811"/></text:h>
        <text:p text:style-name="P235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74">$ ln -s /path/to/file /path/to/symli</text:p>
            </table:table-cell>
          </table:table-row>
        </table:table>
        <text:p text:style-name="P267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74">$ ln -sf /path/to/file /path/to/syml</text:p>
            </table:table-cell>
          </table:table-row>
        </table:table>
        <text:h text:style-name="P373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62"><text:span text:style-name="T186">$ </text:span><text:span text:style-name="T50">chmod +x</text:span> <text:span text:style-name="T185">file_eseguibile</text:span>.bin </text:p>
            </table:table-cell>
          </table:table-row>
        </table:table>
        <text:h text:style-name="P387" text:outline-level="3"/>
        <text:h text:style-name="P38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4"><text:span text:style-name="Source_20_Text"><text:span text:style-name="T103">$ echo "Hello"</text:span></text:span><text:span text:style-name="Source_20_Text"><text:span text:style-name="T4"> &gt;</text:span></text:span><text:span text:style-name="Source_20_Text"><text:span text:style-name="T103"> hello.txt</text:span></text:span><text:span text:style-name="Source_20_Text"><text:span text:style-name="T120"> </text:span></text:span><text:span text:style-name="Source_20_Text"><text:span text:style-name="T71">(can be created)</text:span></text:span></text:p>
        <text:p text:style-name="P191"><text:span text:style-name="T103"><text:s/></text:span><text:span text:style-name="Source_20_Text"><text:span text:style-name="T5">&gt;</text:span></text:span><text:span text:style-name="T103"> <text:s/>redirects the standard output to a file. </text:span></text:p>
        <text:p text:style-name="P191"><text:span text:style-name="Source_20_Text"><text:span text:style-name="T103">"</text:span></text:span><text:span text:style-name="Source_20_Text"><text:span text:style-name="T5">Hello</text:span></text:span><text:span text:style-name="Source_20_Text"><text:span text:style-name="T103">"</text:span></text:span><text:span text:style-name="T103"> is entered as the standard input. </text:span></text:p>
        <text:p text:style-name="Standard"><text:span text:style-name="T103">The standard output </text:span><text:span text:style-name="Source_20_Text"><text:span text:style-name="T103">"</text:span></text:span><text:span text:style-name="Source_20_Text"><text:span text:style-name="T5">Hello</text:span></text:span><text:span text:style-name="Source_20_Text"><text:span text:style-name="T103">"</text:span></text:span><text:span text:style-name="T103"> is <text:s text:c="6"/>redirected by </text:span><text:span text:style-name="Source_20_Text"><text:span text:style-name="T5">&gt;</text:span></text:span><text:span text:style-name="T103"> to the file </text:span><text:span text:style-name="Strong_20_Emphasis"><text:span text:style-name="T103">hello.txt</text:span></text:span><text:span text:style-name="T103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5"><text:span text:style-name="Source_20_Text"><text:span text:style-name="T103">$ cat glaciers.txt &gt;&gt; rivers.txt</text:span></text:span></text:p>
        <text:p text:style-name="Standard"><text:span text:style-name="Source_20_Text"><text:span text:style-name="T16">&gt;&gt;</text:span></text:span><text:span text:style-name="T103"> takes the standard output of the command on the left and </text:span><text:span text:style-name="Emphasis"><text:span text:style-name="T103">appends</text:span></text:span><text:span text:style-name="T103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31"><text:span text:style-name="Source_20_Text"><text:span text:style-name="T103">$ cat volcanoes.txt </text:span></text:span><text:span text:style-name="Source_20_Text"><text:span text:style-name="T125"><text:s text:c="4"/></text:span></text:span><text:span text:style-name="Source_20_Text"><text:span text:style-name="T103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3">|</text:span></text:span><text:span text:style-name="T103"> takes the standard output of the command on the left, and </text:span><text:span text:style-name="Emphasis"><text:span text:style-name="T103">pipes</text:span></text:span><text:span text:style-name="T103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6"><text:span text:style-name="Source_20_Text"><text:span text:style-name="T103">sort lakes.txt</text:span></text:span></text:p>
        <text:p text:style-name="Standard"><text:span text:style-name="Source_20_Text"><text:span text:style-name="T103">sort</text:span></text:span><text:span text:style-name="T103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7"><text:span text:style-name="Source_20_Text"><text:span text:style-name="T103">$ uniq deserts.txt</text:span></text:span></text:p>
        <text:p text:style-name="Standard">filters out adjacent, duplicate lines in a file</text:p>
        <text:h text:style-name="P361" text:outline-level="1"><text:bookmark-start text:name="__RefHeading___Toc7548_3431889803"/>CURL<text:span text:style-name="T243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2">, etc</text:span> and is the internet transfer backbone for thousands of software applications affecting <text:span text:style-name="T91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2">ig</text:span>_whale.jpg -OL cdn.learnenough.com/b<text:span text:style-name="T242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58">-O</text:p>
            </table:table-cell>
            <table:table-cell table:style-name="Table56.B2" office:value-type="string">
              <text:p text:style-name="P256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58">-L</text:p>
            </table:table-cell>
            <table:table-cell table:style-name="Table56.B2" office:value-type="string">
              <text:p text:style-name="P257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58">-o</text:p>
            </table:table-cell>
            <table:table-cell table:style-name="Table56.B2" office:value-type="string">
              <text:p text:style-name="P257">Write output to &lt;file&gt; instead of stdout</text:p>
            </table:table-cell>
          </table:table-row>
        </table:table>
        <text:h text:style-name="P362" text:outline-level="1"><text:bookmark-start text:name="__RefHeading___Toc11536_3461777943"/><text:soft-page-break/>GREP<text:bookmark-end text:name="__RefHeading___Toc11536_3461777943"/></text:h>
        <text:p text:style-name="P200"><text:span text:style-name="T103">stands for </text:span><text:span text:style-name="T130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33">$ <text:span text:style-name="T50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4">rose</text:span> looks fair, but fairer we </text:p>
              <text:p text:style-name="Preformatted_20_Text">Die to themselves. Sweet <text:span text:style-name="T60">roses</text:span> do </text:p>
            </table:table-cell>
          </table:table-row>
        </table:table>
        <text:p text:style-name="P198"><text:span text:style-name="T130"><text:s/></text:span><text:span text:style-name="T103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34">-i</text:p>
            </table:table-cell>
            <table:table-cell table:style-name="Table49.B1" office:value-type="string">
              <text:p text:style-name="P301">case insensitive</text:p>
            </table:table-cell>
            <table:table-cell table:style-name="Table49.C1" table:number-rows-spanned="3" office:value-type="string">
              <text:p text:style-name="P245"><text:span text:style-name="Source_20_Text"><text:span text:style-name="T4">$ </text:span></text:span><text:span text:style-name="Source_20_Text"><text:span text:style-name="T6">grep -Rl wtf </text:span></text:span><text:span text:style-name="T103">searches the dir for the string "</text:span><text:span text:style-name="T108">wtf</text:span><text:span text:style-name="T103">" and outputs filenames </text:span></text:p>
            </table:table-cell>
          </table:table-row>
          <table:table-row>
            <table:table-cell table:style-name="Table49.A2" office:value-type="string">
              <text:p text:style-name="P134">-R</text:p>
            </table:table-cell>
            <table:table-cell table:style-name="Table49.B2" office:value-type="string">
              <text:p text:style-name="P301">recursive</text:p>
            </table:table-cell>
            <table:covered-table-cell/>
          </table:table-row>
          <table:table-row>
            <table:table-cell table:style-name="Table49.A2" office:value-type="string">
              <text:p text:style-name="P134">-l</text:p>
            </table:table-cell>
            <table:table-cell table:style-name="Table49.B3" office:value-type="string">
              <text:p text:style-name="P301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46"><text:span text:style-name="T126">list </text:span><text:span text:style-name="T103">only .</text:span><text:span text:style-name="T127">csv files:</text:span></text:p>
            </table:table-cell>
            <table:covered-table-cell/>
            <table:table-cell table:style-name="Table49.C4" office:value-type="string">
              <text:p text:style-name="P211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35">$ ls ~/Downloads | grep '\.csv'</text:p>
            </table:table-cell>
            <table:covered-table-cell/>
            <table:covered-table-cell/>
          </table:table-row>
        </table:table>
        <text:h text:style-name="P403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1">$ </text:span>grep <text:span text:style-name="T50">'</text:span>pattern1<text:span text:style-name="T50">\|</text:span>pattern2<text:span text:style-name="T50">'</text:span> filename</text:p>
            </table:table-cell>
          </table:table-row>
        </table:table>
        <text:h text:style-name="P363" text:outline-level="1"><text:bookmark-start text:name="__RefHeading___Toc5624_428051376"/>stdin<text:bookmark-end text:name="__RefHeading___Toc5624_428051376"/></text:h>
        <text:p text:style-name="P196"><text:span text:style-name="Emphasis"><text:span text:style-name="T103">standard input</text:span></text:span><text:span text:style-name="T103">, </text:span><text:span text:style-name="Source_20_Text"><text:span text:style-name="T38">stdin</text:span></text:span><text:span text:style-name="T103">, is info inputted into the terminal through the keyboard or input device. </text:span></text:p>
        <text:p text:style-name="P197"><text:span text:style-name="Emphasis"><text:span text:style-name="T103">standard output</text:span></text:span><text:span text:style-name="T103">, </text:span><text:span text:style-name="Source_20_Text"><text:span text:style-name="T38">stdout</text:span></text:span><text:span text:style-name="T103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1">stderr</text:span></text:span><text:span text:style-name="Source_20_Text">,</text:span><text:span text:style-name="Source_20_Text"><text:span text:style-name="T69"> is an error message outputted by a failed process. </text:span></text:span></text:p>
        <text:h text:style-name="P404" text:outline-level="4"><text:bookmark-start text:name="__RefHeading___Toc2214_1677407077"/>stream editor<text:bookmark-end text:name="__RefHeading___Toc2214_1677407077"/></text:h>
        <text:p text:style-name="Standard"><text:span text:style-name="T103">It accepts standard input and modifies it based on an </text:span><text:span text:style-name="Emphasis"><text:span text:style-name="T103">expression</text:span></text:span><text:span text:style-name="T103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3">$ sed 's/snow/rain/</text:span></text:span><text:span text:style-name="Source_20_Text"><text:span text:style-name="T109">g</text:span></text:span><text:span text:style-name="Source_20_Text"><text:span text:style-name="T103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30"> </text:span><text:span text:style-name="T103"><text:tab/></text:span></text:p>
            </table:table-cell>
            <table:table-cell table:style-name="Table55.B2" office:value-type="string">
              <text:p text:style-name="P254"><text:span text:style-name="T103">"substitution"</text:span><text:span text:style-name="T128">,</text:span><text:span text:style-name="T103"> it is </text:span><text:span text:style-name="Emphasis"><text:span text:style-name="T103">always</text:span></text:span><text:span text:style-name="T103"> used when using </text:span><text:span text:style-name="Source_20_Text"><text:span text:style-name="T4">sed</text:span></text:span><text:span text:style-name="T103"> for substitution. </text:span></text:p>
            </table:table-cell>
          </table:table-row>
          <table:table-row>
            <table:table-cell table:style-name="Table55.A2" office:value-type="string">
              <text:p text:style-name="P204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205">the search string, the text to find. </text:p>
            </table:table-cell>
          </table:table-row>
          <table:table-row>
            <table:table-cell table:style-name="Table55.A2" office:value-type="string">
              <text:p text:style-name="P204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205">the replacement string</text:p>
            </table:table-cell>
          </table:table-row>
        </table:table>
        <text:p text:style-name="Standard"><text:span text:style-name="T103">In this case, </text:span><text:span text:style-name="Source_20_Text"><text:span text:style-name="T4">sed</text:span></text:span><text:span text:style-name="T103"> searches </text:span><text:span text:style-name="Strong_20_Emphasis"><text:span text:style-name="T103">forests.txt</text:span></text:span><text:span text:style-name="T103"> for the word "</text:span><text:span text:style-name="T130">snow</text:span><text:span text:style-name="T103">" and replaces it with "</text:span><text:span text:style-name="T130">rain</text:span><text:span text:style-name="T103">." Importantly, the above command will only replace the first instance of "snow" on a line. </text:span></text:p>
        <text:p text:style-name="P255"><text:span text:style-name="T103">the </text:span><text:span text:style-name="Source_20_Text"><text:span text:style-name="T4">g e</text:span></text:span><text:span text:style-name="T103">xpression, meaning "global". </text:span></text:p>
        <text:p text:style-name="P255">All instances of "snow" on a line will be turned to "rain".</text:p>
        <text:h text:style-name="P371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10">t</text:span><text:span text:style-name="T103">erminal names</text:span><text:bookmark-end text:name="__RefHeading___Toc3662_382694965"/></text:h>
        <text:p text:style-name="Standard"><text:span text:style-name="T103">Most default applications will have a </text:span><text:span text:style-name="Source_20_Text"><text:span text:style-name="T4">.desktop</text:span></text:span><text:span text:style-name="T103"> file located in</text:span></text:p>
        <text:p text:style-name="Preformatted_20_Text"><text:span text:style-name="T103"><text:s/></text:span><text:span text:style-name="Source_20_Text"><text:span text:style-name="T103">/usr/share/applications</text:span></text:span><text:span text:style-name="T103"> </text:span></text:p>
        <text:h text:style-name="Heading_20_3" text:outline-level="3"><text:bookmark-start text:name="__RefHeading___Toc10157_72527309"/><text:span text:style-name="T168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82">sudo <text:span text:style-name="T50">dpkg</text:span> <text:span text:style-name="T50">-L</text:span> adobe-flashplugin</text:p>
            </table:table-cell>
            <table:table-cell table:style-name="Table16.B1" office:value-type="string">
              <text:p text:style-name="P40"><text:span text:style-name="T169">(</text:span>-<text:span text:style-name="T169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212">So, if you have a .deb file </text:p>
        <text:p text:style-name="P208"><text:span text:style-name="T64">1. y</text:span><text:span text:style-name="T62">o</text:span>u can <text:span text:style-name="T62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58">$ </text:span><text:span text:style-name="T50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2">$ </text:span><text:span text:style-name="T31">sudo apt-get install -f</text:span><text:span text:style-name="T50"> </text:span></text:p>
            </table:table-cell>
          </table:table-row>
        </table:table>
        <text:p text:style-name="P215"><text:span text:style-name="T114">2. </text:span><text:span text:style-name="T103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16"><text:span text:style-name="T247">$ </text:span>apt install package_name</text:p>
            </table:table-cell>
          </table:table-row>
        </table:table>
        <text:p text:style-name="P209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206"><text:span text:style-name="T102">3. or i</text:span>nstall gdebi and open your <text:span text:style-name="T29">.deb</text:span> file using it (Right-click -&gt; Open with).</text:p>
        <text:h text:style-name="P388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7">$ </text:span></text:span><text:span text:style-name="Source_20_Text">sudo apt install p</text:span><text:span text:style-name="Source_20_Text"><text:span text:style-name="T246">c</text:span></text:span><text:span text:style-name="Source_20_Text">k</text:span><text:span text:style-name="Source_20_Text"><text:span text:style-name="T246">g</text:span></text:span><text:span text:style-name="Source_20_Text">1 pckg2</text:span><text:span text:style-name="Source_20_Text"><text:span text:style-name="T246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100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49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7">unused packages</text:span></text:p>
            </table:table-cell>
          </table:table-row>
          <table:table-row>
            <table:table-cell table:style-name="Table60.A2" office:value-type="string">
              <text:p text:style-name="P167">update</text:p>
            </table:table-cell>
            <table:table-cell table:style-name="Table60.B10" office:value-type="string">
              <text:p text:style-name="P262">update list of available p</text:p>
            </table:table-cell>
          </table:table-row>
          <table:table-row>
            <table:table-cell table:style-name="Table60.A2" office:value-type="string">
              <text:p text:style-name="P167">upgrade</text:p>
            </table:table-cell>
            <table:table-cell table:style-name="Table60.B10" office:value-type="string">
              <text:p text:style-name="P262">upgrade the system by installing/upgrading </text:p>
            </table:table-cell>
          </table:table-row>
          <table:table-row>
            <table:table-cell table:style-name="Table60.A2" office:value-type="string">
              <text:p text:style-name="P167">fullupgrade</text:p>
            </table:table-cell>
            <table:table-cell table:style-name="Table60.B10" office:value-type="string">
              <text:p text:style-name="P263">upgrade the system by</text:p>
              <text:p text:style-name="P263">removing/installing/upgrading</text:p>
            </table:table-cell>
          </table:table-row>
          <table:table-row>
            <table:table-cell table:style-name="Table60.A2" office:value-type="string">
              <text:p text:style-name="P167">edit-sources</text:p>
            </table:table-cell>
            <table:table-cell table:style-name="Table60.B10" office:value-type="string">
              <text:p text:style-name="P262">edit the source infor. file</text:p>
            </table:table-cell>
          </table:table-row>
        </table:table>
        <text:h text:style-name="Heading_20_3" text:outline-level="3"><text:soft-page-break/>search apps</text:h>
        <table:table table:name="Table74" table:style-name="Table74">
          <table:table-column table:style-name="Table74.A"/>
          <table:table-row>
            <table:table-cell table:style-name="Table74.A1" office:value-type="string">
              <text:p text:style-name="P181">$ sudo apt-cache search keyboard | </text:p>
              <text:p text:style-name="P182">grep virtual</text:p>
            </table:table-cell>
          </table:table-row>
        </table:table>
        <text:h text:style-name="P374" text:outline-level="2"><text:bookmark-start text:name="__RefHeading___Toc11634_2453026979"/>ppa<text:span text:style-name="T245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72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30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4">$ </text:span><text:span text:style-name="Source_20_Text"><text:span text:style-name="T103">sudo add-apt-repository ppa:</text:span></text:span><text:span text:style-name="Source_20_Text"><text:span text:style-name="T124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103">sudo add-apt-repository --remove ppa:whatever/ppa</text:span></text:span></text:p>
        <text:p text:style-name="Standard">or</text:p>
        <text:p text:style-name="Preformatted_20_Text"><text:span text:style-name="Source_20_Text"><text:span text:style-name="T103">sudo apt-get install ppa-purge</text:span></text:span></text:p>
        <text:p text:style-name="Preformatted_20_Text"><text:span text:style-name="Source_20_Text"><text:span text:style-name="T103">sudo ppa-purge ppa_name</text:span></text:span></text:p>
        <text:p text:style-name="Preformatted_20_Text"><text:span text:style-name="Source_20_Text"><text:span text:style-name="T103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214">Give execute permission to your script:</text:p>
        <text:p text:style-name="P38"><text:span text:style-name="Source_20_Text"><text:span text:style-name="T50">chmod +x </text:span></text:span><text:span text:style-name="Source_20_Text">/path/to/yourscript.sh</text:span></text:p>
        <text:p text:style-name="P214">And to run your script:</text:p>
        <text:p text:style-name="P38"><text:span text:style-name="Source_20_Text">/path/to/yourscript.sh</text:span></text:p>
        <text:p text:style-name="Standard"><text:span text:style-name="Source_20_Text"><text:span text:style-name="T70">Since . refers to the current directory: if </text:span></text:span><text:span text:style-name="Source_20_Text"><text:span text:style-name="T4">yourscript.sh</text:span></text:span><text:span text:style-name="Source_20_Text"><text:span text:style-name="T72"> </text:span></text:span><text:span text:style-name="Source_20_Text"><text:span text:style-name="T70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1"><text:span text:style-name="Source_20_Text"><text:span text:style-name="T135">$ </text:span></text:span><text:span text:style-name="Source_20_Text"><text:span text:style-name="T138">sudo apt-get </text:span></text:span><text:span text:style-name="Source_20_Text"><text:span text:style-name="T130">update</text:span></text:span><text:span text:style-name="Source_20_Text"><text:span text:style-name="T103"> <text:s text:c="7"/></text:span></text:span></text:p>
        <text:p text:style-name="P213"># Fetches the list of available updat<text:span text:style-name="T94">es</text:span></text:p>
        <text:p text:style-name="P41"><text:span text:style-name="Source_20_Text"><text:span text:style-name="T135">$ </text:span></text:span><text:span text:style-name="Source_20_Text"><text:span text:style-name="T138">sudo apt-get</text:span></text:span><text:span text:style-name="Source_20_Text"><text:span text:style-name="T130"> upgrade</text:span></text:span><text:span text:style-name="Source_20_Text"><text:span text:style-name="T103"> <text:s text:c="6"/></text:span></text:span></text:p>
        <text:p text:style-name="P213"># Strictly upgrades the current pack<text:span text:style-name="T94">age</text:span>s</text:p>
        <text:p text:style-name="P13"><text:span text:style-name="T52">$ </text:span><text:span text:style-name="T62">sudo apt-get</text:span><text:span text:style-name="T50"> dist-upgrade</text:span> <text:s/></text:p>
        <text:p text:style-name="P213"># Installs <text:span text:style-name="T142">system </text:span>updates (new ones)</text:p>
        <text:p text:style-name="P154">$ sudo apt-get <text:span text:style-name="T54">install</text:span><text:span text:style-name="T157"> -</text:span><text:span text:style-name="T156">-only-upgrade</text:span></text:p>
        <text:p text:style-name="P252"><text:span text:style-name="T92">#</text:span><text:span text:style-name="T93"> Only upgrade THAT app<text:tab/><text:tab/></text:span><text:span text:style-name="T43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3">sudo apt-get update | grep "Failed"</text:span></text:span></text:p>
        <text:p text:style-name="P12"><text:span text:style-name="Source_20_Text"><text:span text:style-name="T103">sudo add-apt-repository --remove ppa:{failing ppa}</text:span></text:span></text:p>
        <text:p text:style-name="P12"><text:span text:style-name="Source_20_Text"><text:span text:style-name="T103"/></text:span></text:p>
        <text:p text:style-name="P12"><text:span text:style-name="Source_20_Text"><text:span text:style-name="T103">sudo add-apt-repository --remove ppa:upubuntu-com/web</text:span></text:span></text:p>
        <text:h text:style-name="P389" text:outline-level="3"><text:bookmark-start text:name="__RefHeading___Toc4776_1108654811"/><text:span text:style-name="Source_20_Text"><text:span text:style-name="T263">add keys to repos</text:span></text:span><text:bookmark-end text:name="__RefHeading___Toc4776_1108654811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175"><text:span text:style-name="Source_20_Text"><text:span text:style-name="T264">$ </text:span></text:span><text:span text:style-name="Source_20_Text">sudo apt-key adv --keyserver keyserver.ubuntu.com --recv-keys </text:span><text:span text:style-name="Source_20_Text"><text:span text:style-name="T264">&lt;</text:span></text:span><text:span text:style-name="Source_20_Text">PUBKEY&gt;</text:span></text:p>
            </table:table-cell>
          </table:table-row>
        </table:table>
        <text:h text:style-name="P359" text:outline-level="1"><text:span text:style-name="Source_20_Text"/></text:h>
        <text:h text:style-name="P367" text:outline-level="1"><text:bookmark-start text:name="__RefHeading___Toc2218_1677407077"/><text:span text:style-name="Source_20_Text">System</text:span><text:bookmark-end text:name="__RefHeading___Toc2218_1677407077"/></text:h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79">lspci</text:p>
            </table:table-cell>
            <table:table-cell table:style-name="Table73.B1" office:value-type="string">
              <text:p text:style-name="P269">list all PCI devices</text:p>
            </table:table-cell>
          </table:table-row>
          <table:table-row>
            <table:table-cell table:style-name="Table73.A2" office:value-type="string">
              <text:p text:style-name="P179">lshw<text:span text:style-name="T267"> -short</text:span></text:p>
            </table:table-cell>
            <table:table-cell table:style-name="Table73.B2" office:value-type="string">
              <text:p text:style-name="P269">list all hardware</text:p>
            </table:table-cell>
          </table:table-row>
          <table:table-row>
            <table:table-cell table:style-name="Table73.A2" office:value-type="string">
              <text:p text:style-name="P180">dmesg</text:p>
            </table:table-cell>
            <table:table-cell table:style-name="Table73.B2" office:value-type="string">
              <text:p text:style-name="P270">messages by drivers</text:p>
            </table:table-cell>
          </table:table-row>
        </table:table>
        <text:h text:style-name="P375" text:outline-level="2"/>
        <text:h text:style-name="Heading_20_2" text:outline-level="2"><text:bookmark-start text:name="__RefHeading___Toc2220_1677407077"/>disks<text:bookmark-end text:name="__RefHeading___Toc2220_1677407077"/></text:h>
        <text:p text:style-name="P188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24"><text:span text:style-name="T46">l</text:span>i<text:span text:style-name="T46">s</text:span>t <text:span text:style-name="T46">bl</text:span>oc<text:span text:style-name="T46">k</text:span> <text:span text:style-name="T46">d</text:span>evices<text:span text:style-name="T181"> (</text:span><text:span text:style-name="T47">lsblk</text:span><text:span text:style-name="T181">)</text:span></text:p>
        <text:h text:style-name="P376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16">$ du -hs<text:span text:style-name="T211">c</text:span> /path/to/directory<text:span text:style-name="T212"> </text:span><text:span text:style-name="T73">(or *)</text:span></text:p>
            </table:table-cell>
          </table:table-row>
        </table:table>
        <text:p text:style-name="P199"><text:bookmark text:name="__DdeLink__2969_1794844841"/>-h is to get the numbers "human readable", e.g. get 140M instead of 143260 (size in KBytes)</text:p>
        <text:p text:style-name="P193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87">fsck -<text:span text:style-name="T95">a </text:span><text:span text:style-name="T96">/</text:span>dev<text:span text:style-name="T96">/</text:span>sd<text:span text:style-name="T95">d1</text:span></text:p>
        <text:p text:style-name="P21"><text:span text:style-name="T97">-</text:span><text:span text:style-name="T98">a </text:span>auto repair <text:span text:style-name="T95">(-y also)</text:span></text:p>
        <text:p text:style-name="P210"><text:span text:style-name="T29">gparted</text:span> <text:span text:style-name="T99">is the</text:span> GUI</text:p>
        <text:h text:style-name="P390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74">sudo <text:span text:style-name="T50">mount</text:span> <text:span text:style-name="T50">dev/ssd1</text:span></text:p>
              <text:p text:style-name="P274">/media/under9000/500gb\ piccol\ disk/</text:p>
            </table:table-cell>
            <table:table-cell table:style-name="Table31.B1" office:value-type="string">
              <text:p text:style-name="P274"><text:span text:style-name="T182">select</text:span> disk</text:p>
              <text:p text:style-name="P274"/>
              <text:p text:style-name="P274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50">umount</text:span> /home/user/external<text:span text:style-name="T183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1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88"><text:span text:style-name="Source_20_Text">$ </text:span><text:span text:style-name="Source_20_Text"><text:span text:style-name="T50">man</text:span></text:span><text:span text:style-name="Source_20_Text"> l</text:span><text:span text:style-name="Source_20_Text"><text:span text:style-name="T160">s</text:span></text:span></text:p>
            </table:table-cell>
          </table:table-row>
        </table:table>
        <text:p text:style-name="P195"><text:span text:style-name="Source_20_Text"><text:span text:style-name="T69">to get </text:span></text:span><text:span text:style-name="Source_20_Text"><text:span text:style-name="T74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72"><text:span text:style-name="Source_20_Text"><text:span text:style-name="T133">s</text:span></text:span><text:span text:style-name="Source_20_Text"><text:span text:style-name="T132">ystemctl poweroff </text:span></text:span><text:span text:style-name="Source_20_Text"><text:span text:style-name="T155">(or</text:span></text:span><text:span text:style-name="Source_20_Text"><text:span text:style-name="T154"> reboot, </text:span></text:span><text:span text:style-name="Source_20_Text"><text:span text:style-name="T155">or </text:span></text:span><text:span text:style-name="Source_20_Text"><text:span text:style-name="T154">suspend</text:span></text:span><text:span text:style-name="Source_20_Text"><text:span text:style-name="T155">)</text:span></text:span></text:p>
        <text:h text:style-name="P377" text:outline-level="2"><text:bookmark-start text:name="__RefHeading___Toc4778_1108654811"/><text:span text:style-name="Source_20_Text"><text:span text:style-name="T256">screen</text:span></text:span><text:bookmark-end text:name="__RefHeading___Toc4778_1108654811"/></text:h>
        <text:h text:style-name="P391" text:outline-level="3"><text:bookmark-start text:name="__RefHeading___Toc4780_1108654811"/><text:span text:style-name="Source_20_Text"><text:span text:style-name="T256">kde set res</text:span></text:span><text:bookmark-end text:name="__RefHeading___Toc4780_1108654811"/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382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9">Top displays a list of processes, with the ones using the most CPU at the top.</text:span></text:span></text:p>
        <text:p text:style-name="Standard"><text:span text:style-name="Strong_20_Emphasis"><text:span text:style-name="T48">htop</text:span></text:span><text:span text:style-name="Source_20_Text"><text:span text:style-name="T87"> is an improved </text:span></text:span><text:span text:style-name="Source_20_Text"><text:span text:style-name="T18">top</text:span></text:span><text:span text:style-name="Source_20_Text"><text:span text:style-name="T87"> </text:span></text:span><text:span text:style-name="Source_20_Text"><text:span text:style-name="T88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84"><text:span text:style-name="Source_20_Text"><text:span text:style-name="T51">ps</text:span></text:span><text:span text:style-name="Source_20_Text"><text:span text:style-name="T173"> -A | grep firefox </text:span></text:span><text:span text:style-name="Source_20_Text"><text:span text:style-name="T79">lists running processes</text:span></text:span></text:p>
        <text:p text:style-name="Standard"><text:span text:style-name="T33">pstree</text:span><text:span text:style-name="T28"> -A | grep firefox</text:span> <text:span text:style-name="T80">with</text:span><text:span text:style-name="T81"> a nice tree</text:span></text:p>
        <text:p text:style-name="P32"><text:span text:style-name="T166">p</text:span>s <text:span text:style-name="T50">aux</text:span> | grep spring</text:p>
        <text:p text:style-name="Text_20_body"><text:span text:style-name="Source_20_Text"><text:span text:style-name="T23">a</text:span></text:span> <text:span text:style-name="T222">-</text:span> show processes for all users<text:line-break/><text:span text:style-name="Source_20_Text"><text:span text:style-name="T23">u</text:span></text:span> <text:span text:style-name="T222">-</text:span> display the process's user/owner<text:line-break/><text:span text:style-name="Source_20_Text"><text:span text:style-name="T23">x</text:span></text:span> <text:span text:style-name="T222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2">a</text:span></text:span><text:span text:style-name="Source_20_Text"><text:span text:style-name="T81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40"><text:span text:style-name="T167">to </text:span>kill a process, given its <text:span text:style-name="T50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4"><text:span text:style-name="T67">$ </text:span><text:span text:style-name="T221">kill </text:span><text:span text:style-name="T66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85"><text:span text:style-name="T50">pkill</text:span> firefox</text:p>
            </table:table-cell>
            <table:table-cell table:style-name="Table23.B1" office:value-type="string">
              <text:p text:style-name="P85"><text:span text:style-name="T50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4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86"><text:span text:style-name="Source_20_Text"><text:span text:style-name="T141">$ </text:span></text:span><text:span text:style-name="Source_20_Text"><text:span text:style-name="T140">gedit</text:span></text:span><text:span text:style-name="Source_20_Text"><text:span text:style-name="T134"> &amp; disown</text:span></text:span></text:p>
            </table:table-cell>
            <table:covered-table-cell/>
            <table:table-cell table:style-name="Table24.C1" office:value-type="string">
              <text:p text:style-name="P217"/>
            </table:table-cell>
          </table:table-row>
          <table:table-row>
            <table:table-cell table:style-name="Table24.A5" table:number-columns-spanned="3" office:value-type="string">
              <text:p text:style-name="P223"><text:span text:style-name="T174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23">Another option is to <text:span text:style-name="T176">launch the task in the </text:span>backgrnd, by placing an <text:span text:style-name="Source_20_Text"><text:span text:style-name="T175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86">$ gedit <text:span text:style-name="T50">&amp;</text:span></text:p>
            </table:table-cell>
            <table:table-cell table:style-name="Table24.B4" table:number-columns-spanned="2" office:value-type="string">
              <text:p text:style-name="P86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23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86"><text:span text:style-name="Source_20_Text">ls /home &gt; dir.file </text:span><text:span text:style-name="Source_20_Text"><text:span text:style-name="T50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h text:style-name="P375" text:outline-level="2"/>
        <text:h text:style-name="P357" text:outline-level="1"/>
        <text:h text:style-name="P365" text:outline-level="1"><text:bookmark-start text:name="__RefHeading___Toc809_1365304481"/><text:span text:style-name="T113">A</text:span><text:span text:style-name="T103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85">"<text:span text:style-name="T49">tar</text:span>" stands for <text:span text:style-name="T91">tape archive</text:span>.</text:p>
        <text:p text:style-name="P14">tar [-] <text:span text:style-name="T50">A</text:span> --catenate --concatenate |</text:p>
        <text:p text:style-name="P14"><text:s text:c="8"/><text:span text:style-name="T50">c</text:span> --create | </text:p>
        <text:p text:style-name="P14"><text:s text:c="8"/><text:span text:style-name="T50">d</text:span> --diff --compare | </text:p>
        <text:p text:style-name="P14"><text:s text:c="10"/>--delete | <text:span text:style-name="T50">r</text:span> --append | </text:p>
        <text:p text:style-name="P14"><text:s text:c="8"/><text:span text:style-name="T50">t</text:span> --list <text:s text:c="2"/>| <text:s text:c="2"/>--test-label | </text:p>
        <text:p text:style-name="P14"><text:s text:c="8"/><text:span text:style-name="T50">u</text:span> --update | <text:span text:style-name="T50">x</text:span> --extract </text:p>
        <text:p text:style-name="P14"><text:s text:c="7"/>--get [<text:span text:style-name="T91">options</text:span>] [<text:span text:style-name="T91">pathname</text:span> ...]</text:p>
        <text:p text:style-name="Text_20_body"><text:span text:style-name="T103">The first </text:span><text:a xlink:type="simple" xlink:href="http://www.computerhope.com/jargon/a/argument.htm" text:style-name="Internet_20_link" text:visited-style-name="Visited_20_Internet_20_Link"><text:span text:style-name="T103">argument</text:span></text:a><text:span text:style-name="T103"> to </text:span><text:span text:style-name="T136">tar</text:span><text:span text:style-name="T103"> should be a </text:span><text:span text:style-name="T137">function</text:span><text:span text:style-name="T103"> specification: either one of the letters </text:span><text:span text:style-name="T136">A</text:span><text:span text:style-name="T103">, </text:span><text:span text:style-name="T136">c</text:span><text:span text:style-name="T103">, </text:span><text:span text:style-name="T136">d</text:span><text:span text:style-name="T103">, </text:span><text:span text:style-name="T136">r</text:span><text:span text:style-name="T103">, </text:span><text:span text:style-name="T136">t</text:span><text:span text:style-name="T103">, </text:span><text:span text:style-name="T136">u</text:span><text:span text:style-name="T103">, or </text:span><text:span text:style-name="T136">x</text:span><text:span text:style-name="T103">, or one of the long function names. A function letter does not need to be prefixed with a dash ("</text:span><text:span text:style-name="T136">-</text:span><text:span text:style-name="T103">"), and may be combined with other single-letter options. A long function name must be prefixed with a double dash ("</text:span><text:span text:style-name="T136">--</text:span><text:span text:style-name="T103">"). Some options take a </text:span><text:a xlink:type="simple" xlink:href="http://www.computerhope.com/jargon/p/paramete.htm" text:style-name="Internet_20_link" text:visited-style-name="Visited_20_Internet_20_Link"><text:span text:style-name="T103">parameter</text:span></text:a><text:span text:style-name="T103">; with the single-letter form these must be given as separate arguments. With the long form, they may be given by appending "</text:span><text:span text:style-name="T136">=</text:span><text:span text:style-name="T137">value</text:span><text:span text:style-name="T103">" to the option.</text:span></text:p>
        <text:p text:style-name="P185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86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</text:span><text:span text:style-name="Source_20_Text"><text:span text:style-name="T62">Jupiter.tar</text:span></text:span><text:span text:style-name="Source_20_Text">.gz</text:span>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26"><text:span text:style-name="T271">$ </text:span>tar <text:span text:style-name="T50">xvjf</text:span><text:span text:style-name="T270"> Venus</text:span>.tar.<text:span text:style-name="T50">bz2</text:span></text:p>
            </table:table-cell>
            <table:covered-table-cell/>
          </table:table-row>
          <table:table-row>
            <table:table-cell table:style-name="Table12.A3" office:value-type="string">
              <text:p text:style-name="P25"><text:span text:style-name="Source_20_Text"><text:span text:style-name="T26">-</text:span></text:span><text:span text:style-name="Source_20_Text"><text:span text:style-name="T25">x</text:span></text:span> extract</text:p>
            </table:table-cell>
            <table:table-cell table:style-name="Table12.A2" office:value-type="string">
              <text:p text:style-name="P25"><text:span text:style-name="Source_20_Text"><text:span text:style-name="T26">-</text:span></text:span><text:span text:style-name="Source_20_Text"><text:span text:style-name="T25">v</text:span></text:span> list files</text:p>
            </table:table-cell>
          </table:table-row>
          <table:table-row>
            <table:table-cell table:style-name="Table12.A3" office:value-type="string">
              <text:p text:style-name="P189"><text:span text:style-name="Source_20_Text"><text:span text:style-name="T26">-</text:span></text:span><text:span text:style-name="Source_20_Text"><text:span text:style-name="T25">z</text:span></text:span> means to <text:span text:style-name="Source_20_Text"><text:span text:style-name="T3">gunzip</text:span></text:span> it (as the <text:span text:style-name="Source_20_Text"><text:span text:style-name="T3">.tar</text:span>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A2" table:number-rows-spanned="2" office:value-type="string">
              <text:p text:style-name="P189"><text:span text:style-name="Source_20_Text"><text:span text:style-name="T26">-</text:span></text:span><text:span text:style-name="Source_20_Text"><text:span text:style-name="T25">f</text:span>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  <table:table-row>
            <table:table-cell table:style-name="Table12.A3" office:value-type="string">
              <text:p text:style-name="P190"><text:span text:style-name="Source_20_Text"><text:span text:style-name="T25">-j</text:span></text:span> Filter through bzip2</text:p>
            </table:table-cell>
            <table:covered-table-cell/>
          </table:table-row>
        </table:table>
        <text:h text:style-name="P392" text:outline-level="3"/>
        <text:p text:style-name="P201"/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3">unzip file.zip -d destination_folder</text:span></text:span></text:p>
        <text:h text:style-name="P369" text:outline-level="1"><text:bookmark-start text:name="__RefHeading___Toc19564_1519029302"/><text:soft-page-break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50">1) </text:span></text:span><text:span text:style-name="Source_20_Text"><text:span text:style-name="T89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23">2) <text:s/>create new layout file</text:p>
              <text:p text:style-name="P170">$ xkbcomp $DISPLAY custom.xkb</text:p>
            </table:table-cell>
          </table:table-row>
          <table:table-row>
            <table:table-cell table:style-name="Table61.A2" office:value-type="string">
              <text:p text:style-name="P323">3) edit custom.xkb</text:p>
              <text:p text:style-name="P323">after <text:span text:style-name="T44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50">;</text:span></text:span></text:p>
            </table:table-cell>
          </table:table-row>
          <table:table-row>
            <table:table-cell table:style-name="Table61.A2" office:value-type="string">
              <text:p text:style-name="P323">3) after <text:span text:style-name="T44">xkb_symbols "..." {</text:span></text:p>
              <text:p text:style-name="Preformatted_20_Text">key &lt;<text:span text:style-name="T50">AD08</text:span>&gt; {</text:p>
              <text:p text:style-name="Preformatted_20_Text"><text:span text:style-name="T250"><text:s text:c="2"/></text:span>type="WinKeyAsFnKey",</text:p>
              <text:p text:style-name="Preformatted_20_Text"><text:span text:style-name="T250"><text:s text:c="2"/></text:span>symbols[Group1]=[<text:span text:style-name="T50">i,I</text:span>,NoSymbol],</text:p>
              <text:p text:style-name="P171"><text:s text:c="2"/>actions=</text:p>
              <text:p text:style-name="P171"><text:s text:c="2"/><text:span text:style-name="T252"><text:s text:c="2"/></text:span>[NoAction(),NoAction(),</text:p>
              <text:p text:style-name="P171"><text:s text:c="2"/><text:span text:style-name="T252"><text:s text:c="2"/></text:span>RedirectKey(key=&lt;<text:span text:style-name="T50">UP</text:span>&gt;,</text:p>
              <text:p text:style-name="P171"><text:span text:style-name="T250"><text:s text:c="4"/></text:span>clearmods=Super)] <text:span text:style-name="T250">}</text:span>;</text:p>
            </table:table-cell>
          </table:table-row>
          <table:table-row>
            <table:table-cell table:style-name="Table61.A2" office:value-type="string">
              <text:p text:style-name="P324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1"/></text:span></text:p>
        <text:p text:style-name="Text_20_body"/>
        <text:h text:style-name="P368" text:outline-level="1"><text:span text:style-name="Source_20_Text"><text:span text:style-name="T159">personalize bash</text:span></text:span></text:h>
        <text:p text:style-name="P177"><text:span text:style-name="Source_20_Text">~/.bashrc</text:span></text:p>
        <text:h text:style-name="P393" text:outline-level="3"><text:bookmark-start text:name="__RefHeading___Toc2002_451784513"/><text:span text:style-name="Source_20_Text">autocompletion</text:span><text:bookmark-end text:name="__RefHeading___Toc2002_451784513"/></text:h>
        <text:p text:style-name="P268"><text:span text:style-name="Source_20_Text"><text:span text:style-name="T69">To enable smart completion, </text:span></text:span><text:span text:style-name="Source_20_Text"><text:span text:style-name="T75">in</text:span></text:span></text:p>
        <text:p text:style-name="P177"><text:span text:style-name="Source_20_Text">/etc/bash.bashrc </text:span></text:p>
        <text:p text:style-name="P268"><text:span text:style-name="Source_20_Text"><text:span text:style-name="T69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77"><text:span text:style-name="Source_20_Text"><text:span text:style-name="T148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393" text:outline-level="3"><text:bookmark-start text:name="__RefHeading___Toc2004_451784513"/><text:span text:style-name="Source_20_Text">color</text:span><text:span text:style-name="Source_20_Text"><text:span text:style-name="T162">s</text:span></text:span><text:span text:style-name="Source_20_Text"> meaning</text:span><text:bookmark-end text:name="__RefHeading___Toc2004_451784513"/></text:h>
        <text:p text:style-name="P177"><text:span text:style-name="Source_20_Text"><text:span text:style-name="T163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77"><text:span text:style-name="Source_20_Text"><text:span text:style-name="T163">{ <text:s text:c="5"/></text:span></text:span></text:p>
        <text:p text:style-name="P177"><text:span text:style-name="Source_20_Text"><text:span text:style-name="T163"><text:s text:c="2"/>IFS=: <text:s text:c="4"/></text:span></text:span></text:p>
        <text:p text:style-name="P177"><text:span text:style-name="Source_20_Text"><text:span text:style-name="T163"><text:s text:c="2"/>for i in $LS_COLORS <text:s text:c="4"/></text:span></text:span></text:p>
        <text:p text:style-name="P177"><text:span text:style-name="Source_20_Text"><text:span text:style-name="T163"><text:s text:c="2"/>do <text:s text:c="7"/></text:span></text:span></text:p>
        <text:p text:style-name="P177"><text:span text:style-name="Source_20_Text"><text:span text:style-name="T163"><text:s text:c="4"/>echo -e "\e[${i#*=}m$( x=${i%=*}; [ "${!x}" ] &amp;&amp; echo "${!x}" || echo "$x" )\e[m" </text:span></text:span></text:p>
        <text:p text:style-name="P177"><text:span text:style-name="Source_20_Text"><text:span text:style-name="T163"><text:s text:c="2"/>done</text:span></text:span><text:span text:style-name="Source_20_Text"><text:span text:style-name="T164">}</text:span></text:span></text:p>
        <text:h text:style-name="P393" text:outline-level="3"><text:bookmark-start text:name="__RefHeading___Toc11638_2453026979"/><text:span text:style-name="Source_20_Text">pvo </text:span><text:span text:style-name="Source_20_Text"><text:span text:style-name="T224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24">source ~/.bash_<text:span text:style-name="T261">rc</text:span></text:p>
              <text:p text:style-name="P124"/>
              <text:p text:style-name="P124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  <table:table-row>
            <table:table-cell table:style-name="Table40.A2" office:value-type="string">
              <text:p text:style-name="P125">export PS1='\[\e[01;33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;34m\]\w\[\e[00m\]\ \n$ '</text:p>
            </table:table-cell>
          </table:table-row>
          <table:table-row>
            <table:table-cell table:style-name="Table40.A2" office:value-type="string">
              <text:p text:style-name="P126">ITALIA ENHANCED</text:p>
              <text:p text:style-name="P127">export PS1='\[\e[37;42m\] \t\[\e[m\]\[\e[42m\] \[\e[m\]\[\e[47m\] \[\e[m\]\[\e[30;47m\]\u \[\e[m\]\[\e[41m\] \[\e[m\]\[\e[37;41m\]\w\[\e[m\]\[\e[37;41m\]/ \[\e[m\] `if [ $? = 0 ]; then echo "\[\e[32m\] ✔ "; else echo "\[\e[31m\] ✘ "; fi`\e[m `[[ $(git status 2&gt; /dev/null) =~ Changes\ to\ be\ committed: ]] &amp;&amp; echo "\[\e[33m\]" || echo "\[\e[31m\]"``[[ ! $(git status 2&gt; /dev/null) =~ nothing\ to\ commit,\ working\ .+\ clean ]] || echo "\[\e[32m\]"`$(__git_ps1 "(%s)\[\e[00m\]")\e[m\n$ '</text:p>
            </table:table-cell>
          </table:table-row>
        </table:table>
        <text:h text:style-name="Heading_20_3" text:outline-level="3"><text:span text:style-name="Source_20_Text">bash ps1 colors</text:span></text:h>
        <table:table table:name="Table72" table:style-name="Table72">
          <table:table-column table:style-name="Table72.A"/>
          <table:table-column table:style-name="Table72.B"/>
          <table:table-column table:style-name="Table72.C"/>
          <table:table-row>
            <table:table-cell table:style-name="Table72.A1" office:value-type="string">
              <text:p text:style-name="Preformatted_20_Text"><text:span text:style-name="User_20_Entry"><text:span text:style-name="T50">\e[</text:span></text:span></text:p>
            </table:table-cell>
            <table:table-cell table:style-name="Table72.B1" office:value-type="string">
              <text:p text:style-name="Standard">start color theme</text:p>
            </table:table-cell>
            <table:table-cell table:style-name="Table72.C1" office:value-type="string">
              <text:p text:style-name="P178"><text:span text:style-name="Source_20_Text">\e[ </text:span></text:p>
            </table:table-cell>
          </table:table-row>
          <table:table-row>
            <table:table-cell table:style-name="Table72.A2" office:value-type="string">
              <text:p text:style-name="P43">x;y</text:p>
            </table:table-cell>
            <table:table-cell table:style-name="Table72.B2" office:value-type="string">
              <text:p text:style-name="Standard">color to use</text:p>
            </table:table-cell>
            <table:table-cell table:style-name="Table72.C2" office:value-type="string">
              <text:p text:style-name="P178"><text:span text:style-name="Source_20_Text">0;31m</text:span></text:p>
            </table:table-cell>
          </table:table-row>
          <table:table-row>
            <table:table-cell table:style-name="Table72.A2" office:value-type="string">
              <text:p text:style-name="P43">$PS1</text:p>
            </table:table-cell>
            <table:table-cell table:style-name="Table72.B3" office:value-type="string">
              <text:p text:style-name="Standard">variable</text:p>
            </table:table-cell>
            <table:table-cell table:style-name="Table72.C3" office:value-type="string">
              <text:p text:style-name="P178"><text:span text:style-name="Source_20_Text">[\Manuel\h \W]\$ </text:span></text:p>
            </table:table-cell>
          </table:table-row>
          <table:table-row>
            <table:table-cell table:style-name="Table72.A2" office:value-type="string">
              <text:p text:style-name="P43">\e[m</text:p>
            </table:table-cell>
            <table:table-cell table:style-name="Table72.B4" office:value-type="string">
              <text:p text:style-name="Standard">stop color theme</text:p>
            </table:table-cell>
            <table:table-cell table:style-name="Table72.C4" office:value-type="string">
              <text:p text:style-name="P178"><text:span text:style-name="Source_20_Text">\e[m</text:span></text:p>
            </table:table-cell>
          </table:table-row>
        </table:table>
        <text:p text:style-name="Text_20_body"><text:span text:style-name="Source_20_Text"/></text:p>
        <text:h text:style-name="P369" text:outline-level="1"><text:bookmark-start text:name="__RefHeading___Toc5626_428051376"/><text:span text:style-name="Source_20_Text">specific apps</text:span><text:bookmark-end text:name="__RefHeading___Toc5626_428051376"/></text:h>
        <text:h text:style-name="P378" text:outline-level="2"><text:bookmark-start text:name="__RefHeading___Toc44535_1435368569"/><text:span text:style-name="Source_20_Text"><text:span text:style-name="T187">Bash</text:span></text:span><text:bookmark-end text:name="__RefHeading___Toc44535_1435368569"/></text:h>
        <table:table table:name="Table32" table:style-name="Table32">
          <table:table-column table:style-name="Table32.A"/>
          <table:table-column table:style-name="Table32.B"/>
          <table:table-column table:style-name="Table32.C"/>
          <table:table-row>
            <table:table-cell table:style-name="Table32.A1" office:value-type="string">
              <text:p text:style-name="P281">bash history</text:p>
            </table:table-cell>
            <table:table-cell table:style-name="Table32.B1" office:value-type="string">
              <text:p text:style-name="P8">CTRL</text:p>
            </table:table-cell>
            <table:table-cell table:style-name="Table32.C1" office:value-type="string">
              <text:p text:style-name="P8">R</text:p>
            </table:table-cell>
          </table:table-row>
          <table:table-row>
            <table:table-cell table:style-name="Table32.A6" office:value-type="string">
              <text:p text:style-name="P282">scroll line</text:p>
            </table:table-cell>
            <table:table-cell table:style-name="Table32.B2" office:value-type="string">
              <text:p text:style-name="P183">CTRL<text:span text:style-name="T268"> +</text:span> SHIFT</text:p>
            </table:table-cell>
            <table:table-cell table:style-name="Table32.C2" office:value-type="string">
              <text:p text:style-name="P183">8/2 Num</text:p>
            </table:table-cell>
          </table:table-row>
          <table:table-row>
            <table:table-cell table:style-name="Table32.A6" office:value-type="string">
              <text:p text:style-name="P346">delete word <text:span text:style-name="T269">←</text:span></text:p>
            </table:table-cell>
            <table:table-cell table:style-name="Table32.B2" office:value-type="string">
              <text:p text:style-name="P184">ALT</text:p>
            </table:table-cell>
            <table:table-cell table:style-name="Table32.C2" office:value-type="string">
              <text:p text:style-name="P184">BACKSPACE</text:p>
            </table:table-cell>
          </table:table-row>
          <table:table-row>
            <table:table-cell table:style-name="Table32.A6" office:value-type="string">
              <text:p text:style-name="P346">delete word <text:span text:style-name="T269">→</text:span></text:p>
            </table:table-cell>
            <table:table-cell table:style-name="Table32.B2" office:value-type="string">
              <text:p text:style-name="P184">ALT</text:p>
            </table:table-cell>
            <table:table-cell table:style-name="Table32.C2" office:value-type="string">
              <text:p text:style-name="P184">D</text:p>
            </table:table-cell>
          </table:table-row>
          <table:table-row>
            <table:table-cell table:style-name="Table32.A6" office:value-type="string">
              <text:p text:style-name="P346">go to start</text:p>
            </table:table-cell>
            <table:table-cell table:style-name="Table32.B2" office:value-type="string">
              <text:p text:style-name="P184">CTRL</text:p>
            </table:table-cell>
            <table:table-cell table:style-name="Table32.C2" office:value-type="string">
              <text:p text:style-name="P184">A</text:p>
            </table:table-cell>
          </table:table-row>
          <table:table-row>
            <table:table-cell table:style-name="Table32.A6" office:value-type="string">
              <text:p text:style-name="P346">go to end</text:p>
            </table:table-cell>
            <table:table-cell table:style-name="Table32.B2" office:value-type="string">
              <text:p text:style-name="P184">CTRL</text:p>
            </table:table-cell>
            <table:table-cell table:style-name="Table32.C2" office:value-type="string">
              <text:p text:style-name="P184">E</text:p>
            </table:table-cell>
          </table:table-row>
        </table:table>
        <text:h text:style-name="P379" text:outline-level="2"><text:bookmark-start text:name="__RefHeading___Toc2935_3392871848"/><text:span text:style-name="Source_20_Text"><text:span text:style-name="T207">Libre Office</text:span></text:span><text:bookmark-end text:name="__RefHeading___Toc2935_3392871848"/></text:h>
        <text:h text:style-name="P394" text:outline-level="3"><text:bookmark-start text:name="__RefHeading___Toc2937_3392871848"/><text:span text:style-name="Source_20_Text"><text:span text:style-name="T208">white icons:</text:span></text:span><text:bookmark-end text:name="__RefHeading___Toc2937_3392871848"/></text:h>
        <text:p text:style-name="P117"><text:span text:style-name="Source_20_Text"><text:span text:style-name="T208">sudo cp images_sifr.zip /usr/share/libreoffice/share/config/images_sifr.zip</text:span></text:span></text:p>
        <text:h text:style-name="P380" text:outline-level="2"><text:bookmark-start text:name="__RefHeading___Toc10904_151467102"/><text:span text:style-name="Source_20_Text"><text:span text:style-name="T219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92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18">pgdown/up</text:p>
            </table:table-cell>
          </table:table-row>
          <table:table-row>
            <table:table-cell table:style-name="Table54.A6" office:value-type="string">
              <text:p text:style-name="P293">split terminals h<text:span text:style-name="T220">O</text:span>riz</text:p>
            </table:table-cell>
            <table:table-cell table:style-name="Table54.B2" office:value-type="string">
              <text:p text:style-name="P119">C + S</text:p>
            </table:table-cell>
            <table:table-cell table:style-name="Table54.C2" office:value-type="string">
              <text:p text:style-name="P119">O</text:p>
            </table:table-cell>
          </table:table-row>
          <table:table-row>
            <table:table-cell table:style-name="Table54.A6" office:value-type="string">
              <text:p text:style-name="P293">split terminals v<text:span text:style-name="T220">E</text:span>rt</text:p>
            </table:table-cell>
            <table:table-cell table:style-name="Table54.B2" office:value-type="string">
              <text:p text:style-name="P119">C + S</text:p>
            </table:table-cell>
            <table:table-cell table:style-name="Table54.C2" office:value-type="string">
              <text:p text:style-name="P119">E</text:p>
            </table:table-cell>
          </table:table-row>
          <table:table-row>
            <table:table-cell table:style-name="Table54.A6" office:value-type="string">
              <text:p text:style-name="P294">move between termin</text:p>
            </table:table-cell>
            <table:table-cell table:style-name="Table54.B2" office:value-type="string">
              <text:p text:style-name="P120">ALT</text:p>
            </table:table-cell>
            <table:table-cell table:style-name="Table54.C2" office:value-type="string">
              <text:p text:style-name="P33">← ↑ ↓ →</text:p>
            </table:table-cell>
          </table:table-row>
          <table:table-row>
            <table:table-cell table:style-name="Table54.A6" office:value-type="string">
              <text:p text:style-name="P296">resize terminals</text:p>
            </table:table-cell>
            <table:table-cell table:style-name="Table54.B2" office:value-type="string">
              <text:p text:style-name="P122">C + S</text:p>
            </table:table-cell>
            <table:table-cell table:style-name="Table54.C2" office:value-type="string">
              <text:p text:style-name="P33">← ↑ ↓ →</text:p>
            </table:table-cell>
          </table:table-row>
          <table:table-row>
            <table:table-cell table:style-name="Table54.A6" office:value-type="string">
              <text:p text:style-name="P295">toggle one/many term</text:p>
            </table:table-cell>
            <table:table-cell table:style-name="Table54.B2" office:value-type="string">
              <text:p text:style-name="P121">C + S</text:p>
            </table:table-cell>
            <table:table-cell table:style-name="Table54.C2" office:value-type="string">
              <text:p text:style-name="P121">X</text:p>
            </table:table-cell>
          </table:table-row>
          <table:table-row>
            <table:table-cell table:style-name="Table54.A7" office:value-type="string">
              <text:p text:style-name="P297">close current terminal</text:p>
            </table:table-cell>
            <table:table-cell table:style-name="Table54.B2" office:value-type="string">
              <text:p text:style-name="P123">C + S</text:p>
            </table:table-cell>
            <table:table-cell table:style-name="Table54.C2" office:value-type="string">
              <text:p text:style-name="P123">W</text:p>
            </table:table-cell>
          </table:table-row>
          <table:table-row>
            <table:table-cell table:style-name="Table54.A8" office:value-type="string">
              <text:p text:style-name="P294">exit</text:p>
            </table:table-cell>
            <table:table-cell table:style-name="Table54.B2" office:value-type="string">
              <text:p text:style-name="P120">C + S</text:p>
            </table:table-cell>
            <table:table-cell table:style-name="Table54.C2" office:value-type="string">
              <text:p text:style-name="P120">Q</text:p>
            </table:table-cell>
          </table:table-row>
        </table:table>
        <text:h text:style-name="P381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64">-<text:span text:style-name="T178">p</text:span></text:p>
            </table:table-cell>
            <table:table-cell table:style-name="Table26.B1" office:value-type="string">
              <text:p text:style-name="P164">--<text:span text:style-name="T178">play</text:span></text:p>
            </table:table-cell>
          </table:table-row>
          <table:table-row>
            <table:table-cell table:style-name="Table26.A2" office:value-type="string">
              <text:p text:style-name="P164">-<text:span text:style-name="T178">t</text:span></text:p>
            </table:table-cell>
            <table:table-cell table:style-name="Table26.B2" office:value-type="string">
              <text:p text:style-name="P164">--<text:span text:style-name="T178">play-pause</text:span></text:p>
            </table:table-cell>
          </table:table-row>
          <table:table-row>
            <table:table-cell table:style-name="Table26.A2" office:value-type="string">
              <text:p text:style-name="P164">-<text:span text:style-name="T178">u</text:span></text:p>
            </table:table-cell>
            <table:table-cell table:style-name="Table26.B2" office:value-type="string">
              <text:p text:style-name="P164">--<text:span text:style-name="T178">pause</text:span></text:p>
            </table:table-cell>
          </table:table-row>
          <table:table-row>
            <table:table-cell table:style-name="Table26.A2" office:value-type="string">
              <text:p text:style-name="P95">-s</text:p>
            </table:table-cell>
            <table:table-cell table:style-name="Table26.B2" office:value-type="string">
              <text:p text:style-name="P95">--stop</text:p>
            </table:table-cell>
          </table:table-row>
          <table:table-row>
            <table:table-cell table:style-name="Table26.A2" office:value-type="string">
              <text:p text:style-name="P95">-r</text:p>
            </table:table-cell>
            <table:table-cell table:style-name="Table26.B2" office:value-type="string">
              <text:p text:style-name="P164">--<text:span text:style-name="T178">previous</text:span></text:p>
            </table:table-cell>
          </table:table-row>
          <table:table-row>
            <table:table-cell table:style-name="Table26.A2" office:value-type="string">
              <text:p text:style-name="P164">-<text:span text:style-name="T178">f</text:span></text:p>
            </table:table-cell>
            <table:table-cell table:style-name="Table26.B2" office:value-type="string">
              <text:p text:style-name="P164">--<text:span text:style-name="T178">next</text:span></text:p>
            </table:table-cell>
          </table:table-row>
          <table:table-row>
            <table:table-cell table:style-name="Table26.A2" office:value-type="string">
              <text:p text:style-name="P164">-<text:span text:style-name="T178">v</text:span></text:p>
            </table:table-cell>
            <table:table-cell table:style-name="Table26.B2" office:value-type="string">
              <text:p text:style-name="P164">--<text:span text:style-name="T178">volume &lt;value&gt;</text:span></text:p>
            </table:table-cell>
          </table:table-row>
          <table:table-row>
            <table:table-cell table:style-name="Table26.A2" office:value-type="string">
              <text:p text:style-name="P164">-<text:span text:style-name="T178">a</text:span></text:p>
            </table:table-cell>
            <table:table-cell table:style-name="Table26.B2" office:value-type="string">
              <text:p text:style-name="P164">--<text:span text:style-name="T178">append</text:span></text:p>
            </table:table-cell>
          </table:table-row>
          <table:table-row>
            <table:table-cell table:style-name="Table26.A2" office:value-type="string">
              <text:p text:style-name="P164">-<text:span text:style-name="T178">l</text:span></text:p>
            </table:table-cell>
            <table:table-cell table:style-name="Table26.B2" office:value-type="string">
              <text:p text:style-name="P164">--<text:span text:style-name="T178">load</text:span></text:p>
            </table:table-cell>
          </table:table-row>
          <table:table-row>
            <table:table-cell table:style-name="Table26.A2" office:value-type="string">
              <text:p text:style-name="P164">-<text:span text:style-name="T178">h</text:span></text:p>
            </table:table-cell>
            <table:table-cell table:style-name="Table26.B2" office:value-type="string">
              <text:p text:style-name="P164">--<text:span text:style-name="T178">help</text:span></text:p>
            </table:table-cell>
          </table:table-row>
        </table:table>
        <text:h text:style-name="P381" text:outline-level="2"><text:soft-page-break/><text:span text:style-name="Source_20_Text"/></text:h>
        <text:h text:style-name="P383" text:outline-level="2"><text:bookmark-start text:name="__RefHeading___Toc4782_1108654811"/>Sublime Text <text:bookmark-end text:name="__RefHeading___Toc4782_1108654811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309">Panels</text:p>
            </table:table-cell>
            <table:table-cell table:style-name="Table28.B1" table:number-columns-spanned="2" office:value-type="string">
              <text:p text:style-name="P149">SHIFT ALT</text:p>
            </table:table-cell>
            <table:covered-table-cell/>
            <table:table-cell table:style-name="Table28.D1" office:value-type="string">
              <text:p text:style-name="P148">2</text:p>
            </table:table-cell>
          </table:table-row>
          <table:table-row>
            <table:table-cell table:style-name="Table28.A2" office:value-type="string">
              <text:p text:style-name="P308"><text:span text:style-name="T240">F</text:span>uzzy opening</text:p>
            </table:table-cell>
            <table:table-cell table:style-name="Table28.B2" table:number-columns-spanned="2" office:value-type="string">
              <text:p text:style-name="P173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307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311"><text:span text:style-name="T239">select </text:span>word</text:p>
            </table:table-cell>
            <table:table-cell table:style-name="Table28.B1" table:number-columns-spanned="2" office:value-type="string">
              <text:p text:style-name="P143">CTRL</text:p>
            </table:table-cell>
            <table:covered-table-cell/>
            <table:table-cell table:style-name="Table28.D2" office:value-type="string">
              <text:p text:style-name="P142">D</text:p>
            </table:table-cell>
          </table:table-row>
          <table:table-row>
            <table:table-cell table:style-name="Table28.A2" office:value-type="string">
              <text:p text:style-name="P315">ALSO next word</text:p>
            </table:table-cell>
            <table:table-cell table:style-name="Table28.B2" table:number-columns-spanned="2" office:value-type="string">
              <text:p text:style-name="P153">CTRL</text:p>
            </table:table-cell>
            <table:covered-table-cell/>
            <table:table-cell table:style-name="Table28.D2" office:value-type="string">
              <text:p text:style-name="P152">D</text:p>
            </table:table-cell>
          </table:table-row>
          <table:table-row>
            <table:table-cell table:style-name="Table28.A2" office:value-type="string">
              <text:p text:style-name="P249">delete word</text:p>
            </table:table-cell>
            <table:table-cell table:style-name="Table28.B2" office:value-type="string">
              <text:p text:style-name="P145">CTRL </text:p>
            </table:table-cell>
            <table:table-cell table:style-name="Table28.D2" table:number-columns-spanned="2" office:value-type="string">
              <text:p text:style-name="P144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18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0">select<text:span text:style-name="T239"> line</text:span></text:p>
            </table:table-cell>
            <table:table-cell table:style-name="Table28.B2" table:number-columns-spanned="2" office:value-type="string">
              <text:p text:style-name="P173">CTRL</text:p>
            </table:table-cell>
            <table:covered-table-cell/>
            <table:table-cell table:style-name="Table28.D2" office:value-type="string">
              <text:p text:style-name="P89">L</text:p>
            </table:table-cell>
          </table:table-row>
          <table:table-row>
            <table:table-cell table:style-name="Table28.A2" office:value-type="string">
              <text:p text:style-name="P314">multi selection</text:p>
            </table:table-cell>
            <table:table-cell table:style-name="Table28.B2" table:number-columns-spanned="2" office:value-type="string">
              <text:p text:style-name="P151">CTRL SHIFT</text:p>
            </table:table-cell>
            <table:covered-table-cell/>
            <table:table-cell table:style-name="Table28.D2" office:value-type="string">
              <text:p text:style-name="P150">L</text:p>
            </table:table-cell>
          </table:table-row>
          <table:table-row>
            <table:table-cell table:style-name="Table28.A2" office:value-type="string">
              <text:p text:style-name="P280">duplicate</text:p>
            </table:table-cell>
            <table:table-cell table:style-name="Table28.B2" table:number-columns-spanned="2" office:value-type="string">
              <text:p text:style-name="P173">CTRL SHIFT</text:p>
            </table:table-cell>
            <table:covered-table-cell/>
            <table:table-cell table:style-name="Table28.D2" office:value-type="string">
              <text:p text:style-name="P89">D</text:p>
            </table:table-cell>
          </table:table-row>
          <table:table-row>
            <table:table-cell table:style-name="Table28.A2" office:value-type="string">
              <text:p text:style-name="P280">erase</text:p>
            </table:table-cell>
            <table:table-cell table:style-name="Table28.B2" table:number-columns-spanned="2" office:value-type="string">
              <text:p text:style-name="P173">CTRL SHIFT</text:p>
            </table:table-cell>
            <table:covered-table-cell/>
            <table:table-cell table:style-name="Table28.D2" office:value-type="string">
              <text:p text:style-name="P89">K</text:p>
            </table:table-cell>
          </table:table-row>
          <table:table-row>
            <table:table-cell table:style-name="Table28.A2" office:value-type="string">
              <text:p text:style-name="P306">go to line #</text:p>
            </table:table-cell>
            <table:table-cell table:style-name="Table28.B2" table:number-columns-spanned="2" office:value-type="string">
              <text:p text:style-name="P141">CTRL</text:p>
            </table:table-cell>
            <table:covered-table-cell/>
            <table:table-cell table:style-name="Table28.D2" office:value-type="string">
              <text:p text:style-name="P140">G</text:p>
            </table:table-cell>
          </table:table-row>
          <table:table-row>
            <table:table-cell table:style-name="Table28.D2" table:number-columns-spanned="4" office:value-type="string">
              <text:p text:style-name="P220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50">find</text:p>
            </table:table-cell>
            <table:table-cell table:style-name="Table28.B2" table:number-columns-spanned="2" office:value-type="string">
              <text:p text:style-name="P147">CTRL</text:p>
            </table:table-cell>
            <table:covered-table-cell/>
            <table:table-cell table:style-name="Table28.D2" office:value-type="string">
              <text:p text:style-name="P146">F</text:p>
            </table:table-cell>
          </table:table-row>
          <table:table-row>
            <table:table-cell table:style-name="Table28.A2" office:value-type="string">
              <text:p text:style-name="P250">find next</text:p>
            </table:table-cell>
            <table:table-cell table:style-name="Table28.B2" table:number-columns-spanned="2" office:value-type="string">
              <text:p text:style-name="P147"/>
            </table:table-cell>
            <table:covered-table-cell/>
            <table:table-cell table:style-name="Table28.D2" office:value-type="string">
              <text:p text:style-name="P146">ENTER</text:p>
            </table:table-cell>
          </table:table-row>
          <table:table-row>
            <table:table-cell table:style-name="Table28.A2" office:value-type="string">
              <text:p text:style-name="P250">find ALL</text:p>
            </table:table-cell>
            <table:table-cell table:style-name="Table28.B2" table:number-columns-spanned="2" office:value-type="string">
              <text:p text:style-name="P147">ALT</text:p>
            </table:table-cell>
            <table:covered-table-cell/>
            <table:table-cell table:style-name="Table28.D2" office:value-type="string">
              <text:p text:style-name="P146">ENTER</text:p>
            </table:table-cell>
          </table:table-row>
          <table:table-row>
            <table:table-cell table:style-name="Table28.A2" office:value-type="string">
              <text:p text:style-name="P250">toggle REGEX</text:p>
            </table:table-cell>
            <table:table-cell table:style-name="Table28.B2" table:number-columns-spanned="2" office:value-type="string">
              <text:p text:style-name="P147">ALT</text:p>
            </table:table-cell>
            <table:covered-table-cell/>
            <table:table-cell table:style-name="Table28.D2" office:value-type="string">
              <text:p text:style-name="P146">R</text:p>
            </table:table-cell>
          </table:table-row>
          <table:table-row>
            <table:table-cell table:style-name="Table28.D2" table:number-columns-spanned="4" office:value-type="string">
              <text:p text:style-name="P222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0">enter</text:p>
            </table:table-cell>
            <table:table-cell table:style-name="Table28.B2" table:number-columns-spanned="2" office:value-type="string">
              <text:p text:style-name="P90">escape</text:p>
            </table:table-cell>
            <table:covered-table-cell/>
            <table:table-cell table:style-name="Table28.D2" office:value-type="string">
              <text:p text:style-name="P90"/>
            </table:table-cell>
          </table:table-row>
          <table:table-row>
            <table:table-cell table:style-name="Table28.A2" office:value-type="string">
              <text:p text:style-name="P280">exit</text:p>
            </table:table-cell>
            <table:table-cell table:style-name="Table28.B2" table:number-columns-spanned="2" office:value-type="string">
              <text:p text:style-name="P90">i</text:p>
            </table:table-cell>
            <table:covered-table-cell/>
            <table:table-cell table:style-name="Table28.D2" office:value-type="string">
              <text:p text:style-name="P90"/>
            </table:table-cell>
          </table:table-row>
          <table:table-row>
            <table:table-cell table:style-name="Table28.A2" office:value-type="string">
              <text:p text:style-name="P219">Indent</text:p>
            </table:table-cell>
            <table:table-cell table:style-name="Table28.B2" table:number-columns-spanned="2" office:value-type="string">
              <text:p text:style-name="P90">CTRL</text:p>
            </table:table-cell>
            <table:covered-table-cell/>
            <table:table-cell table:style-name="Table28.D2" office:value-type="string">
              <text:p text:style-name="P89">[ or ]</text:p>
            </table:table-cell>
          </table:table-row>
          <table:table-row>
            <table:table-cell table:style-name="Table28.A2" office:value-type="string">
              <text:p text:style-name="P280">paste &amp; indent</text:p>
            </table:table-cell>
            <table:table-cell table:style-name="Table28.B2" table:number-columns-spanned="2" office:value-type="string">
              <text:p text:style-name="P90">CTRL SHIFT</text:p>
            </table:table-cell>
            <table:covered-table-cell/>
            <table:table-cell table:style-name="Table28.D2" office:value-type="string">
              <text:p text:style-name="P89">V</text:p>
            </table:table-cell>
          </table:table-row>
          <table:table-row>
            <table:table-cell table:style-name="Table28.A2" office:value-type="string">
              <text:p text:style-name="P219">Fold/<text:span text:style-name="T180">Unfold</text:span></text:p>
            </table:table-cell>
            <table:table-cell table:style-name="Table28.B2" table:number-columns-spanned="2" office:value-type="string">
              <text:p text:style-name="P92">CTRL SHIFT </text:p>
            </table:table-cell>
            <table:covered-table-cell/>
            <table:table-cell table:style-name="Table28.D2" office:value-type="string">
              <text:p text:style-name="P91">[ or ]</text:p>
            </table:table-cell>
          </table:table-row>
          <table:table-row>
            <table:table-cell table:style-name="Table28.A2" office:value-type="string">
              <text:p text:style-name="P221">Insert <text:span text:style-name="T248">TAGS</text:span></text:p>
            </table:table-cell>
            <table:table-cell table:style-name="Table28.B2" table:number-columns-spanned="2" office:value-type="string">
              <text:p text:style-name="P169">ALT <text:s/>SHIFT</text:p>
            </table:table-cell>
            <table:covered-table-cell/>
            <table:table-cell table:style-name="Table28.D2" office:value-type="string">
              <text:p text:style-name="P168">W</text:p>
            </table:table-cell>
          </table:table-row>
          <table:table-row>
            <table:table-cell table:style-name="Table28.D2" table:number-columns-spanned="4" office:value-type="string">
              <text:p text:style-name="P222"><text:bookmark-start text:name="__RefHeading___Toc20029_205490006"/><text:span text:style-name="T238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2">select and<text:span text:style-name="T237"> align</text:span></text:p>
            </table:table-cell>
            <table:table-cell table:style-name="Table28.B2" table:number-columns-spanned="2" office:value-type="string">
              <text:p text:style-name="P173">CTRL ALT</text:p>
            </table:table-cell>
            <table:covered-table-cell/>
            <table:table-cell table:style-name="Table28.D2" office:value-type="string">
              <text:p text:style-name="P89">A</text:p>
            </table:table-cell>
          </table:table-row>
          <table:table-row>
            <table:table-cell table:style-name="Table28.D2" table:number-columns-spanned="4" office:value-type="string">
              <text:p text:style-name="P222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3">fix table</text:p>
            </table:table-cell>
            <table:table-cell table:style-name="Table28.B2" table:number-columns-spanned="2" office:value-type="string">
              <text:p text:style-name="P94">ALT</text:p>
            </table:table-cell>
            <table:covered-table-cell/>
            <table:table-cell table:style-name="Table28.D2" office:value-type="string">
              <text:p text:style-name="P93">;</text:p>
            </table:table-cell>
          </table:table-row>
          <table:table-row>
            <table:table-cell table:style-name="Table28.D2" table:number-columns-spanned="4" office:value-type="string">
              <text:p text:style-name="P222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1">preview file</text:p>
            </table:table-cell>
            <table:table-cell table:style-name="Table28.B2" table:number-columns-spanned="2" office:value-type="string">
              <text:p text:style-name="P112">ALT</text:p>
            </table:table-cell>
            <table:covered-table-cell/>
            <table:table-cell table:style-name="Table28.D2" office:value-type="string">
              <text:p text:style-name="P111">M</text:p>
            </table:table-cell>
          </table:table-row>
          <table:table-row>
            <table:table-cell table:style-name="Table28.A31" table:number-columns-spanned="4" office:value-type="string">
              <text:p text:style-name="P310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21">create file</text:p>
            </table:table-cell>
            <table:table-cell table:style-name="Table28.B2" table:number-columns-spanned="2" office:value-type="string">
              <text:p text:style-name="P166">SUPER ALT</text:p>
            </table:table-cell>
            <table:covered-table-cell/>
            <table:table-cell table:style-name="Table28.D2" office:value-type="string">
              <text:p text:style-name="P165">N</text:p>
            </table:table-cell>
          </table:table-row>
        </table:table>
        <text:h text:style-name="P405" text:outline-level="4"/>
        <text:h text:style-name="P406" text:outline-level="4"><text:soft-page-break/>packgs installed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98">Sublime Git</text:p>
            </table:table-cell>
            <table:table-cell table:style-name="Table39.B1" office:value-type="string">
              <text:p text:style-name="P298">Cucumber</text:p>
            </table:table-cell>
          </table:table-row>
          <table:table-row>
            <table:table-cell table:style-name="Table39.A2" office:value-type="string">
              <text:p text:style-name="P298">Markdown Preview</text:p>
            </table:table-cell>
            <table:table-cell table:style-name="Table39.B2" office:value-type="string">
              <text:p text:style-name="P298">Alignment</text:p>
            </table:table-cell>
          </table:table-row>
          <table:table-row>
            <table:table-cell table:style-name="Table39.A2" office:value-type="string">
              <text:p text:style-name="P298">Monokai Extended</text:p>
            </table:table-cell>
            <table:table-cell table:style-name="Table39.B2" office:value-type="string">
              <text:p text:style-name="P298">Sass</text:p>
            </table:table-cell>
          </table:table-row>
          <table:table-row>
            <table:table-cell table:style-name="Table39.A2" office:value-type="string">
              <text:p text:style-name="P322">AdvancedNewFile</text:p>
            </table:table-cell>
            <table:table-cell table:style-name="Table39.B2" office:value-type="string">
              <text:p text:style-name="P298"/>
            </table:table-cell>
          </table:table-row>
        </table:table>
        <text:h text:style-name="P364" text:outline-level="2"><text:span text:style-name="Source_20_Text"/></text:h>
        <text:h text:style-name="P384" text:outline-level="2"><text:bookmark-start text:name="__RefHeading___Toc4784_1108654811"/><text:span text:style-name="Source_20_Text"><text:span text:style-name="T233">Vim</text:span></text:span><text:bookmark-end text:name="__RefHeading___Toc4784_1108654811"/></text:h>
        <text:h text:style-name="P395" text:outline-level="3"><draw:frame draw:style-name="fr3" draw:name="Image2" text:anchor-type="paragraph" svg:width="56.94mm" svg:height="74.67mm" draw:z-index="16"><draw:image xlink:href="Pictures/1000020100000393000004B00015E60FA61A7CF2.png" xlink:type="simple" xlink:show="embed" xlink:actuate="onLoad"/></draw:frame><text:bookmark-start text:name="__RefHeading___Toc4786_1108654811"/>split<text:bookmark-end text:name="__RefHeading___Toc4786_1108654811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78">:vsp ~/.vimrc</text:p>
            </table:table-cell>
            <table:table-cell table:style-name="Table62.B1" office:value-type="string">
              <text:p text:style-name="P335">vertical</text:p>
            </table:table-cell>
          </table:table-row>
          <table:table-row>
            <table:table-cell table:style-name="Table62.A2" office:value-type="string">
              <text:p text:style-name="P78">:sp</text:p>
            </table:table-cell>
            <table:table-cell table:style-name="Table62.B4" office:value-type="string">
              <text:p text:style-name="P335">horizontal</text:p>
            </table:table-cell>
          </table:table-row>
          <table:table-row>
            <table:table-cell table:style-name="Table62.A3" table:number-columns-spanned="2" office:value-type="string">
              <text:p text:style-name="P335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78">:10sp ~/.vimrc</text:p>
            </table:table-cell>
            <table:table-cell table:style-name="Table62.B4" office:value-type="string">
              <text:p text:style-name="P335">split height</text:p>
            </table:table-cell>
          </table:table-row>
          <table:table-row>
            <table:table-cell table:style-name="Table62.A5" office:value-type="string">
              <text:p text:style-name="P78">:q</text:p>
            </table:table-cell>
            <table:table-cell table:style-name="Table62.B5" office:value-type="string">
              <text:p text:style-name="P335">close split</text:p>
            </table:table-cell>
          </table:table-row>
        </table:table>
        <text:h text:style-name="P397" text:outline-level="3"><text:bookmark-start text:name="__RefHeading___Toc4788_1108654811"/>tabs<text:bookmark-end text:name="__RefHeading___Toc4788_1108654811"/>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office:value-type="string">
              <text:p text:style-name="P78">:tabe<text:span text:style-name="T258"> &lt;filepath&gt;</text:span></text:p>
            </table:table-cell>
            <table:table-cell table:style-name="Table65.B1" office:value-type="string">
              <text:p text:style-name="P340">open new tab</text:p>
            </table:table-cell>
          </table:table-row>
          <table:table-row>
            <table:table-cell table:style-name="Table65.A2" office:value-type="string">
              <text:p text:style-name="P408">:tabn/:tabp<text:span text:style-name="T272"> gt/Gt</text:span></text:p>
            </table:table-cell>
            <table:table-cell table:style-name="Table65.B3" office:value-type="string">
              <text:p text:style-name="P340">next/previous tab</text:p>
            </table:table-cell>
          </table:table-row>
          <table:table-row>
            <table:table-cell table:style-name="Table65.A2" office:value-type="string">
              <text:p text:style-name="Preformatted_20_Text"><text:span text:style-name="Source_20_Text"><text:span text:style-name="T50">{i}gt </text:span></text:span></text:p>
            </table:table-cell>
            <table:table-cell table:style-name="Table65.B3" office:value-type="string">
              <text:p text:style-name="Standard">go to tab in position i</text:p>
            </table:table-cell>
          </table:table-row>
        </table:table>
        <text:h text:style-name="P398" text:outline-level="3"><text:bookmark-start text:name="__RefHeading___Toc4790_1108654811"/>folding<text:bookmark-end text:name="__RefHeading___Toc4790_1108654811"/>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1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64">auto folding</text:p>
            </table:table-cell>
          </table:table-row>
          <table:table-row>
            <table:table-cell table:style-name="Table66.A1" office:value-type="string">
              <text:p text:style-name="P73">zj zk</text:p>
            </table:table-cell>
            <table:table-cell table:style-name="Table66.B2" table:number-columns-spanned="2" office:value-type="string">
              <text:p text:style-name="P341">prev/next fold</text:p>
            </table:table-cell>
            <table:covered-table-cell/>
            <table:table-cell table:style-name="Table66.A1" office:value-type="string">
              <text:p text:style-name="P70">zE</text:p>
            </table:table-cell>
            <table:table-cell table:style-name="Table66.E2" office:value-type="string">
              <text:p text:style-name="P341">delete all folds</text:p>
            </table:table-cell>
          </table:table-row>
          <table:table-row>
            <table:table-cell table:style-name="Table66.A3" office:value-type="string">
              <text:p text:style-name="P73">zo</text:p>
            </table:table-cell>
            <table:table-cell table:style-name="Table66.B3" table:number-columns-spanned="2" office:value-type="string">
              <text:p text:style-name="P341">open fold</text:p>
            </table:table-cell>
            <table:covered-table-cell/>
            <table:table-cell table:style-name="Table66.A3" office:value-type="string">
              <text:p text:style-name="P77">zc</text:p>
            </table:table-cell>
            <table:table-cell table:style-name="Table66.E3" office:value-type="string">
              <text:p text:style-name="P345">close fold</text:p>
            </table:table-cell>
          </table:table-row>
          <table:table-row>
            <table:table-cell table:style-name="Table66.A3" office:value-type="string">
              <text:p text:style-name="P73">zO</text:p>
            </table:table-cell>
            <table:table-cell table:style-name="Table66.B4" table:number-columns-spanned="2" office:value-type="string">
              <text:p text:style-name="P341">open all folds</text:p>
            </table:table-cell>
            <table:covered-table-cell/>
            <table:table-cell table:style-name="Table66.A3" office:value-type="string">
              <text:p text:style-name="P73">zM</text:p>
            </table:table-cell>
            <table:table-cell table:style-name="Table66.E4" office:value-type="string">
              <text:p text:style-name="P341">close all folds</text:p>
            </table:table-cell>
          </table:table-row>
          <table:table-row>
            <table:table-cell table:style-name="Table66.A1" table:number-columns-spanned="2" office:value-type="string">
              <text:p text:style-name="P72">:mkview</text:p>
            </table:table-cell>
            <table:covered-table-cell/>
            <table:table-cell table:style-name="Table66.A1" office:value-type="string">
              <text:p text:style-name="P251">save folds</text:p>
            </table:table-cell>
            <table:table-cell table:style-name="Table66.D5" table:number-columns-spanned="2" office:value-type="string">
              <text:p text:style-name="P266"/>
            </table:table-cell>
            <table:covered-table-cell/>
          </table:table-row>
        </table:table>
        <text:h text:style-name="P399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81"><text:span text:style-name="T257">:</text:span>set number</text:p>
            </table:table-cell>
            <table:table-cell table:style-name="Table67.B1" office:value-type="string">
              <text:p text:style-name="P268">lines number</text:p>
            </table:table-cell>
          </table:table-row>
          <table:table-row>
            <table:table-cell table:style-name="Table67.A4" office:value-type="string">
              <text:p text:style-name="P177"><text:span text:style-name="T59">:</text:span><text:span text:style-name="T50">set </text:span><text:span text:style-name="T59">wrap</text:span><text:span text:style-name="T257"> </text:span></text:p>
            </table:table-cell>
            <table:table-cell table:style-name="Table67.B4" office:value-type="string">
              <text:p text:style-name="P81"><text:span text:style-name="T257">:</text:span>set n<text:span text:style-name="T257">owrap</text:span></text:p>
            </table:table-cell>
          </table:table-row>
          <table:table-row>
            <table:table-cell table:style-name="Table67.A4" office:value-type="string">
              <text:p text:style-name="P176">:<text:span text:style-name="T50">syntax</text:span> on</text:p>
            </table:table-cell>
            <table:table-cell table:style-name="Table67.B4" office:value-type="string">
              <text:p text:style-name="P80">:colo<text:span text:style-name="T62">rscheme</text:span> <text:span text:style-name="T62">blue</text:span></text:p>
            </table:table-cell>
          </table:table-row>
          <table:table-row>
            <table:table-cell table:style-name="Table67.A4" office:value-type="string">
              <text:p text:style-name="P177"><text:span text:style-name="Source_20_Text"><text:span text:style-name="T266">:</text:span></text:span><text:span text:style-name="Source_20_Text">set </text:span><text:span text:style-name="Source_20_Text"><text:span text:style-name="T50">tabstop</text:span></text:span><text:span text:style-name="Source_20_Text">=</text:span><text:span text:style-name="Source_20_Text"><text:span text:style-name="T265">2</text:span></text:span></text:p>
            </table:table-cell>
            <table:table-cell table:style-name="Table67.B4" office:value-type="string">
              <text:p text:style-name="P156">:set <text:span text:style-name="T50">autoindent</text:span></text:p>
            </table:table-cell>
          </table:table-row>
        </table:table>
        <text:h text:style-name="P400" text:outline-level="3"/>
        <text:h text:style-name="P401" text:outline-level="3"><text:bookmark-start text:name="__RefHeading___Toc4792_1108654811"/>insert<text:bookmark-end text:name="__RefHeading___Toc4792_1108654811"/>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6">Esc <text:span text:style-name="T260">1</text:span>0 i <text:span text:style-name="T259">$</text:span> Esc</text:p>
            </table:table-cell>
            <table:table-cell table:style-name="Table68.B1" office:value-type="string">
              <text:p text:style-name="P265">$$$$$$$$$$</text:p>
            </table:table-cell>
          </table:table-row>
        </table:table>
        <text:h text:style-name="P407" text:outline-level="2"><text:span text:style-name="Source_20_Text"/></text:h>
        <text:h text:style-name="P407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row>
            <table:table-cell table:style-name="Table53.A1" table:number-columns-spanned="2" office:value-type="string">
              <text:p text:style-name="P43">ESC:q!</text:p>
            </table:table-cell>
            <table:covered-table-cell/>
            <table:table-cell table:style-name="Table53.C1" table:number-columns-spanned="6" office:value-type="string">
              <text:p text:style-name="P316">BLOODY QU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60">i</text:p>
            </table:table-cell>
            <table:table-cell table:style-name="Table53.A2" table:number-columns-spanned="4" office:value-type="string">
              <text:p text:style-name="P329">insert mod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5">ESC</text:p>
            </table:table-cell>
            <table:table-cell table:style-name="Table53.G2" table:number-columns-spanned="2" office:value-type="string">
              <text:p text:style-name="P303">normal mode</text:p>
            </table:table-cell>
            <table:covered-table-cell/>
          </table:table-row>
          <table:table-row>
            <table:table-cell table:style-name="Table53.A2" office:value-type="string">
              <text:p text:style-name="P66">:w</text:p>
            </table:table-cell>
            <table:table-cell table:style-name="Table53.A2" table:number-columns-spanned="4" office:value-type="string">
              <text:p text:style-name="P336">write<text:span text:style-name="T235"> (save)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3">:wq</text:p>
            </table:table-cell>
            <table:table-cell table:style-name="Table53.G2" table:number-columns-spanned="2" office:value-type="string">
              <text:p text:style-name="P332">save and exit</text:p>
            </table:table-cell>
            <table:covered-table-cell/>
          </table:table-row>
          <table:table-row>
            <table:table-cell table:style-name="Table53.A2" office:value-type="string">
              <text:p text:style-name="P67">:h</text:p>
            </table:table-cell>
            <table:table-cell table:style-name="Table53.A2" table:number-columns-spanned="4" office:value-type="string">
              <text:p text:style-name="P337">HALP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3"/>
            </table:table-cell>
            <table:table-cell table:style-name="Table53.G2" table:number-columns-spanned="2" office:value-type="string">
              <text:p text:style-name="P332"/>
            </table:table-cell>
            <table:covered-table-cell/>
          </table:table-row>
          <table:table-row>
            <table:table-cell table:style-name="Table53.A2" table:number-columns-spanned="5" office:value-type="string">
              <text:p text:style-name="P79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G2" table:number-columns-spanned="3" office:value-type="string">
              <text:p text:style-name="P247">write<text:span text:style-name="T262"> with sudo</text:span></text:p>
            </table:table-cell>
            <table:covered-table-cell/>
            <table:covered-table-cell/>
          </table:table-row>
          <table:table-row>
            <table:table-cell table:style-name="Table53.G2" table:number-columns-spanned="8" office:value-type="string">
              <text:p text:style-name="P54"><text:span text:style-name="T255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3">d</text:p>
            </table:table-cell>
            <table:table-cell table:style-name="Table53.A2" table:number-columns-spanned="4" office:value-type="string">
              <text:p text:style-name="P320">delet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3">y</text:p>
            </table:table-cell>
            <table:table-cell table:style-name="Table53.G2" table:number-columns-spanned="2" office:value-type="string">
              <text:p text:style-name="P320">copy</text:p>
            </table:table-cell>
            <table:covered-table-cell/>
          </table:table-row>
          <table:table-row>
            <table:table-cell table:style-name="Table53.A2" office:value-type="string">
              <text:p text:style-name="P61">dd</text:p>
            </table:table-cell>
            <table:table-cell table:style-name="Table53.A2" table:number-columns-spanned="4" office:value-type="string">
              <text:p text:style-name="P330">delete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5">yy</text:p>
            </table:table-cell>
            <table:table-cell table:style-name="Table53.G2" table:number-columns-spanned="2" office:value-type="string">
              <text:p text:style-name="P334">copy line</text:p>
            </table:table-cell>
            <table:covered-table-cell/>
          </table:table-row>
          <table:table-row>
            <table:table-cell table:style-name="Table53.A2" office:value-type="string">
              <text:p text:style-name="P55">x</text:p>
            </table:table-cell>
            <table:table-cell table:style-name="Table53.A2" table:number-columns-spanned="4" office:value-type="string">
              <text:p text:style-name="P325">delete <text:span text:style-name="T254">char</text:span></text:p>
            </table:table-cell>
            <table:covered-table-cell/>
            <table:covered-table-cell/>
            <table:covered-table-cell/>
            <table:table-cell table:style-name="Table53.F9" table:number-rows-spanned="2" office:value-type="string">
              <text:p text:style-name="P57">p</text:p>
            </table:table-cell>
            <table:table-cell table:style-name="Table53.G2" table:number-rows-spanned="2" table:number-columns-spanned="2" office:value-type="string">
              <text:p text:style-name="P327">paste (also the last deletion)</text:p>
            </table:table-cell>
            <table:covered-table-cell/>
          </table:table-row>
          <table:table-row>
            <table:table-cell table:style-name="Table53.A2" office:value-type="string">
              <text:p text:style-name="P64">dw</text:p>
            </table:table-cell>
            <table:table-cell table:style-name="Table53.A2" table:number-columns-spanned="4" office:value-type="string">
              <text:p text:style-name="P333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8">u</text:p>
            </table:table-cell>
            <table:table-cell table:style-name="Table53.A2" table:number-columns-spanned="4" office:value-type="string">
              <text:p text:style-name="P328">undo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3">U</text:p>
            </table:table-cell>
            <table:table-cell table:style-name="Table53.G2" table:number-columns-spanned="2" office:value-type="string">
              <text:p text:style-name="P332">undo line</text:p>
            </table:table-cell>
            <table:covered-table-cell/>
          </table:table-row>
          <table:table-row>
            <table:table-cell table:style-name="Table53.A2" office:value-type="string">
              <text:p text:style-name="P63"/>
            </table:table-cell>
            <table:table-cell table:style-name="Table53.A2" table:number-columns-spanned="4" office:value-type="string">
              <text:p text:style-name="P332"/>
            </table:table-cell>
            <table:covered-table-cell/>
            <table:covered-table-cell/>
            <table:covered-table-cell/>
            <table:table-cell table:style-name="Table53.A1" table:number-columns-spanned="2" office:value-type="string">
              <text:p text:style-name="P63">CTRL+R</text:p>
            </table:table-cell>
            <table:covered-table-cell/>
            <table:table-cell table:style-name="Table53.H12" office:value-type="string">
              <text:p text:style-name="P332">redo</text:p>
            </table:table-cell>
          </table:table-row>
          <table:table-row>
            <table:table-cell table:style-name="Table53.G2" table:number-columns-spanned="8" office:value-type="string">
              <text:p text:style-name="P59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5">0</text:p>
            </table:table-cell>
            <table:table-cell table:style-name="Table53.A2" table:number-columns-spanned="4" office:value-type="string">
              <text:p text:style-name="P303"><text:span text:style-name="T50">b</text:span>egin<text:span text:style-name="T253"> </text:span><text:span text:style-name="T56">o</text:span><text:span text:style-name="T253">f </text:span><text:span text:style-name="T56">l</text:span><text:span text:style-name="T253">ine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5">$</text:p>
            </table:table-cell>
            <table:table-cell table:style-name="Table53.G2" table:number-columns-spanned="2" office:value-type="string">
              <text:p text:style-name="P303"><text:span text:style-name="T50">e</text:span>nd<text:span text:style-name="T234"> </text:span><text:span text:style-name="T57">o</text:span><text:span text:style-name="T234">f </text:span><text:span text:style-name="T57">l</text:span><text:span text:style-name="T234">ine</text:span></text:p>
            </table:table-cell>
            <table:covered-table-cell/>
          </table:table-row>
          <table:table-row>
            <table:table-cell table:style-name="Table53.A2" office:value-type="string">
              <text:p text:style-name="P56">I</text:p>
            </table:table-cell>
            <table:table-cell table:style-name="Table53.A2" table:number-columns-spanned="4" office:value-type="string">
              <text:p text:style-name="P326">insert in bol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6">A</text:p>
            </table:table-cell>
            <table:table-cell table:style-name="Table53.G2" table:number-columns-spanned="2" office:value-type="string">
              <text:p text:style-name="P326">insert in eol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6">ctrl+ F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04">next page</text:p>
            </table:table-cell>
            <table:covered-table-cell/>
            <table:table-cell table:style-name="Table53.A2" office:value-type="string">
              <text:p text:style-name="P47"><text:span text:style-name="T62">xx</text:span>G</text:p>
            </table:table-cell>
            <table:table-cell table:style-name="Table53.G2" table:number-columns-spanned="2" office:value-type="string">
              <text:p text:style-name="P305">go to line xx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6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04">prev page</text:p>
            </table:table-cell>
            <table:covered-table-cell/>
            <table:table-cell table:style-name="Table53.A2" office:value-type="string">
              <text:p text:style-name="P74">gg</text:p>
            </table:table-cell>
            <table:table-cell table:style-name="Table53.G2" table:number-columns-spanned="2" office:value-type="string">
              <text:p text:style-name="P342">go to first line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74"/>
            </table:table-cell>
            <table:covered-table-cell/>
            <table:covered-table-cell/>
            <table:table-cell table:style-name="Table53.A2" table:number-columns-spanned="2" office:value-type="string">
              <text:p text:style-name="P342"/>
            </table:table-cell>
            <table:covered-table-cell/>
            <table:table-cell table:style-name="Table53.A2" office:value-type="string">
              <text:p text:style-name="P47">G</text:p>
            </table:table-cell>
            <table:table-cell table:style-name="Table53.G2" table:number-columns-spanned="2" office:value-type="string">
              <text:p text:style-name="P305">go to last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3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3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43">star select</text:p>
            </table:table-cell>
            <table:covered-table-cell/>
            <table:table-cell table:style-name="Table53.A2" office:value-type="string">
              <text:p text:style-name="P53">gv</text:p>
            </table:table-cell>
            <table:table-cell table:style-name="Table53.G2" table:number-columns-spanned="2" office:value-type="string">
              <text:p text:style-name="P320">reselect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3"/>
            </table:table-cell>
            <table:covered-table-cell/>
            <table:covered-table-cell/>
            <table:table-cell table:style-name="Table53.A2" table:number-columns-spanned="2" office:value-type="string">
              <text:p text:style-name="P320"/>
            </table:table-cell>
            <table:covered-table-cell/>
            <table:table-cell table:style-name="Table53.A2" office:value-type="string">
              <text:p text:style-name="P75">v10j</text:p>
            </table:table-cell>
            <table:table-cell table:style-name="Table53.G2" table:number-columns-spanned="2" office:value-type="string">
              <text:p text:style-name="P344">select 10rows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3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20">column</text:p>
            </table:table-cell>
            <table:covered-table-cell/>
            <table:table-cell table:style-name="Table53.A2" office:value-type="string">
              <text:p text:style-name="P53">V</text:p>
            </table:table-cell>
            <table:table-cell table:style-name="Table53.G2" table:number-columns-spanned="2" office:value-type="string">
              <text:p text:style-name="P320">entire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9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2">/<text:span text:style-name="T62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31">search</text:p>
            </table:table-cell>
            <table:table-cell table:style-name="Table53.A2" office:value-type="string">
              <text:p text:style-name="P62">n</text:p>
            </table:table-cell>
            <table:table-cell table:style-name="Table53.G2" table:number-columns-spanned="2" office:value-type="string">
              <text:p text:style-name="P331">next match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3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3">:center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3">!sort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3"/>
            </table:table-cell>
            <table:covered-table-cell/>
          </table:table-row>
        </table:table>
        <text:h text:style-name="P396" text:outline-level="3"/>
        <table:table table:name="Table63" table:style-name="Table63">
          <table:table-column table:style-name="Table63.A"/>
          <table:table-column table:style-name="Table63.B"/>
          <table:table-column table:style-name="Table63.C"/>
          <table:table-column table:style-name="Table63.D"/>
          <table:table-row>
            <table:table-cell table:style-name="Table63.A1" table:number-columns-spanned="4" office:value-type="string">
              <text:p text:style-name="P68">programming EDIT</text:p>
            </table:table-cell>
            <table:covered-table-cell/>
            <table:covered-table-cell/>
            <table:covered-table-cell/>
          </table:table-row>
          <table:table-row>
            <table:table-cell table:style-name="Table63.A2" office:value-type="string">
              <text:p text:style-name="P68">&gt;&gt;</text:p>
            </table:table-cell>
            <table:table-cell table:style-name="Table63.A2" office:value-type="string">
              <text:p text:style-name="P338">indent line</text:p>
            </table:table-cell>
            <table:table-cell table:style-name="Table63.A2" office:value-type="string">
              <text:p text:style-name="P69">&lt;&lt;</text:p>
            </table:table-cell>
            <table:table-cell table:style-name="Table63.D2" office:value-type="string">
              <text:p text:style-name="P339">de-indent</text:p>
            </table:table-cell>
          </table:table-row>
          <table:table-row>
            <table:table-cell table:style-name="Table63.A2" office:value-type="string">
              <text:p text:style-name="P68">3&gt;&gt;</text:p>
            </table:table-cell>
            <table:table-cell table:style-name="Table63.A2" office:value-type="string">
              <text:p text:style-name="P338">indent 3 lines</text:p>
            </table:table-cell>
            <table:table-cell table:style-name="Table63.A2" office:value-type="string">
              <text:p text:style-name="P69">2&lt;&lt;</text:p>
            </table:table-cell>
            <table:table-cell table:style-name="Table63.D2" office:value-type="string">
              <text:p text:style-name="P339">de-indent 2 lines</text:p>
            </table:table-cell>
          </table:table-row>
        </table:table>
        <text:h text:style-name="P382" text:outline-level="2"><text:bookmark-start text:name="__RefHeading___Toc3026_174597556"/><text:soft-page-break/>Li<text:span text:style-name="T194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97">/</text:p>
            </table:table-cell>
            <table:covered-table-cell/>
            <table:table-cell table:style-name="Table33.C1" table:number-columns-spanned="7" office:value-type="string">
              <text:p text:style-name="P283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97">/boot</text:p>
            </table:table-cell>
            <table:covered-table-cell/>
            <table:table-cell table:style-name="Table33.C2" table:number-columns-spanned="7" office:value-type="string">
              <text:p text:style-name="P283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97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05"><text:span text:style-name="Teletype"/></text:p>
            </table:table-cell>
            <table:table-cell table:style-name="Table33.C1" table:number-columns-spanned="3" office:value-type="string">
              <text:p text:style-name="P105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29">the<text:span text:style-name="T200"> </text:span>essential<text:span text:style-name="T201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8"><text:s/>for each user. <text:span text:style-name="T195">H</text:span>ere <text:span text:style-name="T195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06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0">contains a table<text:span text:style-name="T202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7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6">lists the network<text:span text:style-name="T202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7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0">contains the <text:s/>scripts<text:span text:style-name="T195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8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99">/var</text:p>
            </table:table-cell>
            <table:covered-table-cell/>
            <table:table-cell table:style-name="Table33.C2" table:number-columns-spanned="7" office:value-type="string">
              <text:p text:style-name="P253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100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48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100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34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34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5">/lib</text:p>
            </table:table-cell>
            <table:covered-table-cell/>
            <table:table-cell table:style-name="Table33.C2" table:number-columns-spanned="7" office:value-type="string">
              <text:p text:style-name="P317"><text:span text:style-name="T197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49">/home</text:p>
            </table:table-cell>
            <table:covered-table-cell/>
            <table:table-cell table:style-name="Table33.C2" table:number-columns-spanned="7" office:value-type="string">
              <text:p text:style-name="P288"><text:span text:style-name="T197">here</text:span> users keep their personal work</text:p>
              <text:p text:style-name="P317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7">/tmp</text:p>
            </table:table-cell>
            <table:covered-table-cell/>
            <table:table-cell table:style-name="Table33.C2" table:number-columns-spanned="7" office:value-type="string">
              <text:p text:style-name="P288"><text:span text:style-name="T198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37"><text:span text:style-name="Teletype"><text:span text:style-name="T24">/usr</text:span></text:span><text:span text:style-name="Teletype"><text:span text:style-name="T21"> </text:span></text:span><text:span text:style-name="Teletype"><text:span text:style-name="T86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50">/bin</text:span></text:span></text:p>
              <text:p text:style-name="Preformatted_20_Text"><text:span text:style-name="Teletype"><text:span text:style-name="T50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7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37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98">/usr/sbin</text:p>
            </table:table-cell>
            <table:covered-table-cell/>
            <table:table-cell table:style-name="Table33.C2" table:number-columns-spanned="7" office:value-type="string">
              <text:p text:style-name="P284">contain programs for system administrat<text:span text:style-name="T203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8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38">Support files<text:span text:style-name="T204"> for the</text:span></text:p>
              <text:p text:style-name="P227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31">Dictionaries<text:span text:style-name="T204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08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6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32"><text:span text:style-name="T148">Various</text:span><text:span text:style-name="T150"> documentat</text:span><text:span text:style-name="T151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32">The man<text:span text:style-name="T196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09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33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7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10">/usr/local</text:p>
            </table:table-cell>
            <table:covered-table-cell/>
            <table:table-cell table:style-name="Table33.E4" table:number-columns-spanned="6" office:value-type="string">
              <text:p text:style-name="P233">used for the<text:span text:style-name="T205"> <text:s/></text:span><text:span text:style-name="T152">install</text:span><text:span text:style-name="T153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27"><text:span text:style-name="T148"><text:s/>software and other files for use on the local machine. What this really means is that software that is not part of the official distribution (which usually goes in </text:span><text:span text:style-name="Teletype"><text:span text:style-name="T27">/usr/bin</text:span></text:span><text:span text:style-name="T148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101">/root</text:p>
            </table:table-cell>
            <table:covered-table-cell/>
            <table:table-cell table:style-name="Table33.C2" table:number-columns-spanned="7" office:value-type="string">
              <text:p text:style-name="P288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2">/dev</text:p>
            </table:table-cell>
            <table:covered-table-cell/>
            <table:table-cell table:style-name="Table33.C2" table:number-columns-spanned="7" office:value-type="string">
              <text:p text:style-name="P285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86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87">is the <text:span text:style-name="T206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2">/proc</text:p>
            </table:table-cell>
            <table:covered-table-cell/>
            <table:table-cell table:style-name="Table33.C35" table:number-columns-spanned="7" office:value-type="string">
              <text:p text:style-name="P289">is also special<text:span text:style-name="T199">, i</text:span>t is entirely virtual</text:p>
              <text:p text:style-name="P289">contains little peep holes into the kernel itself. There are a group of numbered entries in this directory that correspond to all the processes running on the system. In addition, there are a number of named entries that permit access <text:span text:style-name="T148">to the current </text:span><text:span text:style-name="T149">system </text:span><text:span text:style-name="T148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90">cpu info</text:p>
            </table:table-cell>
          </table:table-row>
          <table:table-row>
            <table:table-cell table:style-name="Table33.A2" table:number-columns-spanned="2" office:value-type="string">
              <text:p text:style-name="P104">/media</text:p>
              <text:p text:style-name="P103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Arial, Helvetica, sans-serif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5"><draw:image xlink:href="Pictures/1000020100000258000002587BAE13EA4B32C922.png" xlink:type="simple" xlink:show="embed" xlink:actuate="onLoad"/></draw:frame></text:span><text:span text:style-name="MT1"> </text:span><text:tab/><text:span text:style-name="MT1">print6</text:span><text:tab/><text:span text:style-name="MT2">v0.6.6 <text:tab/></text:span><text:span text:style-name="MT2"><text:page-number text:select-page="current">13</text:page-number></text:span><text:span text:style-name="MT2">/</text:span><text:span text:style-name="MT2"><text:page-count>15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8-02-04T18:14:36.085606362</dc:date>
    <meta:editing-duration>P5DT23H49M38S</meta:editing-duration>
    <meta:editing-cycles>517</meta:editing-cycles>
    <meta:generator>LibreOffice/5.2.7.2$Linux_X86_64 LibreOffice_project/20m0$Build-2</meta:generator>
    <meta:document-statistic meta:table-count="74" meta:image-count="3" meta:object-count="0" meta:page-count="15" meta:paragraph-count="912" meta:word-count="3416" meta:character-count="19792" meta:non-whitespace-character-count="17055"/>
  </office:meta>
</office:document-meta>
</file>